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opsift_flops_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PI Call ID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FADD.avg [inst]</text:p>
          </table:table-cell>
          <table:table-cell office:value-type="string" calcext:value-type="string">
            <text:p>FADD.max [inst]</text:p>
          </table:table-cell>
          <table:table-cell office:value-type="string" calcext:value-type="string">
            <text:p>FADD.min [inst]</text:p>
          </table:table-cell>
          <table:table-cell office:value-type="string" calcext:value-type="string">
            <text:p>FADD.sum [inst]</text:p>
          </table:table-cell>
          <table:table-cell office:value-type="string" calcext:value-type="string">
            <text:p>FFMA.avg [inst]</text:p>
          </table:table-cell>
          <table:table-cell office:value-type="string" calcext:value-type="string">
            <text:p>FFMA.max [inst]</text:p>
          </table:table-cell>
          <table:table-cell office:value-type="string" calcext:value-type="string">
            <text:p>FFMA.min [inst]</text:p>
          </table:table-cell>
          <table:table-cell office:value-type="string" calcext:value-type="string">
            <text:p>FFMA.sum [inst]</text:p>
          </table:table-cell>
          <table:table-cell office:value-type="string" calcext:value-type="string">
            <text:p>FMUL.avg [inst]</text:p>
          </table:table-cell>
          <table:table-cell office:value-type="string" calcext:value-type="string">
            <text:p>FMUL.max [inst]</text:p>
          </table:table-cell>
          <table:table-cell office:value-type="string" calcext:value-type="string">
            <text:p>FMUL.min [inst]</text:p>
          </table:table-cell>
          <table:table-cell office:value-type="string" calcext:value-type="string">
            <text:p>FMUL.sum [inst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5-Nov-03 14:44:38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horiz</text:p>
          </table:table-cell>
          <table:table-cell office:value-type="float" office:value="768000" calcext:value-type="float">
            <text:p>768000</text:p>
          </table:table-cell>
          <table:table-cell office:value-type="float" office:value="799360" calcext:value-type="float">
            <text:p>799360</text:p>
          </table:table-cell>
          <table:table-cell office:value-type="float" office:value="714880" calcext:value-type="float">
            <text:p>714880</text:p>
          </table:table-cell>
          <table:table-cell office:value-type="float" office:value="24576000" calcext:value-type="float">
            <text:p>24576000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78496" calcext:value-type="float">
            <text:p>1878496</text:p>
          </table:table-cell>
          <table:table-cell office:value-type="float" office:value="1679968" calcext:value-type="float">
            <text:p>1679968</text:p>
          </table:table-cell>
          <table:table-cell office:value-type="float" office:value="57753600" calcext:value-type="float">
            <text:p>57753600</text:p>
          </table:table-cell>
          <table:table-cell office:value-type="float" office:value="38400" calcext:value-type="float">
            <text:p>38400</text:p>
          </table:table-cell>
          <table:table-cell office:value-type="float" office:value="39968" calcext:value-type="float">
            <text:p>39968</text:p>
          </table:table-cell>
          <table:table-cell office:value-type="float" office:value="35744" calcext:value-type="float">
            <text:p>35744</text:p>
          </table:table-cell>
          <table:table-cell office:value-type="float" office:value="1228800" calcext:value-type="float">
            <text:p>1228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5-Nov-03 14:44:40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vert</text:p>
          </table:table-cell>
          <table:table-cell office:value-type="float" office:value="537600" calcext:value-type="float">
            <text:p>537600</text:p>
          </table:table-cell>
          <table:table-cell office:value-type="float" office:value="570752" calcext:value-type="float">
            <text:p>570752</text:p>
          </table:table-cell>
          <table:table-cell office:value-type="float" office:value="498624" calcext:value-type="float">
            <text:p>498624</text:p>
          </table:table-cell>
          <table:table-cell office:value-type="float" office:value="17203200" calcext:value-type="float">
            <text:p>17203200</text:p>
          </table:table-cell>
          <table:table-cell office:value-type="float" office:value="499200" calcext:value-type="float">
            <text:p>499200</text:p>
          </table:table-cell>
          <table:table-cell office:value-type="float" office:value="529984" calcext:value-type="float">
            <text:p>529984</text:p>
          </table:table-cell>
          <table:table-cell office:value-type="float" office:value="463008" calcext:value-type="float">
            <text:p>463008</text:p>
          </table:table-cell>
          <table:table-cell office:value-type="float" office:value="15974400" calcext:value-type="float">
            <text:p>15974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-Nov-03 14:44:4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oriz</text:p>
          </table:table-cell>
          <table:table-cell office:value-type="float" office:value="384000" calcext:value-type="float">
            <text:p>384000</text:p>
          </table:table-cell>
          <table:table-cell office:value-type="float" office:value="396160" calcext:value-type="float">
            <text:p>396160</text:p>
          </table:table-cell>
          <table:table-cell office:value-type="float" office:value="362880" calcext:value-type="float">
            <text:p>362880</text:p>
          </table:table-cell>
          <table:table-cell office:value-type="float" office:value="12288000" calcext:value-type="float">
            <text:p>12288000</text:p>
          </table:table-cell>
          <table:table-cell office:value-type="float" office:value="268800" calcext:value-type="float">
            <text:p>268800</text:p>
          </table:table-cell>
          <table:table-cell office:value-type="float" office:value="277312" calcext:value-type="float">
            <text:p>277312</text:p>
          </table:table-cell>
          <table:table-cell office:value-type="float" office:value="254016" calcext:value-type="float">
            <text:p>254016</text:p>
          </table:table-cell>
          <table:table-cell office:value-type="float" office:value="8601600" calcext:value-type="float">
            <text:p>8601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-Nov-03 14:44:4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vert</text:p>
          </table:table-cell>
          <table:table-cell office:value-type="float" office:value="537600" calcext:value-type="float">
            <text:p>537600</text:p>
          </table:table-cell>
          <table:table-cell office:value-type="float" office:value="571200" calcext:value-type="float">
            <text:p>571200</text:p>
          </table:table-cell>
          <table:table-cell office:value-type="float" office:value="499072" calcext:value-type="float">
            <text:p>499072</text:p>
          </table:table-cell>
          <table:table-cell office:value-type="float" office:value="17203200" calcext:value-type="float">
            <text:p>17203200</text:p>
          </table:table-cell>
          <table:table-cell office:value-type="float" office:value="499200" calcext:value-type="float">
            <text:p>499200</text:p>
          </table:table-cell>
          <table:table-cell office:value-type="float" office:value="530400" calcext:value-type="float">
            <text:p>530400</text:p>
          </table:table-cell>
          <table:table-cell office:value-type="float" office:value="463424" calcext:value-type="float">
            <text:p>463424</text:p>
          </table:table-cell>
          <table:table-cell office:value-type="float" office:value="15974400" calcext:value-type="float">
            <text:p>15974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-Nov-03 14:44:44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oriz</text:p>
          </table:table-cell>
          <table:table-cell office:value-type="float" office:value="460800" calcext:value-type="float">
            <text:p>460800</text:p>
          </table:table-cell>
          <table:table-cell office:value-type="float" office:value="474624" calcext:value-type="float">
            <text:p>474624</text:p>
          </table:table-cell>
          <table:table-cell office:value-type="float" office:value="436224" calcext:value-type="float">
            <text:p>436224</text:p>
          </table:table-cell>
          <table:table-cell office:value-type="float" office:value="14745600" calcext:value-type="float">
            <text:p>14745600</text:p>
          </table:table-cell>
          <table:table-cell office:value-type="float" office:value="345600" calcext:value-type="float">
            <text:p>345600</text:p>
          </table:table-cell>
          <table:table-cell office:value-type="float" office:value="355968" calcext:value-type="float">
            <text:p>355968</text:p>
          </table:table-cell>
          <table:table-cell office:value-type="float" office:value="327168" calcext:value-type="float">
            <text:p>327168</text:p>
          </table:table-cell>
          <table:table-cell office:value-type="float" office:value="11059200" calcext:value-type="float">
            <text:p>11059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-Nov-03 14:44:4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vert</text:p>
          </table:table-cell>
          <table:table-cell office:value-type="float" office:value="691200" calcext:value-type="float">
            <text:p>691200</text:p>
          </table:table-cell>
          <table:table-cell office:value-type="float" office:value="733248" calcext:value-type="float">
            <text:p>733248</text:p>
          </table:table-cell>
          <table:table-cell office:value-type="float" office:value="643392" calcext:value-type="float">
            <text:p>643392</text:p>
          </table:table-cell>
          <table:table-cell office:value-type="float" office:value="22118400" calcext:value-type="float">
            <text:p>22118400</text:p>
          </table:table-cell>
          <table:table-cell office:value-type="float" office:value="652800" calcext:value-type="float">
            <text:p>652800</text:p>
          </table:table-cell>
          <table:table-cell office:value-type="float" office:value="692512" calcext:value-type="float">
            <text:p>692512</text:p>
          </table:table-cell>
          <table:table-cell office:value-type="float" office:value="607648" calcext:value-type="float">
            <text:p>607648</text:p>
          </table:table-cell>
          <table:table-cell office:value-type="float" office:value="20889600" calcext:value-type="float">
            <text:p>20889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5-Nov-03 14:44:46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horiz</text:p>
          </table:table-cell>
          <table:table-cell office:value-type="float" office:value="499200" calcext:value-type="float">
            <text:p>499200</text:p>
          </table:table-cell>
          <table:table-cell office:value-type="float" office:value="515008" calcext:value-type="float">
            <text:p>515008</text:p>
          </table:table-cell>
          <table:table-cell office:value-type="float" office:value="470912" calcext:value-type="float">
            <text:p>470912</text:p>
          </table:table-cell>
          <table:table-cell office:value-type="float" office:value="15974400" calcext:value-type="float">
            <text:p>159744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396160" calcext:value-type="float">
            <text:p>396160</text:p>
          </table:table-cell>
          <table:table-cell office:value-type="float" office:value="362240" calcext:value-type="float">
            <text:p>362240</text:p>
          </table:table-cell>
          <table:table-cell office:value-type="float" office:value="12288000" calcext:value-type="float">
            <text:p>12288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5-Nov-03 14:44:4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ert</text:p>
          </table:table-cell>
          <table:table-cell office:value-type="float" office:value="768000" calcext:value-type="float">
            <text:p>768000</text:p>
          </table:table-cell>
          <table:table-cell office:value-type="float" office:value="812800" calcext:value-type="float">
            <text:p>812800</text:p>
          </table:table-cell>
          <table:table-cell office:value-type="float" office:value="714880" calcext:value-type="float">
            <text:p>714880</text:p>
          </table:table-cell>
          <table:table-cell office:value-type="float" office:value="24576000" calcext:value-type="float">
            <text:p>24576000</text:p>
          </table:table-cell>
          <table:table-cell office:value-type="float" office:value="729600" calcext:value-type="float">
            <text:p>729600</text:p>
          </table:table-cell>
          <table:table-cell office:value-type="float" office:value="772160" calcext:value-type="float">
            <text:p>772160</text:p>
          </table:table-cell>
          <table:table-cell office:value-type="float" office:value="679136" calcext:value-type="float">
            <text:p>679136</text:p>
          </table:table-cell>
          <table:table-cell office:value-type="float" office:value="23347200" calcext:value-type="float">
            <text:p>23347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5-Nov-03 14:44:49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horiz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3280" calcext:value-type="float">
            <text:p>593280</text:p>
          </table:table-cell>
          <table:table-cell office:value-type="float" office:value="544320" calcext:value-type="float">
            <text:p>544320</text:p>
          </table:table-cell>
          <table:table-cell office:value-type="float" office:value="18432000" calcext:value-type="float">
            <text:p>18432000</text:p>
          </table:table-cell>
          <table:table-cell office:value-type="float" office:value="460800" calcext:value-type="float">
            <text:p>460800</text:p>
          </table:table-cell>
          <table:table-cell office:value-type="float" office:value="474624" calcext:value-type="float">
            <text:p>474624</text:p>
          </table:table-cell>
          <table:table-cell office:value-type="float" office:value="435456" calcext:value-type="float">
            <text:p>435456</text:p>
          </table:table-cell>
          <table:table-cell office:value-type="float" office:value="14745600" calcext:value-type="float">
            <text:p>14745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-Nov-03 14:44:5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ert</text:p>
          </table:table-cell>
          <table:table-cell office:value-type="float" office:value="921600" calcext:value-type="float">
            <text:p>921600</text:p>
          </table:table-cell>
          <table:table-cell office:value-type="float" office:value="975360" calcext:value-type="float">
            <text:p>975360</text:p>
          </table:table-cell>
          <table:table-cell office:value-type="float" office:value="855552" calcext:value-type="float">
            <text:p>855552</text:p>
          </table:table-cell>
          <table:table-cell office:value-type="float" office:value="29491200" calcext:value-type="float">
            <text:p>29491200</text:p>
          </table:table-cell>
          <table:table-cell office:value-type="float" office:value="883200" calcext:value-type="float">
            <text:p>883200</text:p>
          </table:table-cell>
          <table:table-cell office:value-type="float" office:value="934720" calcext:value-type="float">
            <text:p>934720</text:p>
          </table:table-cell>
          <table:table-cell office:value-type="float" office:value="819904" calcext:value-type="float">
            <text:p>819904</text:p>
          </table:table-cell>
          <table:table-cell office:value-type="float" office:value="28262400" calcext:value-type="float">
            <text:p>28262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5-Nov-03 14:44:5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horiz</text:p>
          </table:table-cell>
          <table:table-cell office:value-type="float" office:value="691200" calcext:value-type="float">
            <text:p>691200</text:p>
          </table:table-cell>
          <table:table-cell office:value-type="float" office:value="711936" calcext:value-type="float">
            <text:p>711936</text:p>
          </table:table-cell>
          <table:table-cell office:value-type="float" office:value="653184" calcext:value-type="float">
            <text:p>653184</text:p>
          </table:table-cell>
          <table:table-cell office:value-type="float" office:value="22118400" calcext:value-type="float">
            <text:p>22118400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3280" calcext:value-type="float">
            <text:p>593280</text:p>
          </table:table-cell>
          <table:table-cell office:value-type="float" office:value="544320" calcext:value-type="float">
            <text:p>544320</text:p>
          </table:table-cell>
          <table:table-cell office:value-type="float" office:value="18432000" calcext:value-type="float">
            <text:p>1843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-Nov-03 14:44:53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vert</text:p>
          </table:table-cell>
          <table:table-cell office:value-type="float" office:value="1152000" calcext:value-type="float">
            <text:p>1152000</text:p>
          </table:table-cell>
          <table:table-cell office:value-type="float" office:value="1215360" calcext:value-type="float">
            <text:p>1215360</text:p>
          </table:table-cell>
          <table:table-cell office:value-type="float" office:value="1073280" calcext:value-type="float">
            <text:p>1073280</text:p>
          </table:table-cell>
          <table:table-cell office:value-type="float" office:value="36864000" calcext:value-type="float">
            <text:p>36864000</text:p>
          </table:table-cell>
          <table:table-cell office:value-type="float" office:value="1113600" calcext:value-type="float">
            <text:p>1113600</text:p>
          </table:table-cell>
          <table:table-cell office:value-type="float" office:value="1174848" calcext:value-type="float">
            <text:p>1174848</text:p>
          </table:table-cell>
          <table:table-cell office:value-type="float" office:value="1037504" calcext:value-type="float">
            <text:p>1037504</text:p>
          </table:table-cell>
          <table:table-cell office:value-type="float" office:value="35635200" calcext:value-type="float">
            <text:p>35635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-Nov-03 14:44:5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get_by_2_pick_every_second</text:p>
          </table:table-cell>
          <table:table-cell office:value-type="float" office:value="19200" calcext:value-type="float">
            <text:p>19200</text:p>
          </table:table-cell>
          <table:table-cell office:value-type="float" office:value="20160" calcext:value-type="float">
            <text:p>20160</text:p>
          </table:table-cell>
          <table:table-cell office:value-type="float" office:value="18112" calcext:value-type="float">
            <text:p>18112</text:p>
          </table:table-cell>
          <table:table-cell office:value-type="float" office:value="614400" calcext:value-type="float">
            <text:p>614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-Nov-03 14:44:56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horiz</text:p>
          </table:table-cell>
          <table:table-cell office:value-type="float" office:value="96000" calcext:value-type="float">
            <text:p>96000</text:p>
          </table:table-cell>
          <table:table-cell office:value-type="float" office:value="99200" calcext:value-type="float">
            <text:p>99200</text:p>
          </table:table-cell>
          <table:table-cell office:value-type="float" office:value="90880" calcext:value-type="float">
            <text:p>90880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67200" calcext:value-type="float">
            <text:p>67200</text:p>
          </table:table-cell>
          <table:table-cell office:value-type="float" office:value="69440" calcext:value-type="float">
            <text:p>69440</text:p>
          </table:table-cell>
          <table:table-cell office:value-type="float" office:value="63616" calcext:value-type="float">
            <text:p>63616</text:p>
          </table:table-cell>
          <table:table-cell office:value-type="float" office:value="2150400" calcext:value-type="float">
            <text:p>2150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-Nov-03 14:44:57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vert</text:p>
          </table:table-cell>
          <table:table-cell office:value-type="float" office:value="143360" calcext:value-type="float">
            <text:p>143360</text:p>
          </table:table-cell>
          <table:table-cell office:value-type="float" office:value="151424" calcext:value-type="float">
            <text:p>151424</text:p>
          </table:table-cell>
          <table:table-cell office:value-type="float" office:value="133056" calcext:value-type="float">
            <text:p>133056</text:p>
          </table:table-cell>
          <table:table-cell office:value-type="float" office:value="4587520" calcext:value-type="float">
            <text:p>4587520</text:p>
          </table:table-cell>
          <table:table-cell office:value-type="float" office:value="133120" calcext:value-type="float">
            <text:p>133120</text:p>
          </table:table-cell>
          <table:table-cell office:value-type="float" office:value="140608" calcext:value-type="float">
            <text:p>140608</text:p>
          </table:table-cell>
          <table:table-cell office:value-type="float" office:value="123552" calcext:value-type="float">
            <text:p>123552</text:p>
          </table:table-cell>
          <table:table-cell office:value-type="float" office:value="4259840" calcext:value-type="float">
            <text:p>42598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-Nov-03 14:44:5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horiz</text:p>
          </table:table-cell>
          <table:table-cell office:value-type="float" office:value="115200" calcext:value-type="float">
            <text:p>115200</text:p>
          </table:table-cell>
          <table:table-cell office:value-type="float" office:value="119040" calcext:value-type="float">
            <text:p>119040</text:p>
          </table:table-cell>
          <table:table-cell office:value-type="float" office:value="109056" calcext:value-type="float">
            <text:p>109056</text:p>
          </table:table-cell>
          <table:table-cell office:value-type="float" office:value="3686400" calcext:value-type="float">
            <text:p>3686400</text:p>
          </table:table-cell>
          <table:table-cell office:value-type="float" office:value="86400" calcext:value-type="float">
            <text:p>86400</text:p>
          </table:table-cell>
          <table:table-cell office:value-type="float" office:value="89280" calcext:value-type="float">
            <text:p>89280</text:p>
          </table:table-cell>
          <table:table-cell office:value-type="float" office:value="81792" calcext:value-type="float">
            <text:p>81792</text:p>
          </table:table-cell>
          <table:table-cell office:value-type="float" office:value="2764800" calcext:value-type="float">
            <text:p>2764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-Nov-03 14:45:00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vert</text:p>
          </table:table-cell>
          <table:table-cell office:value-type="float" office:value="184320" calcext:value-type="float">
            <text:p>184320</text:p>
          </table:table-cell>
          <table:table-cell office:value-type="float" office:value="195840" calcext:value-type="float">
            <text:p>195840</text:p>
          </table:table-cell>
          <table:table-cell office:value-type="float" office:value="171072" calcext:value-type="float">
            <text:p>171072</text:p>
          </table:table-cell>
          <table:table-cell office:value-type="float" office:value="5898240" calcext:value-type="float">
            <text:p>5898240</text:p>
          </table:table-cell>
          <table:table-cell office:value-type="float" office:value="174080" calcext:value-type="float">
            <text:p>174080</text:p>
          </table:table-cell>
          <table:table-cell office:value-type="float" office:value="184960" calcext:value-type="float">
            <text:p>184960</text:p>
          </table:table-cell>
          <table:table-cell office:value-type="float" office:value="161568" calcext:value-type="float">
            <text:p>161568</text:p>
          </table:table-cell>
          <table:table-cell office:value-type="float" office:value="5570560" calcext:value-type="float">
            <text:p>55705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-Nov-03 14:45:0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horiz</text:p>
          </table:table-cell>
          <table:table-cell office:value-type="float" office:value="124800" calcext:value-type="float">
            <text:p>124800</text:p>
          </table:table-cell>
          <table:table-cell office:value-type="float" office:value="128960" calcext:value-type="float">
            <text:p>128960</text:p>
          </table:table-cell>
          <table:table-cell office:value-type="float" office:value="118144" calcext:value-type="float">
            <text:p>118144</text:p>
          </table:table-cell>
          <table:table-cell office:value-type="float" office:value="3993600" calcext:value-type="float">
            <text:p>3993600</text:p>
          </table:table-cell>
          <table:table-cell office:value-type="float" office:value="96000" calcext:value-type="float">
            <text:p>96000</text:p>
          </table:table-cell>
          <table:table-cell office:value-type="float" office:value="99200" calcext:value-type="float">
            <text:p>99200</text:p>
          </table:table-cell>
          <table:table-cell office:value-type="float" office:value="90880" calcext:value-type="float">
            <text:p>90880</text:p>
          </table:table-cell>
          <table:table-cell office:value-type="float" office:value="3072000" calcext:value-type="float">
            <text:p>307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5-Nov-03 14:45:0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vert</text:p>
          </table:table-cell>
          <table:table-cell office:value-type="float" office:value="204800" calcext:value-type="float">
            <text:p>204800</text:p>
          </table:table-cell>
          <table:table-cell office:value-type="float" office:value="217600" calcext:value-type="float">
            <text:p>217600</text:p>
          </table:table-cell>
          <table:table-cell office:value-type="float" office:value="190080" calcext:value-type="float">
            <text:p>190080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194560" calcext:value-type="float">
            <text:p>194560</text:p>
          </table:table-cell>
          <table:table-cell office:value-type="float" office:value="206720" calcext:value-type="float">
            <text:p>206720</text:p>
          </table:table-cell>
          <table:table-cell office:value-type="float" office:value="180576" calcext:value-type="float">
            <text:p>180576</text:p>
          </table:table-cell>
          <table:table-cell office:value-type="float" office:value="6225920" calcext:value-type="float">
            <text:p>62259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5-Nov-03 14:45:03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horiz</text:p>
          </table:table-cell>
          <table:table-cell office:value-type="float" office:value="144000" calcext:value-type="float">
            <text:p>144000</text:p>
          </table:table-cell>
          <table:table-cell office:value-type="float" office:value="148800" calcext:value-type="float">
            <text:p>148800</text:p>
          </table:table-cell>
          <table:table-cell office:value-type="float" office:value="136320" calcext:value-type="float">
            <text:p>136320</text:p>
          </table:table-cell>
          <table:table-cell office:value-type="float" office:value="4608000" calcext:value-type="float">
            <text:p>46080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119040" calcext:value-type="float">
            <text:p>119040</text:p>
          </table:table-cell>
          <table:table-cell office:value-type="float" office:value="109056" calcext:value-type="float">
            <text:p>109056</text:p>
          </table:table-cell>
          <table:table-cell office:value-type="float" office:value="3686400" calcext:value-type="float">
            <text:p>3686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5-Nov-03 14:45:0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ert</text:p>
          </table:table-cell>
          <table:table-cell office:value-type="float" office:value="245760" calcext:value-type="float">
            <text:p>245760</text:p>
          </table:table-cell>
          <table:table-cell office:value-type="float" office:value="261120" calcext:value-type="float">
            <text:p>261120</text:p>
          </table:table-cell>
          <table:table-cell office:value-type="float" office:value="228096" calcext:value-type="float">
            <text:p>228096</text:p>
          </table:table-cell>
          <table:table-cell office:value-type="float" office:value="7864320" calcext:value-type="float">
            <text:p>7864320</text:p>
          </table:table-cell>
          <table:table-cell office:value-type="float" office:value="235520" calcext:value-type="float">
            <text:p>235520</text:p>
          </table:table-cell>
          <table:table-cell office:value-type="float" office:value="250240" calcext:value-type="float">
            <text:p>250240</text:p>
          </table:table-cell>
          <table:table-cell office:value-type="float" office:value="218592" calcext:value-type="float">
            <text:p>218592</text:p>
          </table:table-cell>
          <table:table-cell office:value-type="float" office:value="7536640" calcext:value-type="float">
            <text:p>7536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5-Nov-03 14:45:06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horiz</text:p>
          </table:table-cell>
          <table:table-cell office:value-type="float" office:value="172800" calcext:value-type="float">
            <text:p>172800</text:p>
          </table:table-cell>
          <table:table-cell office:value-type="float" office:value="178560" calcext:value-type="float">
            <text:p>178560</text:p>
          </table:table-cell>
          <table:table-cell office:value-type="float" office:value="163584" calcext:value-type="float">
            <text:p>163584</text:p>
          </table:table-cell>
          <table:table-cell office:value-type="float" office:value="5529600" calcext:value-type="float">
            <text:p>55296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148800" calcext:value-type="float">
            <text:p>148800</text:p>
          </table:table-cell>
          <table:table-cell office:value-type="float" office:value="136320" calcext:value-type="float">
            <text:p>136320</text:p>
          </table:table-cell>
          <table:table-cell office:value-type="float" office:value="4608000" calcext:value-type="float">
            <text:p>4608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5-Nov-03 14:45:0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vert</text:p>
          </table:table-cell>
          <table:table-cell office:value-type="float" office:value="307200" calcext:value-type="float">
            <text:p>307200</text:p>
          </table:table-cell>
          <table:table-cell office:value-type="float" office:value="325440" calcext:value-type="float">
            <text:p>325440</text:p>
          </table:table-cell>
          <table:table-cell office:value-type="float" office:value="286080" calcext:value-type="float">
            <text:p>286080</text:p>
          </table:table-cell>
          <table:table-cell office:value-type="float" office:value="9830400" calcext:value-type="float">
            <text:p>9830400</text:p>
          </table:table-cell>
          <table:table-cell office:value-type="float" office:value="296960" calcext:value-type="float">
            <text:p>296960</text:p>
          </table:table-cell>
          <table:table-cell office:value-type="float" office:value="314592" calcext:value-type="float">
            <text:p>314592</text:p>
          </table:table-cell>
          <table:table-cell office:value-type="float" office:value="276544" calcext:value-type="float">
            <text:p>276544</text:p>
          </table:table-cell>
          <table:table-cell office:value-type="float" office:value="9502720" calcext:value-type="float">
            <text:p>95027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5-Nov-03 14:45:08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get_by_2_pick_every_second</text:p>
          </table:table-cell>
          <table:table-cell office:value-type="float" office:value="4800" calcext:value-type="float">
            <text:p>4800</text:p>
          </table:table-cell>
          <table:table-cell office:value-type="float" office:value="5056" calcext:value-type="float">
            <text:p>5056</text:p>
          </table:table-cell>
          <table:table-cell office:value-type="float" office:value="4480" calcext:value-type="float">
            <text:p>4480</text:p>
          </table:table-cell>
          <table:table-cell office:value-type="float" office:value="153600" calcext:value-type="float">
            <text:p>153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5-Nov-03 14:45:0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horiz</text:p>
          </table:table-cell>
          <table:table-cell office:value-type="float" office:value="25600" calcext:value-type="float">
            <text:p>25600</text:p>
          </table:table-cell>
          <table:table-cell office:value-type="float" office:value="26240" calcext:value-type="float">
            <text:p>26240</text:p>
          </table:table-cell>
          <table:table-cell office:value-type="float" office:value="24320" calcext:value-type="float">
            <text:p>24320</text:p>
          </table:table-cell>
          <table:table-cell office:value-type="float" office:value="819200" calcext:value-type="float">
            <text:p>819200</text:p>
          </table:table-cell>
          <table:table-cell office:value-type="float" office:value="17920" calcext:value-type="float">
            <text:p>17920</text:p>
          </table:table-cell>
          <table:table-cell office:value-type="float" office:value="18368" calcext:value-type="float">
            <text:p>18368</text:p>
          </table:table-cell>
          <table:table-cell office:value-type="float" office:value="17024" calcext:value-type="float">
            <text:p>17024</text:p>
          </table:table-cell>
          <table:table-cell office:value-type="float" office:value="573440" calcext:value-type="float">
            <text:p>5734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5-Nov-03 14:45:1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vert</text:p>
          </table:table-cell>
          <table:table-cell office:value-type="float" office:value="35840" calcext:value-type="float">
            <text:p>35840</text:p>
          </table:table-cell>
          <table:table-cell office:value-type="float" office:value="38080" calcext:value-type="float">
            <text:p>38080</text:p>
          </table:table-cell>
          <table:table-cell office:value-type="float" office:value="32704" calcext:value-type="float">
            <text:p>32704</text:p>
          </table:table-cell>
          <table:table-cell office:value-type="float" office:value="1146880" calcext:value-type="float">
            <text:p>1146880</text:p>
          </table:table-cell>
          <table:table-cell office:value-type="float" office:value="33280" calcext:value-type="float">
            <text:p>33280</text:p>
          </table:table-cell>
          <table:table-cell office:value-type="float" office:value="35360" calcext:value-type="float">
            <text:p>35360</text:p>
          </table:table-cell>
          <table:table-cell office:value-type="float" office:value="30368" calcext:value-type="float">
            <text:p>30368</text:p>
          </table:table-cell>
          <table:table-cell office:value-type="float" office:value="1064960" calcext:value-type="float">
            <text:p>10649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5-Nov-03 14:45:12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horiz</text:p>
          </table:table-cell>
          <table:table-cell office:value-type="float" office:value="30720" calcext:value-type="float">
            <text:p>30720</text:p>
          </table:table-cell>
          <table:table-cell office:value-type="float" office:value="31488" calcext:value-type="float">
            <text:p>31488</text:p>
          </table:table-cell>
          <table:table-cell office:value-type="float" office:value="29184" calcext:value-type="float">
            <text:p>29184</text:p>
          </table:table-cell>
          <table:table-cell office:value-type="float" office:value="983040" calcext:value-type="float">
            <text:p>983040</text:p>
          </table:table-cell>
          <table:table-cell office:value-type="float" office:value="23040" calcext:value-type="float">
            <text:p>23040</text:p>
          </table:table-cell>
          <table:table-cell office:value-type="float" office:value="23616" calcext:value-type="float">
            <text:p>23616</text:p>
          </table:table-cell>
          <table:table-cell office:value-type="float" office:value="21888" calcext:value-type="float">
            <text:p>21888</text:p>
          </table:table-cell>
          <table:table-cell office:value-type="float" office:value="737280" calcext:value-type="float">
            <text:p>737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5-Nov-03 14:45:13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vert</text:p>
          </table:table-cell>
          <table:table-cell office:value-type="float" office:value="46080" calcext:value-type="float">
            <text:p>46080</text:p>
          </table:table-cell>
          <table:table-cell office:value-type="float" office:value="48960" calcext:value-type="float">
            <text:p>48960</text:p>
          </table:table-cell>
          <table:table-cell office:value-type="float" office:value="42624" calcext:value-type="float">
            <text:p>42624</text:p>
          </table:table-cell>
          <table:table-cell office:value-type="float" office:value="1474560" calcext:value-type="float">
            <text:p>1474560</text:p>
          </table:table-cell>
          <table:table-cell office:value-type="float" office:value="43520" calcext:value-type="float">
            <text:p>43520</text:p>
          </table:table-cell>
          <table:table-cell office:value-type="float" office:value="46240" calcext:value-type="float">
            <text:p>46240</text:p>
          </table:table-cell>
          <table:table-cell office:value-type="float" office:value="40256" calcext:value-type="float">
            <text:p>40256</text:p>
          </table:table-cell>
          <table:table-cell office:value-type="float" office:value="1392640" calcext:value-type="float">
            <text:p>1392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5-Nov-03 14:45:14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horiz</text:p>
          </table:table-cell>
          <table:table-cell office:value-type="float" office:value="33280" calcext:value-type="float">
            <text:p>33280</text:p>
          </table:table-cell>
          <table:table-cell office:value-type="float" office:value="34112" calcext:value-type="float">
            <text:p>34112</text:p>
          </table:table-cell>
          <table:table-cell office:value-type="float" office:value="31616" calcext:value-type="float">
            <text:p>31616</text:p>
          </table:table-cell>
          <table:table-cell office:value-type="float" office:value="1064960" calcext:value-type="float">
            <text:p>1064960</text:p>
          </table:table-cell>
          <table:table-cell office:value-type="float" office:value="25600" calcext:value-type="float">
            <text:p>25600</text:p>
          </table:table-cell>
          <table:table-cell office:value-type="float" office:value="26240" calcext:value-type="float">
            <text:p>26240</text:p>
          </table:table-cell>
          <table:table-cell office:value-type="float" office:value="24320" calcext:value-type="float">
            <text:p>24320</text:p>
          </table:table-cell>
          <table:table-cell office:value-type="float" office:value="819200" calcext:value-type="float">
            <text:p>819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5-Nov-03 14:45:15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vert</text:p>
          </table:table-cell>
          <table:table-cell office:value-type="float" office:value="51200" calcext:value-type="float">
            <text:p>51200</text:p>
          </table:table-cell>
          <table:table-cell office:value-type="float" office:value="53120" calcext:value-type="float">
            <text:p>53120</text:p>
          </table:table-cell>
          <table:table-cell office:value-type="float" office:value="48000" calcext:value-type="float">
            <text:p>48000</text:p>
          </table:table-cell>
          <table:table-cell office:value-type="float" office:value="1638400" calcext:value-type="float">
            <text:p>1638400</text:p>
          </table:table-cell>
          <table:table-cell office:value-type="float" office:value="48640" calcext:value-type="float">
            <text:p>48640</text:p>
          </table:table-cell>
          <table:table-cell office:value-type="float" office:value="50464" calcext:value-type="float">
            <text:p>50464</text:p>
          </table:table-cell>
          <table:table-cell office:value-type="float" office:value="45600" calcext:value-type="float">
            <text:p>45600</text:p>
          </table:table-cell>
          <table:table-cell office:value-type="float" office:value="1556480" calcext:value-type="float">
            <text:p>15564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5-Nov-03 14:45:17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horiz</text:p>
          </table:table-cell>
          <table:table-cell office:value-type="float" office:value="38400" calcext:value-type="float">
            <text:p>38400</text:p>
          </table:table-cell>
          <table:table-cell office:value-type="float" office:value="39360" calcext:value-type="float">
            <text:p>39360</text:p>
          </table:table-cell>
          <table:table-cell office:value-type="float" office:value="36480" calcext:value-type="float">
            <text:p>3648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30720" calcext:value-type="float">
            <text:p>30720</text:p>
          </table:table-cell>
          <table:table-cell office:value-type="float" office:value="31488" calcext:value-type="float">
            <text:p>31488</text:p>
          </table:table-cell>
          <table:table-cell office:value-type="float" office:value="29184" calcext:value-type="float">
            <text:p>29184</text:p>
          </table:table-cell>
          <table:table-cell office:value-type="float" office:value="983040" calcext:value-type="float">
            <text:p>9830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5-Nov-03 14:45:18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vert</text:p>
          </table:table-cell>
          <table:table-cell office:value-type="float" office:value="61440" calcext:value-type="float">
            <text:p>61440</text:p>
          </table:table-cell>
          <table:table-cell office:value-type="float" office:value="64512" calcext:value-type="float">
            <text:p>64512</text:p>
          </table:table-cell>
          <table:table-cell office:value-type="float" office:value="56832" calcext:value-type="float">
            <text:p>56832</text:p>
          </table:table-cell>
          <table:table-cell office:value-type="float" office:value="1966080" calcext:value-type="float">
            <text:p>1966080</text:p>
          </table:table-cell>
          <table:table-cell office:value-type="float" office:value="58880" calcext:value-type="float">
            <text:p>58880</text:p>
          </table:table-cell>
          <table:table-cell office:value-type="float" office:value="61824" calcext:value-type="float">
            <text:p>61824</text:p>
          </table:table-cell>
          <table:table-cell office:value-type="float" office:value="54464" calcext:value-type="float">
            <text:p>54464</text:p>
          </table:table-cell>
          <table:table-cell office:value-type="float" office:value="1884160" calcext:value-type="float">
            <text:p>18841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5-Nov-03 14:45:19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horiz</text:p>
          </table:table-cell>
          <table:table-cell office:value-type="float" office:value="46080" calcext:value-type="float">
            <text:p>46080</text:p>
          </table:table-cell>
          <table:table-cell office:value-type="float" office:value="47232" calcext:value-type="float">
            <text:p>47232</text:p>
          </table:table-cell>
          <table:table-cell office:value-type="float" office:value="43776" calcext:value-type="float">
            <text:p>43776</text:p>
          </table:table-cell>
          <table:table-cell office:value-type="float" office:value="1474560" calcext:value-type="float">
            <text:p>1474560</text:p>
          </table:table-cell>
          <table:table-cell office:value-type="float" office:value="38400" calcext:value-type="float">
            <text:p>38400</text:p>
          </table:table-cell>
          <table:table-cell office:value-type="float" office:value="39360" calcext:value-type="float">
            <text:p>39360</text:p>
          </table:table-cell>
          <table:table-cell office:value-type="float" office:value="36480" calcext:value-type="float">
            <text:p>36480</text:p>
          </table:table-cell>
          <table:table-cell office:value-type="float" office:value="1228800" calcext:value-type="float">
            <text:p>1228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5-Nov-03 14:45:2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vert</text:p>
          </table:table-cell>
          <table:table-cell office:value-type="float" office:value="76800" calcext:value-type="float">
            <text:p>76800</text:p>
          </table:table-cell>
          <table:table-cell office:value-type="float" office:value="80640" calcext:value-type="float">
            <text:p>80640</text:p>
          </table:table-cell>
          <table:table-cell office:value-type="float" office:value="72000" calcext:value-type="float">
            <text:p>72000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74240" calcext:value-type="float">
            <text:p>74240</text:p>
          </table:table-cell>
          <table:table-cell office:value-type="float" office:value="77952" calcext:value-type="float">
            <text:p>77952</text:p>
          </table:table-cell>
          <table:table-cell office:value-type="float" office:value="69600" calcext:value-type="float">
            <text:p>69600</text:p>
          </table:table-cell>
          <table:table-cell office:value-type="float" office:value="2375680" calcext:value-type="float">
            <text:p>23756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5-Nov-03 14:45:2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get_by_2_pick_every_second</text:p>
          </table:table-cell>
          <table:table-cell office:value-type="float" office:value="1200" calcext:value-type="float">
            <text:p>1200</text:p>
          </table:table-cell>
          <table:table-cell office:value-type="float" office:value="1488" calcext:value-type="float">
            <text:p>1488</text:p>
          </table:table-cell>
          <table:table-cell office:value-type="float" office:value="928" calcext:value-type="float">
            <text:p>928</text:p>
          </table:table-cell>
          <table:table-cell office:value-type="float" office:value="38400" calcext:value-type="float">
            <text:p>38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5-Nov-03 14:45:23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6400" calcext:value-type="float">
            <text:p>6400</text:p>
          </table:table-cell>
          <table:table-cell office:value-type="float" office:value="204800" calcext:value-type="float">
            <text:p>204800</text:p>
          </table:table-cell>
          <table:table-cell table:number-columns-repeated="3" office:value-type="float" office:value="4480" calcext:value-type="float">
            <text:p>4480</text:p>
          </table:table-cell>
          <table:table-cell office:value-type="float" office:value="143360" calcext:value-type="float">
            <text:p>143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5-Nov-03 14:45:2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8960" calcext:value-type="float">
            <text:p>8960</text:p>
          </table:table-cell>
          <table:table-cell office:value-type="float" office:value="286720" calcext:value-type="float">
            <text:p>286720</text:p>
          </table:table-cell>
          <table:table-cell table:number-columns-repeated="3" office:value-type="float" office:value="8320" calcext:value-type="float">
            <text:p>8320</text:p>
          </table:table-cell>
          <table:table-cell office:value-type="float" office:value="266240" calcext:value-type="float">
            <text:p>266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5-Nov-03 14:45:2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7680" calcext:value-type="float">
            <text:p>7680</text:p>
          </table:table-cell>
          <table:table-cell office:value-type="float" office:value="245760" calcext:value-type="float">
            <text:p>245760</text:p>
          </table:table-cell>
          <table:table-cell table:number-columns-repeated="3" office:value-type="float" office:value="5760" calcext:value-type="float">
            <text:p>5760</text:p>
          </table:table-cell>
          <table:table-cell office:value-type="float" office:value="184320" calcext:value-type="float">
            <text:p>1843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5-Nov-03 14:45:26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vert</text:p>
          </table:table-cell>
          <table:table-cell office:value-type="float" office:value="11520" calcext:value-type="float">
            <text:p>11520</text:p>
          </table:table-cell>
          <table:table-cell office:value-type="float" office:value="12096" calcext:value-type="float">
            <text:p>12096</text:p>
          </table:table-cell>
          <table:table-cell office:value-type="float" office:value="10944" calcext:value-type="float">
            <text:p>10944</text:p>
          </table:table-cell>
          <table:table-cell office:value-type="float" office:value="368640" calcext:value-type="float">
            <text:p>368640</text:p>
          </table:table-cell>
          <table:table-cell office:value-type="float" office:value="10880" calcext:value-type="float">
            <text:p>10880</text:p>
          </table:table-cell>
          <table:table-cell office:value-type="float" office:value="11424" calcext:value-type="float">
            <text:p>11424</text:p>
          </table:table-cell>
          <table:table-cell office:value-type="float" office:value="10336" calcext:value-type="float">
            <text:p>10336</text:p>
          </table:table-cell>
          <table:table-cell office:value-type="float" office:value="348160" calcext:value-type="float">
            <text:p>3481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5-Nov-03 14:45:2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8320" calcext:value-type="float">
            <text:p>8320</text:p>
          </table:table-cell>
          <table:table-cell office:value-type="float" office:value="266240" calcext:value-type="float">
            <text:p>266240</text:p>
          </table:table-cell>
          <table:table-cell table:number-columns-repeated="3" office:value-type="float" office:value="6400" calcext:value-type="float">
            <text:p>6400</text:p>
          </table:table-cell>
          <table:table-cell office:value-type="float" office:value="204800" calcext:value-type="float">
            <text:p>204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5-Nov-03 14:45:29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12800" calcext:value-type="float">
            <text:p>12800</text:p>
          </table:table-cell>
          <table:table-cell office:value-type="float" office:value="409600" calcext:value-type="float">
            <text:p>409600</text:p>
          </table:table-cell>
          <table:table-cell table:number-columns-repeated="3" office:value-type="float" office:value="12160" calcext:value-type="float">
            <text:p>12160</text:p>
          </table:table-cell>
          <table:table-cell office:value-type="float" office:value="389120" calcext:value-type="float">
            <text:p>3891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5-Nov-03 14:45:30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9600" calcext:value-type="float">
            <text:p>9600</text:p>
          </table:table-cell>
          <table:table-cell office:value-type="float" office:value="307200" calcext:value-type="float">
            <text:p>307200</text:p>
          </table:table-cell>
          <table:table-cell table:number-columns-repeated="3" office:value-type="float" office:value="7680" calcext:value-type="float">
            <text:p>7680</text:p>
          </table:table-cell>
          <table:table-cell office:value-type="float" office:value="245760" calcext:value-type="float">
            <text:p>2457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5-Nov-03 14:45:3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15360" calcext:value-type="float">
            <text:p>15360</text:p>
          </table:table-cell>
          <table:table-cell office:value-type="float" office:value="491520" calcext:value-type="float">
            <text:p>491520</text:p>
          </table:table-cell>
          <table:table-cell table:number-columns-repeated="3" office:value-type="float" office:value="14720" calcext:value-type="float">
            <text:p>14720</text:p>
          </table:table-cell>
          <table:table-cell office:value-type="float" office:value="471040" calcext:value-type="float">
            <text:p>4710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5-Nov-03 14:45:32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11520" calcext:value-type="float">
            <text:p>11520</text:p>
          </table:table-cell>
          <table:table-cell office:value-type="float" office:value="368640" calcext:value-type="float">
            <text:p>368640</text:p>
          </table:table-cell>
          <table:table-cell table:number-columns-repeated="3" office:value-type="float" office:value="9600" calcext:value-type="float">
            <text:p>9600</text:p>
          </table:table-cell>
          <table:table-cell office:value-type="float" office:value="307200" calcext:value-type="float">
            <text:p>307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5-Nov-03 14:45:33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vert</text:p>
          </table:table-cell>
          <table:table-cell office:value-type="float" office:value="19200" calcext:value-type="float">
            <text:p>19200</text:p>
          </table:table-cell>
          <table:table-cell office:value-type="float" office:value="20160" calcext:value-type="float">
            <text:p>20160</text:p>
          </table:table-cell>
          <table:table-cell office:value-type="float" office:value="18240" calcext:value-type="float">
            <text:p>18240</text:p>
          </table:table-cell>
          <table:table-cell office:value-type="float" office:value="614400" calcext:value-type="float">
            <text:p>614400</text:p>
          </table:table-cell>
          <table:table-cell office:value-type="float" office:value="18560" calcext:value-type="float">
            <text:p>18560</text:p>
          </table:table-cell>
          <table:table-cell office:value-type="float" office:value="19488" calcext:value-type="float">
            <text:p>19488</text:p>
          </table:table-cell>
          <table:table-cell office:value-type="float" office:value="17632" calcext:value-type="float">
            <text:p>17632</text:p>
          </table:table-cell>
          <table:table-cell office:value-type="float" office:value="593920" calcext:value-type="float">
            <text:p>5939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5-Nov-03 14:45:34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get_by_2_pick_every_second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office:value-type="float" office:value="9600" calcext:value-type="float">
            <text:p>9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5-Nov-03 14:45:36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oriz</text:p>
          </table:table-cell>
          <table:table-cell office:value-type="float" office:value="1600" calcext:value-type="float">
            <text:p>1600</text:p>
          </table:table-cell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office:value-type="float" office:value="51200" calcext:value-type="float">
            <text:p>51200</text:p>
          </table:table-cell>
          <table:table-cell office:value-type="float" office:value="1120" calcext:value-type="float">
            <text:p>1120</text:p>
          </table:table-cell>
          <table:table-cell office:value-type="float" office:value="1344" calcext:value-type="float">
            <text:p>1344</text:p>
          </table:table-cell>
          <table:table-cell office:value-type="float" office:value="896" calcext:value-type="float">
            <text:p>896</text:p>
          </table:table-cell>
          <table:table-cell office:value-type="float" office:value="35840" calcext:value-type="float">
            <text:p>358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5-Nov-03 14:45:37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2240" calcext:value-type="float">
            <text:p>2240</text:p>
          </table:table-cell>
          <table:table-cell office:value-type="float" office:value="71680" calcext:value-type="float">
            <text:p>71680</text:p>
          </table:table-cell>
          <table:table-cell table:number-columns-repeated="3" office:value-type="float" office:value="2080" calcext:value-type="float">
            <text:p>2080</text:p>
          </table:table-cell>
          <table:table-cell office:value-type="float" office:value="66560" calcext:value-type="float">
            <text:p>665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5-Nov-03 14:45:38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oriz</text:p>
          </table:table-cell>
          <table:table-cell office:value-type="float" office:value="1920" calcext:value-type="float">
            <text:p>1920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office:value-type="float" office:value="61440" calcext:value-type="float">
            <text:p>61440</text:p>
          </table:table-cell>
          <table:table-cell office:value-type="float" office:value="1440" calcext:value-type="float">
            <text:p>1440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46080" calcext:value-type="float">
            <text:p>460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5-Nov-03 14:45:39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2880" calcext:value-type="float">
            <text:p>2880</text:p>
          </table:table-cell>
          <table:table-cell office:value-type="float" office:value="92160" calcext:value-type="float">
            <text:p>92160</text:p>
          </table:table-cell>
          <table:table-cell table:number-columns-repeated="3" office:value-type="float" office:value="2720" calcext:value-type="float">
            <text:p>2720</text:p>
          </table:table-cell>
          <table:table-cell office:value-type="float" office:value="87040" calcext:value-type="float">
            <text:p>870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5-Nov-03 14:45:4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horiz</text:p>
          </table:table-cell>
          <table:table-cell office:value-type="float" office:value="2080" calcext:value-type="float">
            <text:p>2080</text:p>
          </table:table-cell>
          <table:table-cell office:value-type="float" office:value="2496" calcext:value-type="float">
            <text:p>2496</text:p>
          </table:table-cell>
          <table:table-cell office:value-type="float" office:value="1664" calcext:value-type="float">
            <text:p>1664</text:p>
          </table:table-cell>
          <table:table-cell office:value-type="float" office:value="66560" calcext:value-type="float">
            <text:p>66560</text:p>
          </table:table-cell>
          <table:table-cell office:value-type="float" office:value="1600" calcext:value-type="float">
            <text:p>1600</text:p>
          </table:table-cell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office:value-type="float" office:value="51200" calcext:value-type="float">
            <text:p>51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5-Nov-03 14:45:41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102400" calcext:value-type="float">
            <text:p>102400</text:p>
          </table:table-cell>
          <table:table-cell table:number-columns-repeated="3" office:value-type="float" office:value="3040" calcext:value-type="float">
            <text:p>3040</text:p>
          </table:table-cell>
          <table:table-cell office:value-type="float" office:value="97280" calcext:value-type="float">
            <text:p>97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5-Nov-03 14:45:4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oriz</text:p>
          </table:table-cell>
          <table:table-cell office:value-type="float" office:value="2400" calcext:value-type="float">
            <text:p>2400</text:p>
          </table:table-cell>
          <table:table-cell office:value-type="float" office:value="2880" calcext:value-type="float">
            <text:p>2880</text:p>
          </table:table-cell>
          <table:table-cell office:value-type="float" office:value="1920" calcext:value-type="float">
            <text:p>1920</text:p>
          </table:table-cell>
          <table:table-cell office:value-type="float" office:value="76800" calcext:value-type="float">
            <text:p>76800</text:p>
          </table:table-cell>
          <table:table-cell office:value-type="float" office:value="1920" calcext:value-type="float">
            <text:p>1920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office:value-type="float" office:value="61440" calcext:value-type="float">
            <text:p>614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5-Nov-03 14:45:44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3840" calcext:value-type="float">
            <text:p>3840</text:p>
          </table:table-cell>
          <table:table-cell office:value-type="float" office:value="122880" calcext:value-type="float">
            <text:p>122880</text:p>
          </table:table-cell>
          <table:table-cell table:number-columns-repeated="3" office:value-type="float" office:value="3680" calcext:value-type="float">
            <text:p>3680</text:p>
          </table:table-cell>
          <table:table-cell office:value-type="float" office:value="117760" calcext:value-type="float">
            <text:p>1177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5-Nov-03 14:45:4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horiz</text:p>
          </table:table-cell>
          <table:table-cell office:value-type="float" office:value="2880" calcext:value-type="float">
            <text:p>2880</text:p>
          </table:table-cell>
          <table:table-cell office:value-type="float" office:value="3456" calcext:value-type="float">
            <text:p>3456</text:p>
          </table:table-cell>
          <table:table-cell office:value-type="float" office:value="2304" calcext:value-type="float">
            <text:p>2304</text:p>
          </table:table-cell>
          <table:table-cell office:value-type="float" office:value="92160" calcext:value-type="float">
            <text:p>92160</text:p>
          </table:table-cell>
          <table:table-cell office:value-type="float" office:value="2400" calcext:value-type="float">
            <text:p>2400</text:p>
          </table:table-cell>
          <table:table-cell office:value-type="float" office:value="2880" calcext:value-type="float">
            <text:p>2880</text:p>
          </table:table-cell>
          <table:table-cell office:value-type="float" office:value="1920" calcext:value-type="float">
            <text:p>1920</text:p>
          </table:table-cell>
          <table:table-cell office:value-type="float" office:value="76800" calcext:value-type="float">
            <text:p>76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5-Nov-03 14:45:46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4800" calcext:value-type="float">
            <text:p>4800</text:p>
          </table:table-cell>
          <table:table-cell office:value-type="float" office:value="153600" calcext:value-type="float">
            <text:p>153600</text:p>
          </table:table-cell>
          <table:table-cell table:number-columns-repeated="3" office:value-type="float" office:value="4640" calcext:value-type="float">
            <text:p>4640</text:p>
          </table:table-cell>
          <table:table-cell office:value-type="float" office:value="148480" calcext:value-type="float">
            <text:p>1484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5-Nov-03 14:45:4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get_by_2_pick_every_second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400" calcext:value-type="float">
            <text:p>2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5-Nov-03 14:45:48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horiz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office:value-type="float" office:value="280" calcext:value-type="float">
            <text:p>28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960" calcext:value-type="float">
            <text:p>89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5-Nov-03 14:45:5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vert</text:p>
          </table:table-cell>
          <table:table-cell office:value-type="float" office:value="1120" calcext:value-type="float">
            <text:p>1120</text:p>
          </table:table-cell>
          <table:table-cell office:value-type="float" office:value="1344" calcext:value-type="float">
            <text:p>1344</text:p>
          </table:table-cell>
          <table:table-cell office:value-type="float" office:value="896" calcext:value-type="float">
            <text:p>896</text:p>
          </table:table-cell>
          <table:table-cell office:value-type="float" office:value="35840" calcext:value-type="float">
            <text:p>35840</text:p>
          </table:table-cell>
          <table:table-cell office:value-type="float" office:value="1040" calcext:value-type="float">
            <text:p>1040</text:p>
          </table:table-cell>
          <table:table-cell office:value-type="float" office:value="1248" calcext:value-type="float">
            <text:p>1248</text:p>
          </table:table-cell>
          <table:table-cell office:value-type="float" office:value="832" calcext:value-type="float">
            <text:p>832</text:p>
          </table:table-cell>
          <table:table-cell office:value-type="float" office:value="33280" calcext:value-type="float">
            <text:p>33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5-Nov-03 14:45:51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horiz</text:p>
          </table:table-cell>
          <table:table-cell office:value-type="float" office:value="480" calcext:value-type="float">
            <text:p>48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360" calcext:value-type="float">
            <text:p>36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5-Nov-03 14:45:52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vert</text:p>
          </table:table-cell>
          <table:table-cell office:value-type="float" office:value="1440" calcext:value-type="float">
            <text:p>1440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46080" calcext:value-type="float">
            <text:p>46080</text:p>
          </table:table-cell>
          <table:table-cell office:value-type="float" office:value="1360" calcext:value-type="float">
            <text:p>1360</text:p>
          </table:table-cell>
          <table:table-cell office:value-type="float" office:value="1632" calcext:value-type="float">
            <text:p>1632</text:p>
          </table:table-cell>
          <table:table-cell office:value-type="float" office:value="1088" calcext:value-type="float">
            <text:p>1088</text:p>
          </table:table-cell>
          <table:table-cell office:value-type="float" office:value="43520" calcext:value-type="float">
            <text:p>43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5-Nov-03 14:45:5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horiz</text:p>
          </table:table-cell>
          <table:table-cell office:value-type="float" office:value="520" calcext:value-type="float">
            <text:p>52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16640" calcext:value-type="float">
            <text:p>16640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5-Nov-03 14:45:5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vert</text:p>
          </table:table-cell>
          <table:table-cell office:value-type="float" office:value="1600" calcext:value-type="float">
            <text:p>1600</text:p>
          </table:table-cell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office:value-type="float" office:value="51200" calcext:value-type="float">
            <text:p>51200</text:p>
          </table:table-cell>
          <table:table-cell office:value-type="float" office:value="1520" calcext:value-type="float">
            <text:p>1520</text:p>
          </table:table-cell>
          <table:table-cell office:value-type="float" office:value="1824" calcext:value-type="float">
            <text:p>1824</text:p>
          </table:table-cell>
          <table:table-cell office:value-type="float" office:value="1216" calcext:value-type="float">
            <text:p>1216</text:p>
          </table:table-cell>
          <table:table-cell office:value-type="float" office:value="48640" calcext:value-type="float">
            <text:p>48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5-Nov-03 14:45:55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horiz</text:p>
          </table:table-cell>
          <table:table-cell office:value-type="float" office:value="600" calcext:value-type="float">
            <text:p>60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office:value-type="float" office:value="480" calcext:value-type="float">
            <text:p>48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5-Nov-03 14:45:56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vert</text:p>
          </table:table-cell>
          <table:table-cell office:value-type="float" office:value="1920" calcext:value-type="float">
            <text:p>1920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office:value-type="float" office:value="61440" calcext:value-type="float">
            <text:p>61440</text:p>
          </table:table-cell>
          <table:table-cell office:value-type="float" office:value="1840" calcext:value-type="float">
            <text:p>1840</text:p>
          </table:table-cell>
          <table:table-cell office:value-type="float" office:value="2208" calcext:value-type="float">
            <text:p>2208</text:p>
          </table:table-cell>
          <table:table-cell office:value-type="float" office:value="1472" calcext:value-type="float">
            <text:p>1472</text:p>
          </table:table-cell>
          <table:table-cell office:value-type="float" office:value="58880" calcext:value-type="float">
            <text:p>588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5-Nov-03 14:45:58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horiz</text:p>
          </table:table-cell>
          <table:table-cell office:value-type="float" office:value="720" calcext:value-type="float">
            <text:p>72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float" office:value="600" calcext:value-type="float">
            <text:p>60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5-Nov-03 14:45:5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vert</text:p>
          </table:table-cell>
          <table:table-cell office:value-type="float" office:value="2400" calcext:value-type="float">
            <text:p>2400</text:p>
          </table:table-cell>
          <table:table-cell office:value-type="float" office:value="2880" calcext:value-type="float">
            <text:p>2880</text:p>
          </table:table-cell>
          <table:table-cell office:value-type="float" office:value="1920" calcext:value-type="float">
            <text:p>1920</text:p>
          </table:table-cell>
          <table:table-cell office:value-type="float" office:value="76800" calcext:value-type="float">
            <text:p>76800</text:p>
          </table:table-cell>
          <table:table-cell office:value-type="float" office:value="2320" calcext:value-type="float">
            <text:p>2320</text:p>
          </table:table-cell>
          <table:table-cell office:value-type="float" office:value="2784" calcext:value-type="float">
            <text:p>2784</text:p>
          </table:table-cell>
          <table:table-cell office:value-type="float" office:value="1856" calcext:value-type="float">
            <text:p>1856</text:p>
          </table:table-cell>
          <table:table-cell office:value-type="float" office:value="74240" calcext:value-type="float">
            <text:p>74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5-Nov-03 14:46:0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get_by_2_pick_every_second</text:p>
          </table:table-cell>
          <table:table-cell office:value-type="float" office:value="18.75" calcext:value-type="float">
            <text:p>18.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5-Nov-03 14:46:01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horiz</text:p>
          </table:table-cell>
          <table:table-cell office:value-type="float" office:value="240" calcext:value-type="float">
            <text:p>24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office:value-type="float" office:value="168" calcext:value-type="float">
            <text:p>16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5-Nov-03 14:46:02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vert</text:p>
          </table:table-cell>
          <table:table-cell office:value-type="float" office:value="560" calcext:value-type="float">
            <text:p>560</text:p>
          </table:table-cell>
          <table:table-cell office:value-type="float" office:value="896" calcext:value-type="float">
            <text:p>896</text:p>
          </table:table-cell>
          <table:table-cell office:value-type="float" office:value="448" calcext:value-type="float">
            <text:p>448</text:p>
          </table:table-cell>
          <table:table-cell office:value-type="float" office:value="17920" calcext:value-type="float">
            <text:p>17920</text:p>
          </table:table-cell>
          <table:table-cell office:value-type="float" office:value="520" calcext:value-type="float">
            <text:p>520</text:p>
          </table:table-cell>
          <table:table-cell office:value-type="float" office:value="832" calcext:value-type="float">
            <text:p>832</text:p>
          </table:table-cell>
          <table:table-cell office:value-type="float" office:value="416" calcext:value-type="float">
            <text:p>416</text:p>
          </table:table-cell>
          <table:table-cell office:value-type="float" office:value="16640" calcext:value-type="float">
            <text:p>16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5-Nov-03 14:46:03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oriz</text:p>
          </table:table-cell>
          <table:table-cell office:value-type="float" office:value="288" calcext:value-type="float">
            <text:p>288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216" calcext:value-type="float">
            <text:p>216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6912" calcext:value-type="float">
            <text:p>69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5-Nov-03 14:46:05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vert</text:p>
          </table:table-cell>
          <table:table-cell office:value-type="float" office:value="720" calcext:value-type="float">
            <text:p>720</text:p>
          </table:table-cell>
          <table:table-cell office:value-type="float" office:value="1152" calcext:value-type="float">
            <text:p>1152</text:p>
          </table:table-cell>
          <table:table-cell office:value-type="float" office:value="576" calcext:value-type="float">
            <text:p>576</text:p>
          </table:table-cell>
          <table:table-cell office:value-type="float" office:value="23040" calcext:value-type="float">
            <text:p>23040</text:p>
          </table:table-cell>
          <table:table-cell office:value-type="float" office:value="680" calcext:value-type="float">
            <text:p>680</text:p>
          </table:table-cell>
          <table:table-cell office:value-type="float" office:value="1088" calcext:value-type="float">
            <text:p>1088</text:p>
          </table:table-cell>
          <table:table-cell office:value-type="float" office:value="544" calcext:value-type="float">
            <text:p>544</text:p>
          </table:table-cell>
          <table:table-cell office:value-type="float" office:value="21760" calcext:value-type="float">
            <text:p>217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5-Nov-03 14:46:0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oriz</text:p>
          </table:table-cell>
          <table:table-cell office:value-type="float" office:value="312" calcext:value-type="float">
            <text:p>31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9984" calcext:value-type="float">
            <text:p>9984</text:p>
          </table:table-cell>
          <table:table-cell office:value-type="float" office:value="240" calcext:value-type="float">
            <text:p>24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5-Nov-03 14:46:07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vert</text:p>
          </table:table-cell>
          <table:table-cell office:value-type="float" office:value="800" calcext:value-type="float">
            <text:p>800</text:p>
          </table:table-cell>
          <table:table-cell office:value-type="float" office:value="1280" calcext:value-type="float">
            <text:p>1280</text:p>
          </table:table-cell>
          <table:table-cell office:value-type="float" office:value="640" calcext:value-type="float">
            <text:p>640</text:p>
          </table:table-cell>
          <table:table-cell office:value-type="float" office:value="25600" calcext:value-type="float">
            <text:p>25600</text:p>
          </table:table-cell>
          <table:table-cell office:value-type="float" office:value="760" calcext:value-type="float">
            <text:p>760</text:p>
          </table:table-cell>
          <table:table-cell office:value-type="float" office:value="1216" calcext:value-type="float">
            <text:p>1216</text:p>
          </table:table-cell>
          <table:table-cell office:value-type="float" office:value="608" calcext:value-type="float">
            <text:p>608</text:p>
          </table:table-cell>
          <table:table-cell office:value-type="float" office:value="24320" calcext:value-type="float">
            <text:p>243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5-Nov-03 14:46:0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horiz</text:p>
          </table:table-cell>
          <table:table-cell office:value-type="float" office:value="360" calcext:value-type="float">
            <text:p>36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 office:value-type="float" office:value="288" calcext:value-type="float">
            <text:p>288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5-Nov-03 14:46:09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ert</text:p>
          </table:table-cell>
          <table:table-cell office:value-type="float" office:value="960" calcext:value-type="float">
            <text:p>960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30720" calcext:value-type="float">
            <text:p>30720</text:p>
          </table:table-cell>
          <table:table-cell office:value-type="float" office:value="920" calcext:value-type="float">
            <text:p>920</text:p>
          </table:table-cell>
          <table:table-cell office:value-type="float" office:value="1472" calcext:value-type="float">
            <text:p>1472</text:p>
          </table:table-cell>
          <table:table-cell office:value-type="float" office:value="736" calcext:value-type="float">
            <text:p>736</text:p>
          </table:table-cell>
          <table:table-cell office:value-type="float" office:value="29440" calcext:value-type="float">
            <text:p>294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5-Nov-03 14:46: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horiz</text:p>
          </table:table-cell>
          <table:table-cell office:value-type="float" office:value="432" calcext:value-type="float">
            <text:p>432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3824" calcext:value-type="float">
            <text:p>13824</text:p>
          </table:table-cell>
          <table:table-cell office:value-type="float" office:value="360" calcext:value-type="float">
            <text:p>36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5-Nov-03 14:46:12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vert</text:p>
          </table:table-cell>
          <table:table-cell office:value-type="float" office:value="1200" calcext:value-type="float">
            <text:p>1200</text:p>
          </table:table-cell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38400" calcext:value-type="float">
            <text:p>38400</text:p>
          </table:table-cell>
          <table:table-cell office:value-type="float" office:value="1160" calcext:value-type="float">
            <text:p>1160</text:p>
          </table:table-cell>
          <table:table-cell office:value-type="float" office:value="1856" calcext:value-type="float">
            <text:p>1856</text:p>
          </table:table-cell>
          <table:table-cell office:value-type="float" office:value="928" calcext:value-type="float">
            <text:p>928</text:p>
          </table:table-cell>
          <table:table-cell office:value-type="float" office:value="37120" calcext:value-type="float">
            <text:p>371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5-Nov-03 14:46:13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make_dog</text:p>
          </table:table-cell>
          <table:table-cell office:value-type="float" office:value="286720" calcext:value-type="float">
            <text:p>286720</text:p>
          </table:table-cell>
          <table:table-cell office:value-type="float" office:value="295680" calcext:value-type="float">
            <text:p>295680</text:p>
          </table:table-cell>
          <table:table-cell office:value-type="float" office:value="267008" calcext:value-type="float">
            <text:p>267008</text:p>
          </table:table-cell>
          <table:table-cell office:value-type="float" office:value="9175040" calcext:value-type="float">
            <text:p>91750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5-Nov-03 14:46:14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make_dog</text:p>
          </table:table-cell>
          <table:table-cell office:value-type="float" office:value="143360" calcext:value-type="float">
            <text:p>143360</text:p>
          </table:table-cell>
          <table:table-cell office:value-type="float" office:value="146944" calcext:value-type="float">
            <text:p>146944</text:p>
          </table:table-cell>
          <table:table-cell office:value-type="float" office:value="134400" calcext:value-type="float">
            <text:p>134400</text:p>
          </table:table-cell>
          <table:table-cell office:value-type="float" office:value="4587520" calcext:value-type="float">
            <text:p>45875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5-Nov-03 14:46:15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make_dog</text:p>
          </table:table-cell>
          <table:table-cell office:value-type="float" office:value="71680" calcext:value-type="float">
            <text:p>71680</text:p>
          </table:table-cell>
          <table:table-cell office:value-type="float" office:value="73472" calcext:value-type="float">
            <text:p>73472</text:p>
          </table:table-cell>
          <table:table-cell office:value-type="float" office:value="68096" calcext:value-type="float">
            <text:p>68096</text:p>
          </table:table-cell>
          <table:table-cell office:value-type="float" office:value="2293760" calcext:value-type="float">
            <text:p>22937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5-Nov-03 14:46:1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make_dog</text:p>
          </table:table-cell>
          <table:table-cell office:value-type="float" office:value="35840" calcext:value-type="float">
            <text:p>35840</text:p>
          </table:table-cell>
          <table:table-cell office:value-type="float" office:value="37632" calcext:value-type="float">
            <text:p>37632</text:p>
          </table:table-cell>
          <table:table-cell office:value-type="float" office:value="34048" calcext:value-type="float">
            <text:p>34048</text:p>
          </table:table-cell>
          <table:table-cell office:value-type="float" office:value="1146880" calcext:value-type="float">
            <text:p>114688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5-Nov-03 14:46:18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make_dog</text:p>
          </table:table-cell>
          <table:table-cell table:number-columns-repeated="3" office:value-type="float" office:value="17920" calcext:value-type="float">
            <text:p>17920</text:p>
          </table:table-cell>
          <table:table-cell office:value-type="float" office:value="573440" calcext:value-type="float">
            <text:p>5734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5-Nov-03 14:46:19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make_dog</text:p>
          </table:table-cell>
          <table:table-cell table:number-columns-repeated="3" office:value-type="float" office:value="8960" calcext:value-type="float">
            <text:p>8960</text:p>
          </table:table-cell>
          <table:table-cell office:value-type="float" office:value="286720" calcext:value-type="float">
            <text:p>2867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5-Nov-03 14:46:2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make_dog</text:p>
          </table:table-cell>
          <table:table-cell office:value-type="float" office:value="4480" calcext:value-type="float">
            <text:p>4480</text:p>
          </table:table-cell>
          <table:table-cell office:value-type="float" office:value="5376" calcext:value-type="float">
            <text:p>5376</text:p>
          </table:table-cell>
          <table:table-cell office:value-type="float" office:value="3584" calcext:value-type="float">
            <text:p>3584</text:p>
          </table:table-cell>
          <table:table-cell office:value-type="float" office:value="143360" calcext:value-type="float">
            <text:p>1433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5-Nov-03 14:46:22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find_extrema_in_dog</text:p>
          </table:table-cell>
          <table:table-cell office:value-type="float" office:value="254688.66" calcext:value-type="float">
            <text:p>254688.66</text:p>
          </table:table-cell>
          <table:table-cell office:value-type="float" office:value="270930" calcext:value-type="float">
            <text:p>270930</text:p>
          </table:table-cell>
          <table:table-cell office:value-type="float" office:value="235330" calcext:value-type="float">
            <text:p>235330</text:p>
          </table:table-cell>
          <table:table-cell office:value-type="float" office:value="8150037" calcext:value-type="float">
            <text:p>8150037</text:p>
          </table:table-cell>
          <table:table-cell office:value-type="float" office:value="959.44" calcext:value-type="float">
            <text:p>959.44</text:p>
          </table:table-cell>
          <table:table-cell office:value-type="float" office:value="1609" calcext:value-type="float">
            <text:p>1609</text:p>
          </table:table-cell>
          <table:table-cell office:value-type="float" office:value="299" calcext:value-type="float">
            <text:p>299</text:p>
          </table:table-cell>
          <table:table-cell office:value-type="float" office:value="30702" calcext:value-type="float">
            <text:p>30702</text:p>
          </table:table-cell>
          <table:table-cell office:value-type="float" office:value="115964.72" calcext:value-type="float">
            <text:p>115964.72</text:p>
          </table:table-cell>
          <table:table-cell office:value-type="float" office:value="123687" calcext:value-type="float">
            <text:p>123687</text:p>
          </table:table-cell>
          <table:table-cell office:value-type="float" office:value="106816" calcext:value-type="float">
            <text:p>106816</text:p>
          </table:table-cell>
          <table:table-cell office:value-type="float" office:value="3710871" calcext:value-type="float">
            <text:p>37108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5-Nov-03 14:46:23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find_extrema_in_dog</text:p>
          </table:table-cell>
          <table:table-cell office:value-type="float" office:value="69163.22" calcext:value-type="float">
            <text:p>69163.22</text:p>
          </table:table-cell>
          <table:table-cell office:value-type="float" office:value="74080" calcext:value-type="float">
            <text:p>74080</text:p>
          </table:table-cell>
          <table:table-cell office:value-type="float" office:value="63058" calcext:value-type="float">
            <text:p>63058</text:p>
          </table:table-cell>
          <table:table-cell office:value-type="float" office:value="2213223" calcext:value-type="float">
            <text:p>2213223</text:p>
          </table:table-cell>
          <table:table-cell office:value-type="float" office:value="841.22" calcext:value-type="float">
            <text:p>841.22</text:p>
          </table:table-cell>
          <table:table-cell office:value-type="float" office:value="1549" calcext:value-type="float">
            <text:p>1549</text:p>
          </table:table-cell>
          <table:table-cell office:value-type="float" office:value="494" calcext:value-type="float">
            <text:p>494</text:p>
          </table:table-cell>
          <table:table-cell office:value-type="float" office:value="26919" calcext:value-type="float">
            <text:p>26919</text:p>
          </table:table-cell>
          <table:table-cell office:value-type="float" office:value="29533.12" calcext:value-type="float">
            <text:p>29533.12</text:p>
          </table:table-cell>
          <table:table-cell office:value-type="float" office:value="31511" calcext:value-type="float">
            <text:p>31511</text:p>
          </table:table-cell>
          <table:table-cell office:value-type="float" office:value="26802" calcext:value-type="float">
            <text:p>26802</text:p>
          </table:table-cell>
          <table:table-cell office:value-type="float" office:value="945060" calcext:value-type="float">
            <text:p>9450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5-Nov-03 14:46:24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find_extrema_in_dog</text:p>
          </table:table-cell>
          <table:table-cell office:value-type="float" office:value="20276.38" calcext:value-type="float">
            <text:p>20276.38</text:p>
          </table:table-cell>
          <table:table-cell office:value-type="float" office:value="21590" calcext:value-type="float">
            <text:p>21590</text:p>
          </table:table-cell>
          <table:table-cell office:value-type="float" office:value="18110" calcext:value-type="float">
            <text:p>18110</text:p>
          </table:table-cell>
          <table:table-cell office:value-type="float" office:value="648844" calcext:value-type="float">
            <text:p>648844</text:p>
          </table:table-cell>
          <table:table-cell office:value-type="float" office:value="394.97" calcext:value-type="float">
            <text:p>394.97</text:p>
          </table:table-cell>
          <table:table-cell office:value-type="float" office:value="752" calcext:value-type="float">
            <text:p>752</text:p>
          </table:table-cell>
          <table:table-cell office:value-type="float" office:value="107" calcext:value-type="float">
            <text:p>107</text:p>
          </table:table-cell>
          <table:table-cell office:value-type="float" office:value="12639" calcext:value-type="float">
            <text:p>12639</text:p>
          </table:table-cell>
          <table:table-cell office:value-type="float" office:value="8036.06" calcext:value-type="float">
            <text:p>8036.06</text:p>
          </table:table-cell>
          <table:table-cell office:value-type="float" office:value="8613" calcext:value-type="float">
            <text:p>8613</text:p>
          </table:table-cell>
          <table:table-cell office:value-type="float" office:value="7185" calcext:value-type="float">
            <text:p>7185</text:p>
          </table:table-cell>
          <table:table-cell office:value-type="float" office:value="257154" calcext:value-type="float">
            <text:p>2571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5-Nov-03 14:46:26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find_extrema_in_dog</text:p>
          </table:table-cell>
          <table:table-cell office:value-type="float" office:value="5375.72" calcext:value-type="float">
            <text:p>5375.72</text:p>
          </table:table-cell>
          <table:table-cell office:value-type="float" office:value="5976" calcext:value-type="float">
            <text:p>5976</text:p>
          </table:table-cell>
          <table:table-cell office:value-type="float" office:value="4490" calcext:value-type="float">
            <text:p>4490</text:p>
          </table:table-cell>
          <table:table-cell office:value-type="float" office:value="172023" calcext:value-type="float">
            <text:p>172023</text:p>
          </table:table-cell>
          <table:table-cell office:value-type="float" office:value="55.62" calcext:value-type="float">
            <text:p>55.6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1969.28" calcext:value-type="float">
            <text:p>1969.28</text:p>
          </table:table-cell>
          <table:table-cell office:value-type="float" office:value="2185" calcext:value-type="float">
            <text:p>2185</text:p>
          </table:table-cell>
          <table:table-cell office:value-type="float" office:value="1664" calcext:value-type="float">
            <text:p>1664</text:p>
          </table:table-cell>
          <table:table-cell office:value-type="float" office:value="63017" calcext:value-type="float">
            <text:p>630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5-Nov-03 14:46:27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find_extrema_in_dog</text:p>
          </table:table-cell>
          <table:table-cell office:value-type="float" office:value="1513.16" calcext:value-type="float">
            <text:p>1513.16</text:p>
          </table:table-cell>
          <table:table-cell office:value-type="float" office:value="1704" calcext:value-type="float">
            <text:p>1704</text:p>
          </table:table-cell>
          <table:table-cell office:value-type="float" office:value="1226" calcext:value-type="float">
            <text:p>1226</text:p>
          </table:table-cell>
          <table:table-cell office:value-type="float" office:value="48421" calcext:value-type="float">
            <text:p>48421</text:p>
          </table:table-cell>
          <table:table-cell office:value-type="float" office:value="24.84" calcext:value-type="float">
            <text:p>24.8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500.31" calcext:value-type="float">
            <text:p>500.31</text:p>
          </table:table-cell>
          <table:table-cell office:value-type="float" office:value="550" calcext:value-type="float">
            <text:p>550</text:p>
          </table:table-cell>
          <table:table-cell office:value-type="float" office:value="420" calcext:value-type="float">
            <text:p>420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5-Nov-03 14:46:28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find_extrema_in_dog</text:p>
          </table:table-cell>
          <table:table-cell office:value-type="float" office:value="411.31" calcext:value-type="float">
            <text:p>411.31</text:p>
          </table:table-cell>
          <table:table-cell office:value-type="float" office:value="602" calcext:value-type="float">
            <text:p>602</text:p>
          </table:table-cell>
          <table:table-cell office:value-type="float" office:value="318" calcext:value-type="float">
            <text:p>318</text:p>
          </table:table-cell>
          <table:table-cell office:value-type="float" office:value="13162" calcext:value-type="float">
            <text:p>13162</text:p>
          </table:table-cell>
          <table:table-cell office:value-type="float" office:value="10.28" calcext:value-type="float">
            <text:p>10.2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128.34" calcext:value-type="float">
            <text:p>128.34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5-Nov-03 14:46:29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find_extrema_in_dog</text:p>
          </table:table-cell>
          <table:table-cell office:value-type="float" office:value="213.69" calcext:value-type="float">
            <text:p>213.69</text:p>
          </table:table-cell>
          <table:table-cell office:value-type="float" office:value="296" calcext:value-type="float">
            <text:p>296</text:p>
          </table:table-cell>
          <table:table-cell office:value-type="float" office:value="126" calcext:value-type="float">
            <text:p>126</text:p>
          </table:table-cell>
          <table:table-cell office:value-type="float" office:value="6838" calcext:value-type="float">
            <text:p>6838</text:p>
          </table:table-cell>
          <table:table-cell office:value-type="float" office:value="1.91" calcext:value-type="float">
            <text:p>1.9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1.12" calcext:value-type="float">
            <text:p>61.1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5-Nov-03 14:46:3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ori_par</text:p>
          </table:table-cell>
          <table:table-cell office:value-type="float" office:value="205.34" calcext:value-type="float">
            <text:p>205.34</text:p>
          </table:table-cell>
          <table:table-cell office:value-type="float" office:value="6571" calcext:value-type="float">
            <text:p>6571</text:p>
          </table:table-cell>
          <table:table-cell office:value-type="float" office:value="0" calcext:value-type="float">
            <text:p>0</text:p>
          </table:table-cell>
          <table:table-cell office:value-type="float" office:value="6571" calcext:value-type="float">
            <text:p>6571</text:p>
          </table:table-cell>
          <table:table-cell office:value-type="float" office:value="203.59" calcext:value-type="float">
            <text:p>203.59</text:p>
          </table:table-cell>
          <table:table-cell office:value-type="float" office:value="6515" calcext:value-type="float">
            <text:p>6515</text:p>
          </table:table-cell>
          <table:table-cell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float" office:value="110.41" calcext:value-type="float">
            <text:p>110.41</text:p>
          </table:table-cell>
          <table:table-cell office:value-type="float" office:value="3533" calcext:value-type="float">
            <text:p>3533</text:p>
          </table:table-cell>
          <table:table-cell office:value-type="float" office:value="0" calcext:value-type="float">
            <text:p>0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5-Nov-03 14:46:32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ori_par</text:p>
          </table:table-cell>
          <table:table-cell office:value-type="float" office:value="495.75" calcext:value-type="float">
            <text:p>495.75</text:p>
          </table:table-cell>
          <table:table-cell office:value-type="float" office:value="8286" calcext:value-type="float">
            <text:p>8286</text:p>
          </table:table-cell>
          <table:table-cell office:value-type="float" office:value="0" calcext:value-type="float">
            <text:p>0</text:p>
          </table:table-cell>
          <table:table-cell office:value-type="float" office:value="15864" calcext:value-type="float">
            <text:p>15864</text:p>
          </table:table-cell>
          <table:table-cell office:value-type="float" office:value="479.44" calcext:value-type="float">
            <text:p>479.44</text:p>
          </table:table-cell>
          <table:table-cell office:value-type="float" office:value="7971" calcext:value-type="float">
            <text:p>7971</text:p>
          </table:table-cell>
          <table:table-cell office:value-type="float" office:value="0" calcext:value-type="float">
            <text:p>0</text:p>
          </table:table-cell>
          <table:table-cell office:value-type="float" office:value="15342" calcext:value-type="float">
            <text:p>15342</text:p>
          </table:table-cell>
          <table:table-cell office:value-type="float" office:value="267.75" calcext:value-type="float">
            <text:p>267.75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5-Nov-03 14:46:3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ori_par</text:p>
          </table:table-cell>
          <table:table-cell office:value-type="float" office:value="2287.5" calcext:value-type="float">
            <text:p>2287.5</text:p>
          </table:table-cell>
          <table:table-cell office:value-type="float" office:value="24390" calcext:value-type="float">
            <text:p>24390</text:p>
          </table:table-cell>
          <table:table-cell office:value-type="float" office:value="0" calcext:value-type="float">
            <text:p>0</text:p>
          </table:table-cell>
          <table:table-cell office:value-type="float" office:value="73200" calcext:value-type="float">
            <text:p>73200</text:p>
          </table:table-cell>
          <table:table-cell office:value-type="float" office:value="2069.78" calcext:value-type="float">
            <text:p>2069.78</text:p>
          </table:table-cell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office:value-type="float" office:value="66233" calcext:value-type="float">
            <text:p>66233</text:p>
          </table:table-cell>
          <table:table-cell office:value-type="float" office:value="1267.03" calcext:value-type="float">
            <text:p>1267.03</text:p>
          </table:table-cell>
          <table:table-cell office:value-type="float" office:value="13747" calcext:value-type="float">
            <text:p>13747</text:p>
          </table:table-cell>
          <table:table-cell office:value-type="float" office:value="0" calcext:value-type="float">
            <text:p>0</text:p>
          </table:table-cell>
          <table:table-cell office:value-type="float" office:value="40545" calcext:value-type="float">
            <text:p>405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5-Nov-03 14:46:3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ori_par</text:p>
          </table:table-cell>
          <table:table-cell office:value-type="float" office:value="2609.34" calcext:value-type="float">
            <text:p>2609.34</text:p>
          </table:table-cell>
          <table:table-cell office:value-type="float" office:value="15479" calcext:value-type="float">
            <text:p>15479</text:p>
          </table:table-cell>
          <table:table-cell office:value-type="float" office:value="0" calcext:value-type="float">
            <text:p>0</text:p>
          </table:table-cell>
          <table:table-cell office:value-type="float" office:value="83499" calcext:value-type="float">
            <text:p>83499</text:p>
          </table:table-cell>
          <table:table-cell office:value-type="float" office:value="2373.75" calcext:value-type="float">
            <text:p>2373.75</text:p>
          </table:table-cell>
          <table:table-cell office:value-type="float" office:value="13762" calcext:value-type="float">
            <text:p>13762</text:p>
          </table:table-cell>
          <table:table-cell office:value-type="float" office:value="0" calcext:value-type="float">
            <text:p>0</text:p>
          </table:table-cell>
          <table:table-cell office:value-type="float" office:value="75960" calcext:value-type="float">
            <text:p>75960</text:p>
          </table:table-cell>
          <table:table-cell office:value-type="float" office:value="1410.25" calcext:value-type="float">
            <text:p>1410.25</text:p>
          </table:table-cell>
          <table:table-cell office:value-type="float" office:value="8436" calcext:value-type="float">
            <text:p>8436</text:p>
          </table:table-cell>
          <table:table-cell office:value-type="float" office:value="0" calcext:value-type="float">
            <text:p>0</text:p>
          </table:table-cell>
          <table:table-cell office:value-type="float" office:value="45128" calcext:value-type="float">
            <text:p>451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5-Nov-03 14:46:36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ori_par</text:p>
          </table:table-cell>
          <table:table-cell office:value-type="float" office:value="14963.88" calcext:value-type="float">
            <text:p>14963.88</text:p>
          </table:table-cell>
          <table:table-cell office:value-type="float" office:value="34143" calcext:value-type="float">
            <text:p>34143</text:p>
          </table:table-cell>
          <table:table-cell office:value-type="float" office:value="6862" calcext:value-type="float">
            <text:p>6862</text:p>
          </table:table-cell>
          <table:table-cell office:value-type="float" office:value="478844" calcext:value-type="float">
            <text:p>478844</text:p>
          </table:table-cell>
          <table:table-cell office:value-type="float" office:value="13413.22" calcext:value-type="float">
            <text:p>13413.22</text:p>
          </table:table-cell>
          <table:table-cell office:value-type="float" office:value="30419" calcext:value-type="float">
            <text:p>30419</text:p>
          </table:table-cell>
          <table:table-cell office:value-type="float" office:value="6618" calcext:value-type="float">
            <text:p>6618</text:p>
          </table:table-cell>
          <table:table-cell office:value-type="float" office:value="429223" calcext:value-type="float">
            <text:p>429223</text:p>
          </table:table-cell>
          <table:table-cell office:value-type="float" office:value="8080.12" calcext:value-type="float">
            <text:p>8080.12</text:p>
          </table:table-cell>
          <table:table-cell office:value-type="float" office:value="18856" calcext:value-type="float">
            <text:p>18856</text:p>
          </table:table-cell>
          <table:table-cell office:value-type="float" office:value="3560" calcext:value-type="float">
            <text:p>3560</text:p>
          </table:table-cell>
          <table:table-cell office:value-type="float" office:value="258564" calcext:value-type="float">
            <text:p>2585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5-Nov-03 14:46:3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ori_par</text:p>
          </table:table-cell>
          <table:table-cell office:value-type="float" office:value="46947.41" calcext:value-type="float">
            <text:p>46947.41</text:p>
          </table:table-cell>
          <table:table-cell office:value-type="float" office:value="72765" calcext:value-type="float">
            <text:p>72765</text:p>
          </table:table-cell>
          <table:table-cell office:value-type="float" office:value="39116" calcext:value-type="float">
            <text:p>39116</text:p>
          </table:table-cell>
          <table:table-cell office:value-type="float" office:value="1502317" calcext:value-type="float">
            <text:p>1502317</text:p>
          </table:table-cell>
          <table:table-cell office:value-type="float" office:value="41596" calcext:value-type="float">
            <text:p>41596</text:p>
          </table:table-cell>
          <table:table-cell office:value-type="float" office:value="63061" calcext:value-type="float">
            <text:p>63061</text:p>
          </table:table-cell>
          <table:table-cell office:value-type="float" office:value="35479" calcext:value-type="float">
            <text:p>35479</text:p>
          </table:table-cell>
          <table:table-cell office:value-type="float" office:value="1331072" calcext:value-type="float">
            <text:p>1331072</text:p>
          </table:table-cell>
          <table:table-cell office:value-type="float" office:value="25535.69" calcext:value-type="float">
            <text:p>25535.69</text:p>
          </table:table-cell>
          <table:table-cell office:value-type="float" office:value="40219" calcext:value-type="float">
            <text:p>40219</text:p>
          </table:table-cell>
          <table:table-cell office:value-type="float" office:value="21328" calcext:value-type="float">
            <text:p>21328</text:p>
          </table:table-cell>
          <table:table-cell office:value-type="float" office:value="817142" calcext:value-type="float">
            <text:p>8171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5-Nov-03 14:46:39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ori_par</text:p>
          </table:table-cell>
          <table:table-cell office:value-type="float" office:value="89125.94" calcext:value-type="float">
            <text:p>89125.94</text:p>
          </table:table-cell>
          <table:table-cell office:value-type="float" office:value="114004" calcext:value-type="float">
            <text:p>114004</text:p>
          </table:table-cell>
          <table:table-cell office:value-type="float" office:value="45422" calcext:value-type="float">
            <text:p>45422</text:p>
          </table:table-cell>
          <table:table-cell office:value-type="float" office:value="2852030" calcext:value-type="float">
            <text:p>2852030</text:p>
          </table:table-cell>
          <table:table-cell office:value-type="float" office:value="78527.62" calcext:value-type="float">
            <text:p>78527.62</text:p>
          </table:table-cell>
          <table:table-cell office:value-type="float" office:value="100663" calcext:value-type="float">
            <text:p>100663</text:p>
          </table:table-cell>
          <table:table-cell office:value-type="float" office:value="41478" calcext:value-type="float">
            <text:p>41478</text:p>
          </table:table-cell>
          <table:table-cell office:value-type="float" office:value="2512884" calcext:value-type="float">
            <text:p>2512884</text:p>
          </table:table-cell>
          <table:table-cell office:value-type="float" office:value="47453.09" calcext:value-type="float">
            <text:p>47453.09</text:p>
          </table:table-cell>
          <table:table-cell office:value-type="float" office:value="61089" calcext:value-type="float">
            <text:p>61089</text:p>
          </table:table-cell>
          <table:table-cell office:value-type="float" office:value="24453" calcext:value-type="float">
            <text:p>24453</text:p>
          </table:table-cell>
          <table:table-cell office:value-type="float" office:value="1518499" calcext:value-type="float">
            <text:p>15184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5-Nov-03 14:46:4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ori_prefix_sum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5-Nov-03 14:46:4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ext_desc_vlfeat</text:p>
          </table:table-cell>
          <table:table-cell office:value-type="float" office:value="533.03" calcext:value-type="float">
            <text:p>533.03</text:p>
          </table:table-cell>
          <table:table-cell office:value-type="float" office:value="17057" calcext:value-type="float">
            <text:p>17057</text:p>
          </table:table-cell>
          <table:table-cell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311.25" calcext:value-type="float">
            <text:p>311.25</text:p>
          </table:table-cell>
          <table:table-cell office:value-type="float" office:value="9960" calcext:value-type="float">
            <text:p>9960</text:p>
          </table:table-cell>
          <table:table-cell office:value-type="float" office:value="0" calcext:value-type="float">
            <text:p>0</text:p>
          </table:table-cell>
          <table:table-cell office:value-type="float" office:value="9960" calcext:value-type="float">
            <text:p>9960</text:p>
          </table:table-cell>
          <table:table-cell office:value-type="float" office:value="339.06" calcext:value-type="float">
            <text:p>339.06</text:p>
          </table:table-cell>
          <table:table-cell office:value-type="float" office:value="10850" calcext:value-type="float">
            <text:p>10850</text:p>
          </table:table-cell>
          <table:table-cell office:value-type="float" office:value="0" calcext:value-type="float">
            <text:p>0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5-Nov-03 14:46:4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ext_desc_vlfeat</text:p>
          </table:table-cell>
          <table:table-cell office:value-type="float" office:value="2553.06" calcext:value-type="float">
            <text:p>2553.06</text:p>
          </table:table-cell>
          <table:table-cell office:value-type="float" office:value="41248" calcext:value-type="float">
            <text:p>41248</text:p>
          </table:table-cell>
          <table:table-cell office:value-type="float" office:value="0" calcext:value-type="float">
            <text:p>0</text:p>
          </table:table-cell>
          <table:table-cell office:value-type="float" office:value="81698" calcext:value-type="float">
            <text:p>81698</text:p>
          </table:table-cell>
          <table:table-cell office:value-type="float" office:value="1356" calcext:value-type="float">
            <text:p>1356</text:p>
          </table:table-cell>
          <table:table-cell office:value-type="float" office:value="22880" calcext:value-type="float">
            <text:p>22880</text:p>
          </table:table-cell>
          <table:table-cell office:value-type="float" office:value="0" calcext:value-type="float">
            <text:p>0</text:p>
          </table:table-cell>
          <table:table-cell office:value-type="float" office:value="43392" calcext:value-type="float">
            <text:p>43392</text:p>
          </table:table-cell>
          <table:table-cell office:value-type="float" office:value="1589.12" calcext:value-type="float">
            <text:p>1589.12</text:p>
          </table:table-cell>
          <table:table-cell office:value-type="float" office:value="26234" calcext:value-type="float">
            <text:p>26234</text:p>
          </table:table-cell>
          <table:table-cell office:value-type="float" office:value="0" calcext:value-type="float">
            <text:p>0</text:p>
          </table:table-cell>
          <table:table-cell office:value-type="float" office:value="50852" calcext:value-type="float">
            <text:p>508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5-Nov-03 14:46:44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ext_desc_vlfeat</text:p>
          </table:table-cell>
          <table:table-cell office:value-type="float" office:value="24024.56" calcext:value-type="float">
            <text:p>24024.56</text:p>
          </table:table-cell>
          <table:table-cell office:value-type="float" office:value="159086" calcext:value-type="float">
            <text:p>159086</text:p>
          </table:table-cell>
          <table:table-cell office:value-type="float" office:value="0" calcext:value-type="float">
            <text:p>0</text:p>
          </table:table-cell>
          <table:table-cell office:value-type="float" office:value="768786" calcext:value-type="float">
            <text:p>768786</text:p>
          </table:table-cell>
          <table:table-cell office:value-type="float" office:value="13280.75" calcext:value-type="float">
            <text:p>13280.75</text:p>
          </table:table-cell>
          <table:table-cell office:value-type="float" office:value="86208" calcext:value-type="float">
            <text:p>86208</text:p>
          </table:table-cell>
          <table:table-cell office:value-type="float" office:value="0" calcext:value-type="float">
            <text:p>0</text:p>
          </table:table-cell>
          <table:table-cell office:value-type="float" office:value="424984" calcext:value-type="float">
            <text:p>424984</text:p>
          </table:table-cell>
          <table:table-cell office:value-type="float" office:value="15181.47" calcext:value-type="float">
            <text:p>15181.47</text:p>
          </table:table-cell>
          <table:table-cell office:value-type="float" office:value="98684" calcext:value-type="float">
            <text:p>98684</text:p>
          </table:table-cell>
          <table:table-cell office:value-type="float" office:value="0" calcext:value-type="float">
            <text:p>0</text:p>
          </table:table-cell>
          <table:table-cell office:value-type="float" office:value="485807" calcext:value-type="float">
            <text:p>4858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5-Nov-03 14:46:46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ext_desc_vlfeat</text:p>
          </table:table-cell>
          <table:table-cell office:value-type="float" office:value="31175.62" calcext:value-type="float">
            <text:p>31175.62</text:p>
          </table:table-cell>
          <table:table-cell office:value-type="float" office:value="166600" calcext:value-type="float">
            <text:p>166600</text:p>
          </table:table-cell>
          <table:table-cell office:value-type="float" office:value="0" calcext:value-type="float">
            <text:p>0</text:p>
          </table:table-cell>
          <table:table-cell office:value-type="float" office:value="997620" calcext:value-type="float">
            <text:p>997620</text:p>
          </table:table-cell>
          <table:table-cell office:value-type="float" office:value="21143.12" calcext:value-type="float">
            <text:p>21143.12</text:p>
          </table:table-cell>
          <table:table-cell office:value-type="float" office:value="113484" calcext:value-type="float">
            <text:p>113484</text:p>
          </table:table-cell>
          <table:table-cell office:value-type="float" office:value="0" calcext:value-type="float">
            <text:p>0</text:p>
          </table:table-cell>
          <table:table-cell office:value-type="float" office:value="676580" calcext:value-type="float">
            <text:p>676580</text:p>
          </table:table-cell>
          <table:table-cell office:value-type="float" office:value="21063.38" calcext:value-type="float">
            <text:p>21063.38</text:p>
          </table:table-cell>
          <table:table-cell office:value-type="float" office:value="113051" calcext:value-type="float">
            <text:p>113051</text:p>
          </table:table-cell>
          <table:table-cell office:value-type="float" office:value="0" calcext:value-type="float">
            <text:p>0</text:p>
          </table:table-cell>
          <table:table-cell office:value-type="float" office:value="674028" calcext:value-type="float">
            <text:p>6740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5-Nov-03 14:46:47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ext_desc_vlfeat</text:p>
          </table:table-cell>
          <table:table-cell office:value-type="float" office:value="159553.25" calcext:value-type="float">
            <text:p>159553.25</text:p>
          </table:table-cell>
          <table:table-cell office:value-type="float" office:value="347643" calcext:value-type="float">
            <text:p>347643</text:p>
          </table:table-cell>
          <table:table-cell office:value-type="float" office:value="48524" calcext:value-type="float">
            <text:p>48524</text:p>
          </table:table-cell>
          <table:table-cell office:value-type="float" office:value="5105704" calcext:value-type="float">
            <text:p>5105704</text:p>
          </table:table-cell>
          <table:table-cell office:value-type="float" office:value="104891.38" calcext:value-type="float">
            <text:p>104891.38</text:p>
          </table:table-cell>
          <table:table-cell office:value-type="float" office:value="236004" calcext:value-type="float">
            <text:p>236004</text:p>
          </table:table-cell>
          <table:table-cell office:value-type="float" office:value="32528" calcext:value-type="float">
            <text:p>32528</text:p>
          </table:table-cell>
          <table:table-cell office:value-type="float" office:value="3356524" calcext:value-type="float">
            <text:p>3356524</text:p>
          </table:table-cell>
          <table:table-cell office:value-type="float" office:value="107024.47" calcext:value-type="float">
            <text:p>107024.47</text:p>
          </table:table-cell>
          <table:table-cell office:value-type="float" office:value="234075" calcext:value-type="float">
            <text:p>234075</text:p>
          </table:table-cell>
          <table:table-cell office:value-type="float" office:value="32668" calcext:value-type="float">
            <text:p>32668</text:p>
          </table:table-cell>
          <table:table-cell office:value-type="float" office:value="3424783" calcext:value-type="float">
            <text:p>3424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5-Nov-03 14:46:49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ext_desc_vlfeat</text:p>
          </table:table-cell>
          <table:table-cell office:value-type="float" office:value="529247.5" calcext:value-type="float">
            <text:p>529247.5</text:p>
          </table:table-cell>
          <table:table-cell office:value-type="float" office:value="796214" calcext:value-type="float">
            <text:p>796214</text:p>
          </table:table-cell>
          <table:table-cell office:value-type="float" office:value="331283" calcext:value-type="float">
            <text:p>331283</text:p>
          </table:table-cell>
          <table:table-cell office:value-type="float" office:value="16935920" calcext:value-type="float">
            <text:p>16935920</text:p>
          </table:table-cell>
          <table:table-cell office:value-type="float" office:value="346379.5" calcext:value-type="float">
            <text:p>346379.5</text:p>
          </table:table-cell>
          <table:table-cell office:value-type="float" office:value="532452" calcext:value-type="float">
            <text:p>532452</text:p>
          </table:table-cell>
          <table:table-cell office:value-type="float" office:value="216860" calcext:value-type="float">
            <text:p>216860</text:p>
          </table:table-cell>
          <table:table-cell office:value-type="float" office:value="11084144" calcext:value-type="float">
            <text:p>11084144</text:p>
          </table:table-cell>
          <table:table-cell office:value-type="float" office:value="353277.06" calcext:value-type="float">
            <text:p>353277.06</text:p>
          </table:table-cell>
          <table:table-cell office:value-type="float" office:value="539542" calcext:value-type="float">
            <text:p>539542</text:p>
          </table:table-cell>
          <table:table-cell office:value-type="float" office:value="223857" calcext:value-type="float">
            <text:p>223857</text:p>
          </table:table-cell>
          <table:table-cell office:value-type="float" office:value="11304866" calcext:value-type="float">
            <text:p>113048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5-Nov-03 14:46:5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ext_desc_vlfeat</text:p>
          </table:table-cell>
          <table:table-cell office:value-type="float" office:value="971117.06" calcext:value-type="float">
            <text:p>971117.06</text:p>
          </table:table-cell>
          <table:table-cell office:value-type="float" office:value="1225918" calcext:value-type="float">
            <text:p>1225918</text:p>
          </table:table-cell>
          <table:table-cell office:value-type="float" office:value="705270" calcext:value-type="float">
            <text:p>705270</text:p>
          </table:table-cell>
          <table:table-cell office:value-type="float" office:value="31075746" calcext:value-type="float">
            <text:p>31075746</text:p>
          </table:table-cell>
          <table:table-cell office:value-type="float" office:value="637800.75" calcext:value-type="float">
            <text:p>637800.75</text:p>
          </table:table-cell>
          <table:table-cell office:value-type="float" office:value="803792" calcext:value-type="float">
            <text:p>803792</text:p>
          </table:table-cell>
          <table:table-cell office:value-type="float" office:value="462056" calcext:value-type="float">
            <text:p>462056</text:p>
          </table:table-cell>
          <table:table-cell office:value-type="float" office:value="20409624" calcext:value-type="float">
            <text:p>20409624</text:p>
          </table:table-cell>
          <table:table-cell office:value-type="float" office:value="646505.16" calcext:value-type="float">
            <text:p>646505.16</text:p>
          </table:table-cell>
          <table:table-cell office:value-type="float" office:value="810928" calcext:value-type="float">
            <text:p>810928</text:p>
          </table:table-cell>
          <table:table-cell office:value-type="float" office:value="473690" calcext:value-type="float">
            <text:p>473690</text:p>
          </table:table-cell>
          <table:table-cell office:value-type="float" office:value="20688165" calcext:value-type="float">
            <text:p>206881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5-Nov-03 14:46:5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normalize_histogram</text:p>
          </table:table-cell>
          <table:table-cell office:value-type="float" office:value="3567.34" calcext:value-type="float">
            <text:p>3567.34</text:p>
          </table:table-cell>
          <table:table-cell office:value-type="float" office:value="4518" calcext:value-type="float">
            <text:p>4518</text:p>
          </table:table-cell>
          <table:table-cell office:value-type="float" office:value="2166" calcext:value-type="float">
            <text:p>2166</text:p>
          </table:table-cell>
          <table:table-cell office:value-type="float" office:value="114155" calcext:value-type="float">
            <text:p>114155</text:p>
          </table:table-cell>
          <table:table-cell office:value-type="float" office:value="2849.31" calcext:value-type="float">
            <text:p>2849.31</text:p>
          </table:table-cell>
          <table:table-cell office:value-type="float" office:value="3832" calcext:value-type="float">
            <text:p>3832</text:p>
          </table:table-cell>
          <table:table-cell office:value-type="float" office:value="1584" calcext:value-type="float">
            <text:p>1584</text:p>
          </table:table-cell>
          <table:table-cell office:value-type="float" office:value="91178" calcext:value-type="float">
            <text:p>91178</text:p>
          </table:table-cell>
          <table:table-cell office:value-type="float" office:value="5761.31" calcext:value-type="float">
            <text:p>5761.31</text:p>
          </table:table-cell>
          <table:table-cell office:value-type="float" office:value="7416" calcext:value-type="float">
            <text:p>7416</text:p>
          </table:table-cell>
          <table:table-cell office:value-type="float" office:value="3376" calcext:value-type="float">
            <text:p>3376</text:p>
          </table:table-cell>
          <table:table-cell office:value-type="float" office:value="184362" calcext:value-type="float">
            <text:p>1843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5-Nov-03 14:46:53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prep_features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2" calcext:value-type="float">
            <text:p>152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4864" calcext:value-type="float">
            <text:p>4864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5-Nov-03 14:46:55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horiz</text:p>
          </table:table-cell>
          <table:table-cell office:value-type="float" office:value="768000" calcext:value-type="float">
            <text:p>768000</text:p>
          </table:table-cell>
          <table:table-cell office:value-type="float" office:value="801920" calcext:value-type="float">
            <text:p>801920</text:p>
          </table:table-cell>
          <table:table-cell office:value-type="float" office:value="717440" calcext:value-type="float">
            <text:p>717440</text:p>
          </table:table-cell>
          <table:table-cell office:value-type="float" office:value="24576000" calcext:value-type="float">
            <text:p>24576000</text:p>
          </table:table-cell>
          <table:table-cell office:value-type="float" office:value="1804800" calcext:value-type="float">
            <text:p>1804800</text:p>
          </table:table-cell>
          <table:table-cell office:value-type="float" office:value="1884512" calcext:value-type="float">
            <text:p>1884512</text:p>
          </table:table-cell>
          <table:table-cell office:value-type="float" office:value="1685984" calcext:value-type="float">
            <text:p>1685984</text:p>
          </table:table-cell>
          <table:table-cell office:value-type="float" office:value="57753600" calcext:value-type="float">
            <text:p>57753600</text:p>
          </table:table-cell>
          <table:table-cell office:value-type="float" office:value="38400" calcext:value-type="float">
            <text:p>38400</text:p>
          </table:table-cell>
          <table:table-cell office:value-type="float" office:value="40096" calcext:value-type="float">
            <text:p>40096</text:p>
          </table:table-cell>
          <table:table-cell office:value-type="float" office:value="35872" calcext:value-type="float">
            <text:p>35872</text:p>
          </table:table-cell>
          <table:table-cell office:value-type="float" office:value="1228800" calcext:value-type="float">
            <text:p>12288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5-Nov-03 14:46:5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vert</text:p>
          </table:table-cell>
          <table:table-cell office:value-type="float" office:value="537600" calcext:value-type="float">
            <text:p>537600</text:p>
          </table:table-cell>
          <table:table-cell office:value-type="float" office:value="568064" calcext:value-type="float">
            <text:p>568064</text:p>
          </table:table-cell>
          <table:table-cell office:value-type="float" office:value="500864" calcext:value-type="float">
            <text:p>500864</text:p>
          </table:table-cell>
          <table:table-cell office:value-type="float" office:value="17203200" calcext:value-type="float">
            <text:p>17203200</text:p>
          </table:table-cell>
          <table:table-cell office:value-type="float" office:value="499200" calcext:value-type="float">
            <text:p>499200</text:p>
          </table:table-cell>
          <table:table-cell office:value-type="float" office:value="527488" calcext:value-type="float">
            <text:p>527488</text:p>
          </table:table-cell>
          <table:table-cell office:value-type="float" office:value="465088" calcext:value-type="float">
            <text:p>465088</text:p>
          </table:table-cell>
          <table:table-cell office:value-type="float" office:value="15974400" calcext:value-type="float">
            <text:p>15974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5-Nov-03 14:46:5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horiz</text:p>
          </table:table-cell>
          <table:table-cell office:value-type="float" office:value="384000" calcext:value-type="float">
            <text:p>384000</text:p>
          </table:table-cell>
          <table:table-cell office:value-type="float" office:value="395520" calcext:value-type="float">
            <text:p>395520</text:p>
          </table:table-cell>
          <table:table-cell office:value-type="float" office:value="363520" calcext:value-type="float">
            <text:p>363520</text:p>
          </table:table-cell>
          <table:table-cell office:value-type="float" office:value="12288000" calcext:value-type="float">
            <text:p>12288000</text:p>
          </table:table-cell>
          <table:table-cell office:value-type="float" office:value="268800" calcext:value-type="float">
            <text:p>268800</text:p>
          </table:table-cell>
          <table:table-cell office:value-type="float" office:value="276864" calcext:value-type="float">
            <text:p>276864</text:p>
          </table:table-cell>
          <table:table-cell office:value-type="float" office:value="254464" calcext:value-type="float">
            <text:p>254464</text:p>
          </table:table-cell>
          <table:table-cell office:value-type="float" office:value="8601600" calcext:value-type="float">
            <text:p>8601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5-Nov-03 14:46:59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vert</text:p>
          </table:table-cell>
          <table:table-cell office:value-type="float" office:value="537600" calcext:value-type="float">
            <text:p>537600</text:p>
          </table:table-cell>
          <table:table-cell office:value-type="float" office:value="575232" calcext:value-type="float">
            <text:p>575232</text:p>
          </table:table-cell>
          <table:table-cell office:value-type="float" office:value="506688" calcext:value-type="float">
            <text:p>506688</text:p>
          </table:table-cell>
          <table:table-cell office:value-type="float" office:value="17203200" calcext:value-type="float">
            <text:p>17203200</text:p>
          </table:table-cell>
          <table:table-cell office:value-type="float" office:value="499200" calcext:value-type="float">
            <text:p>499200</text:p>
          </table:table-cell>
          <table:table-cell office:value-type="float" office:value="534144" calcext:value-type="float">
            <text:p>534144</text:p>
          </table:table-cell>
          <table:table-cell office:value-type="float" office:value="470496" calcext:value-type="float">
            <text:p>470496</text:p>
          </table:table-cell>
          <table:table-cell office:value-type="float" office:value="15974400" calcext:value-type="float">
            <text:p>15974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5-Nov-03 14:47:0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horiz</text:p>
          </table:table-cell>
          <table:table-cell office:value-type="float" office:value="460800" calcext:value-type="float">
            <text:p>460800</text:p>
          </table:table-cell>
          <table:table-cell office:value-type="float" office:value="485376" calcext:value-type="float">
            <text:p>485376</text:p>
          </table:table-cell>
          <table:table-cell office:value-type="float" office:value="447744" calcext:value-type="float">
            <text:p>447744</text:p>
          </table:table-cell>
          <table:table-cell office:value-type="float" office:value="14745600" calcext:value-type="float">
            <text:p>14745600</text:p>
          </table:table-cell>
          <table:table-cell office:value-type="float" office:value="345600" calcext:value-type="float">
            <text:p>345600</text:p>
          </table:table-cell>
          <table:table-cell office:value-type="float" office:value="364032" calcext:value-type="float">
            <text:p>364032</text:p>
          </table:table-cell>
          <table:table-cell office:value-type="float" office:value="335808" calcext:value-type="float">
            <text:p>335808</text:p>
          </table:table-cell>
          <table:table-cell office:value-type="float" office:value="11059200" calcext:value-type="float">
            <text:p>11059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5-Nov-03 14:47:01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vert</text:p>
          </table:table-cell>
          <table:table-cell office:value-type="float" office:value="691200" calcext:value-type="float">
            <text:p>691200</text:p>
          </table:table-cell>
          <table:table-cell office:value-type="float" office:value="726912" calcext:value-type="float">
            <text:p>726912</text:p>
          </table:table-cell>
          <table:table-cell office:value-type="float" office:value="644544" calcext:value-type="float">
            <text:p>644544</text:p>
          </table:table-cell>
          <table:table-cell office:value-type="float" office:value="22118400" calcext:value-type="float">
            <text:p>22118400</text:p>
          </table:table-cell>
          <table:table-cell office:value-type="float" office:value="652800" calcext:value-type="float">
            <text:p>652800</text:p>
          </table:table-cell>
          <table:table-cell office:value-type="float" office:value="686528" calcext:value-type="float">
            <text:p>686528</text:p>
          </table:table-cell>
          <table:table-cell office:value-type="float" office:value="608736" calcext:value-type="float">
            <text:p>608736</text:p>
          </table:table-cell>
          <table:table-cell office:value-type="float" office:value="20889600" calcext:value-type="float">
            <text:p>20889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5-Nov-03 14:47:03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horiz</text:p>
          </table:table-cell>
          <table:table-cell office:value-type="float" office:value="499200" calcext:value-type="float">
            <text:p>499200</text:p>
          </table:table-cell>
          <table:table-cell office:value-type="float" office:value="519168" calcext:value-type="float">
            <text:p>519168</text:p>
          </table:table-cell>
          <table:table-cell office:value-type="float" office:value="489216" calcext:value-type="float">
            <text:p>489216</text:p>
          </table:table-cell>
          <table:table-cell office:value-type="float" office:value="15974400" calcext:value-type="float">
            <text:p>159744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399360" calcext:value-type="float">
            <text:p>399360</text:p>
          </table:table-cell>
          <table:table-cell office:value-type="float" office:value="376320" calcext:value-type="float">
            <text:p>376320</text:p>
          </table:table-cell>
          <table:table-cell office:value-type="float" office:value="12288000" calcext:value-type="float">
            <text:p>12288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5-Nov-03 14:47:04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vert</text:p>
          </table:table-cell>
          <table:table-cell office:value-type="float" office:value="768000" calcext:value-type="float">
            <text:p>768000</text:p>
          </table:table-cell>
          <table:table-cell office:value-type="float" office:value="816640" calcext:value-type="float">
            <text:p>816640</text:p>
          </table:table-cell>
          <table:table-cell office:value-type="float" office:value="727680" calcext:value-type="float">
            <text:p>727680</text:p>
          </table:table-cell>
          <table:table-cell office:value-type="float" office:value="24576000" calcext:value-type="float">
            <text:p>24576000</text:p>
          </table:table-cell>
          <table:table-cell office:value-type="float" office:value="729600" calcext:value-type="float">
            <text:p>729600</text:p>
          </table:table-cell>
          <table:table-cell office:value-type="float" office:value="775808" calcext:value-type="float">
            <text:p>775808</text:p>
          </table:table-cell>
          <table:table-cell office:value-type="float" office:value="691296" calcext:value-type="float">
            <text:p>691296</text:p>
          </table:table-cell>
          <table:table-cell office:value-type="float" office:value="23347200" calcext:value-type="float">
            <text:p>23347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5-Nov-03 14:47:05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horiz</text:p>
          </table:table-cell>
          <table:table-cell office:value-type="float" office:value="576000" calcext:value-type="float">
            <text:p>576000</text:p>
          </table:table-cell>
          <table:table-cell office:value-type="float" office:value="604800" calcext:value-type="float">
            <text:p>604800</text:p>
          </table:table-cell>
          <table:table-cell office:value-type="float" office:value="560640" calcext:value-type="float">
            <text:p>560640</text:p>
          </table:table-cell>
          <table:table-cell office:value-type="float" office:value="18432000" calcext:value-type="float">
            <text:p>18432000</text:p>
          </table:table-cell>
          <table:table-cell office:value-type="float" office:value="460800" calcext:value-type="float">
            <text:p>460800</text:p>
          </table:table-cell>
          <table:table-cell office:value-type="float" office:value="483840" calcext:value-type="float">
            <text:p>483840</text:p>
          </table:table-cell>
          <table:table-cell office:value-type="float" office:value="448512" calcext:value-type="float">
            <text:p>448512</text:p>
          </table:table-cell>
          <table:table-cell office:value-type="float" office:value="14745600" calcext:value-type="float">
            <text:p>14745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5-Nov-03 14:47:0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vert</text:p>
          </table:table-cell>
          <table:table-cell office:value-type="float" office:value="921600" calcext:value-type="float">
            <text:p>921600</text:p>
          </table:table-cell>
          <table:table-cell office:value-type="float" office:value="979968" calcext:value-type="float">
            <text:p>979968</text:p>
          </table:table-cell>
          <table:table-cell office:value-type="float" office:value="871680" calcext:value-type="float">
            <text:p>871680</text:p>
          </table:table-cell>
          <table:table-cell office:value-type="float" office:value="29491200" calcext:value-type="float">
            <text:p>29491200</text:p>
          </table:table-cell>
          <table:table-cell office:value-type="float" office:value="883200" calcext:value-type="float">
            <text:p>883200</text:p>
          </table:table-cell>
          <table:table-cell office:value-type="float" office:value="939136" calcext:value-type="float">
            <text:p>939136</text:p>
          </table:table-cell>
          <table:table-cell office:value-type="float" office:value="835360" calcext:value-type="float">
            <text:p>835360</text:p>
          </table:table-cell>
          <table:table-cell office:value-type="float" office:value="28262400" calcext:value-type="float">
            <text:p>28262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5-Nov-03 14:47:08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horiz</text:p>
          </table:table-cell>
          <table:table-cell office:value-type="float" office:value="691200" calcext:value-type="float">
            <text:p>691200</text:p>
          </table:table-cell>
          <table:table-cell office:value-type="float" office:value="718848" calcext:value-type="float">
            <text:p>718848</text:p>
          </table:table-cell>
          <table:table-cell office:value-type="float" office:value="673920" calcext:value-type="float">
            <text:p>673920</text:p>
          </table:table-cell>
          <table:table-cell office:value-type="float" office:value="22118400" calcext:value-type="float">
            <text:p>22118400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9040" calcext:value-type="float">
            <text:p>599040</text:p>
          </table:table-cell>
          <table:table-cell office:value-type="float" office:value="561600" calcext:value-type="float">
            <text:p>561600</text:p>
          </table:table-cell>
          <table:table-cell office:value-type="float" office:value="18432000" calcext:value-type="float">
            <text:p>1843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5-Nov-03 14:47:09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vert</text:p>
          </table:table-cell>
          <table:table-cell office:value-type="float" office:value="1152000" calcext:value-type="float">
            <text:p>1152000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1092480" calcext:value-type="float">
            <text:p>1092480</text:p>
          </table:table-cell>
          <table:table-cell office:value-type="float" office:value="36864000" calcext:value-type="float">
            <text:p>36864000</text:p>
          </table:table-cell>
          <table:table-cell office:value-type="float" office:value="1113600" calcext:value-type="float">
            <text:p>1113600</text:p>
          </table:table-cell>
          <table:table-cell office:value-type="float" office:value="1183200" calcext:value-type="float">
            <text:p>1183200</text:p>
          </table:table-cell>
          <table:table-cell office:value-type="float" office:value="1056064" calcext:value-type="float">
            <text:p>1056064</text:p>
          </table:table-cell>
          <table:table-cell office:value-type="float" office:value="35635200" calcext:value-type="float">
            <text:p>35635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5-Nov-03 14:47:11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get_by_2_pick_every_second</text:p>
          </table:table-cell>
          <table:table-cell office:value-type="float" office:value="19200" calcext:value-type="float">
            <text:p>19200</text:p>
          </table:table-cell>
          <table:table-cell office:value-type="float" office:value="20288" calcext:value-type="float">
            <text:p>20288</text:p>
          </table:table-cell>
          <table:table-cell office:value-type="float" office:value="18368" calcext:value-type="float">
            <text:p>18368</text:p>
          </table:table-cell>
          <table:table-cell office:value-type="float" office:value="614400" calcext:value-type="float">
            <text:p>614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5-Nov-03 14:47:1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horiz</text:p>
          </table:table-cell>
          <table:table-cell office:value-type="float" office:value="96000" calcext:value-type="float">
            <text:p>96000</text:p>
          </table:table-cell>
          <table:table-cell office:value-type="float" office:value="100480" calcext:value-type="float">
            <text:p>100480</text:p>
          </table:table-cell>
          <table:table-cell office:value-type="float" office:value="93440" calcext:value-type="float">
            <text:p>93440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67200" calcext:value-type="float">
            <text:p>67200</text:p>
          </table:table-cell>
          <table:table-cell office:value-type="float" office:value="70336" calcext:value-type="float">
            <text:p>70336</text:p>
          </table:table-cell>
          <table:table-cell office:value-type="float" office:value="65408" calcext:value-type="float">
            <text:p>65408</text:p>
          </table:table-cell>
          <table:table-cell office:value-type="float" office:value="2150400" calcext:value-type="float">
            <text:p>2150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5-Nov-03 14:47: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vert</text:p>
          </table:table-cell>
          <table:table-cell office:value-type="float" office:value="143360" calcext:value-type="float">
            <text:p>143360</text:p>
          </table:table-cell>
          <table:table-cell office:value-type="float" office:value="152768" calcext:value-type="float">
            <text:p>152768</text:p>
          </table:table-cell>
          <table:table-cell office:value-type="float" office:value="135744" calcext:value-type="float">
            <text:p>135744</text:p>
          </table:table-cell>
          <table:table-cell office:value-type="float" office:value="4587520" calcext:value-type="float">
            <text:p>4587520</text:p>
          </table:table-cell>
          <table:table-cell office:value-type="float" office:value="133120" calcext:value-type="float">
            <text:p>133120</text:p>
          </table:table-cell>
          <table:table-cell office:value-type="float" office:value="141856" calcext:value-type="float">
            <text:p>141856</text:p>
          </table:table-cell>
          <table:table-cell office:value-type="float" office:value="126048" calcext:value-type="float">
            <text:p>126048</text:p>
          </table:table-cell>
          <table:table-cell office:value-type="float" office:value="4259840" calcext:value-type="float">
            <text:p>42598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5-Nov-03 14:47:1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horiz</text:p>
          </table:table-cell>
          <table:table-cell office:value-type="float" office:value="115200" calcext:value-type="float">
            <text:p>115200</text:p>
          </table:table-cell>
          <table:table-cell office:value-type="float" office:value="118272" calcext:value-type="float">
            <text:p>118272</text:p>
          </table:table-cell>
          <table:table-cell office:value-type="float" office:value="109056" calcext:value-type="float">
            <text:p>109056</text:p>
          </table:table-cell>
          <table:table-cell office:value-type="float" office:value="3686400" calcext:value-type="float">
            <text:p>3686400</text:p>
          </table:table-cell>
          <table:table-cell office:value-type="float" office:value="86400" calcext:value-type="float">
            <text:p>86400</text:p>
          </table:table-cell>
          <table:table-cell office:value-type="float" office:value="88704" calcext:value-type="float">
            <text:p>88704</text:p>
          </table:table-cell>
          <table:table-cell office:value-type="float" office:value="81792" calcext:value-type="float">
            <text:p>81792</text:p>
          </table:table-cell>
          <table:table-cell office:value-type="float" office:value="2764800" calcext:value-type="float">
            <text:p>2764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5-Nov-03 14:47:16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vert</text:p>
          </table:table-cell>
          <table:table-cell office:value-type="float" office:value="184320" calcext:value-type="float">
            <text:p>184320</text:p>
          </table:table-cell>
          <table:table-cell office:value-type="float" office:value="194688" calcext:value-type="float">
            <text:p>194688</text:p>
          </table:table-cell>
          <table:table-cell office:value-type="float" office:value="171648" calcext:value-type="float">
            <text:p>171648</text:p>
          </table:table-cell>
          <table:table-cell office:value-type="float" office:value="5898240" calcext:value-type="float">
            <text:p>5898240</text:p>
          </table:table-cell>
          <table:table-cell office:value-type="float" office:value="174080" calcext:value-type="float">
            <text:p>174080</text:p>
          </table:table-cell>
          <table:table-cell office:value-type="float" office:value="183872" calcext:value-type="float">
            <text:p>183872</text:p>
          </table:table-cell>
          <table:table-cell office:value-type="float" office:value="162112" calcext:value-type="float">
            <text:p>162112</text:p>
          </table:table-cell>
          <table:table-cell office:value-type="float" office:value="5570560" calcext:value-type="float">
            <text:p>55705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5-Nov-03 14:47:17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horiz</text:p>
          </table:table-cell>
          <table:table-cell office:value-type="float" office:value="124800" calcext:value-type="float">
            <text:p>124800</text:p>
          </table:table-cell>
          <table:table-cell office:value-type="float" office:value="128128" calcext:value-type="float">
            <text:p>128128</text:p>
          </table:table-cell>
          <table:table-cell office:value-type="float" office:value="118144" calcext:value-type="float">
            <text:p>118144</text:p>
          </table:table-cell>
          <table:table-cell office:value-type="float" office:value="3993600" calcext:value-type="float">
            <text:p>3993600</text:p>
          </table:table-cell>
          <table:table-cell office:value-type="float" office:value="96000" calcext:value-type="float">
            <text:p>96000</text:p>
          </table:table-cell>
          <table:table-cell office:value-type="float" office:value="98560" calcext:value-type="float">
            <text:p>98560</text:p>
          </table:table-cell>
          <table:table-cell office:value-type="float" office:value="90880" calcext:value-type="float">
            <text:p>90880</text:p>
          </table:table-cell>
          <table:table-cell office:value-type="float" office:value="3072000" calcext:value-type="float">
            <text:p>3072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5-Nov-03 14:47:18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vert</text:p>
          </table:table-cell>
          <table:table-cell office:value-type="float" office:value="204800" calcext:value-type="float">
            <text:p>204800</text:p>
          </table:table-cell>
          <table:table-cell office:value-type="float" office:value="217600" calcext:value-type="float">
            <text:p>217600</text:p>
          </table:table-cell>
          <table:table-cell office:value-type="float" office:value="193280" calcext:value-type="float">
            <text:p>193280</text:p>
          </table:table-cell>
          <table:table-cell office:value-type="float" office:value="6553600" calcext:value-type="float">
            <text:p>6553600</text:p>
          </table:table-cell>
          <table:table-cell office:value-type="float" office:value="194560" calcext:value-type="float">
            <text:p>194560</text:p>
          </table:table-cell>
          <table:table-cell office:value-type="float" office:value="206720" calcext:value-type="float">
            <text:p>206720</text:p>
          </table:table-cell>
          <table:table-cell office:value-type="float" office:value="183616" calcext:value-type="float">
            <text:p>183616</text:p>
          </table:table-cell>
          <table:table-cell office:value-type="float" office:value="6225920" calcext:value-type="float">
            <text:p>62259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5-Nov-03 14:47:2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horiz</text:p>
          </table:table-cell>
          <table:table-cell office:value-type="float" office:value="144000" calcext:value-type="float">
            <text:p>144000</text:p>
          </table:table-cell>
          <table:table-cell office:value-type="float" office:value="150720" calcext:value-type="float">
            <text:p>150720</text:p>
          </table:table-cell>
          <table:table-cell office:value-type="float" office:value="140160" calcext:value-type="float">
            <text:p>140160</text:p>
          </table:table-cell>
          <table:table-cell office:value-type="float" office:value="4608000" calcext:value-type="float">
            <text:p>46080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120576" calcext:value-type="float">
            <text:p>120576</text:p>
          </table:table-cell>
          <table:table-cell office:value-type="float" office:value="112128" calcext:value-type="float">
            <text:p>112128</text:p>
          </table:table-cell>
          <table:table-cell office:value-type="float" office:value="3686400" calcext:value-type="float">
            <text:p>3686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5-Nov-03 14:47:21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vert</text:p>
          </table:table-cell>
          <table:table-cell office:value-type="float" office:value="245760" calcext:value-type="float">
            <text:p>245760</text:p>
          </table:table-cell>
          <table:table-cell office:value-type="float" office:value="257280" calcext:value-type="float">
            <text:p>257280</text:p>
          </table:table-cell>
          <table:table-cell office:value-type="float" office:value="229632" calcext:value-type="float">
            <text:p>229632</text:p>
          </table:table-cell>
          <table:table-cell office:value-type="float" office:value="7864320" calcext:value-type="float">
            <text:p>7864320</text:p>
          </table:table-cell>
          <table:table-cell office:value-type="float" office:value="235520" calcext:value-type="float">
            <text:p>235520</text:p>
          </table:table-cell>
          <table:table-cell office:value-type="float" office:value="246560" calcext:value-type="float">
            <text:p>246560</text:p>
          </table:table-cell>
          <table:table-cell office:value-type="float" office:value="220064" calcext:value-type="float">
            <text:p>220064</text:p>
          </table:table-cell>
          <table:table-cell office:value-type="float" office:value="7536640" calcext:value-type="float">
            <text:p>7536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5-Nov-03 14:47:22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horiz</text:p>
          </table:table-cell>
          <table:table-cell office:value-type="float" office:value="172800" calcext:value-type="float">
            <text:p>172800</text:p>
          </table:table-cell>
          <table:table-cell office:value-type="float" office:value="177408" calcext:value-type="float">
            <text:p>177408</text:p>
          </table:table-cell>
          <table:table-cell office:value-type="float" office:value="163584" calcext:value-type="float">
            <text:p>163584</text:p>
          </table:table-cell>
          <table:table-cell office:value-type="float" office:value="5529600" calcext:value-type="float">
            <text:p>55296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147840" calcext:value-type="float">
            <text:p>147840</text:p>
          </table:table-cell>
          <table:table-cell office:value-type="float" office:value="136320" calcext:value-type="float">
            <text:p>136320</text:p>
          </table:table-cell>
          <table:table-cell office:value-type="float" office:value="4608000" calcext:value-type="float">
            <text:p>46080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5-Nov-03 14:47:2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vert</text:p>
          </table:table-cell>
          <table:table-cell office:value-type="float" office:value="307200" calcext:value-type="float">
            <text:p>307200</text:p>
          </table:table-cell>
          <table:table-cell office:value-type="float" office:value="321600" calcext:value-type="float">
            <text:p>321600</text:p>
          </table:table-cell>
          <table:table-cell office:value-type="float" office:value="288960" calcext:value-type="float">
            <text:p>288960</text:p>
          </table:table-cell>
          <table:table-cell office:value-type="float" office:value="9830400" calcext:value-type="float">
            <text:p>9830400</text:p>
          </table:table-cell>
          <table:table-cell office:value-type="float" office:value="296960" calcext:value-type="float">
            <text:p>296960</text:p>
          </table:table-cell>
          <table:table-cell office:value-type="float" office:value="310880" calcext:value-type="float">
            <text:p>310880</text:p>
          </table:table-cell>
          <table:table-cell office:value-type="float" office:value="279328" calcext:value-type="float">
            <text:p>279328</text:p>
          </table:table-cell>
          <table:table-cell office:value-type="float" office:value="9502720" calcext:value-type="float">
            <text:p>95027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5-Nov-03 14:47:25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get_by_2_pick_every_second</text:p>
          </table:table-cell>
          <table:table-cell office:value-type="float" office:value="4800" calcext:value-type="float">
            <text:p>4800</text:p>
          </table:table-cell>
          <table:table-cell office:value-type="float" office:value="4992" calcext:value-type="float">
            <text:p>4992</text:p>
          </table:table-cell>
          <table:table-cell office:value-type="float" office:value="4480" calcext:value-type="float">
            <text:p>4480</text:p>
          </table:table-cell>
          <table:table-cell office:value-type="float" office:value="153600" calcext:value-type="float">
            <text:p>153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5-Nov-03 14:47:26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oriz</text:p>
          </table:table-cell>
          <table:table-cell office:value-type="float" office:value="25600" calcext:value-type="float">
            <text:p>25600</text:p>
          </table:table-cell>
          <table:table-cell office:value-type="float" office:value="26880" calcext:value-type="float">
            <text:p>26880</text:p>
          </table:table-cell>
          <table:table-cell office:value-type="float" office:value="24960" calcext:value-type="float">
            <text:p>24960</text:p>
          </table:table-cell>
          <table:table-cell office:value-type="float" office:value="819200" calcext:value-type="float">
            <text:p>819200</text:p>
          </table:table-cell>
          <table:table-cell office:value-type="float" office:value="17920" calcext:value-type="float">
            <text:p>17920</text:p>
          </table:table-cell>
          <table:table-cell office:value-type="float" office:value="18816" calcext:value-type="float">
            <text:p>18816</text:p>
          </table:table-cell>
          <table:table-cell office:value-type="float" office:value="17472" calcext:value-type="float">
            <text:p>17472</text:p>
          </table:table-cell>
          <table:table-cell office:value-type="float" office:value="573440" calcext:value-type="float">
            <text:p>5734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5-Nov-03 14:47:27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vert</text:p>
          </table:table-cell>
          <table:table-cell office:value-type="float" office:value="35840" calcext:value-type="float">
            <text:p>35840</text:p>
          </table:table-cell>
          <table:table-cell office:value-type="float" office:value="37632" calcext:value-type="float">
            <text:p>37632</text:p>
          </table:table-cell>
          <table:table-cell office:value-type="float" office:value="34048" calcext:value-type="float">
            <text:p>34048</text:p>
          </table:table-cell>
          <table:table-cell office:value-type="float" office:value="1146880" calcext:value-type="float">
            <text:p>1146880</text:p>
          </table:table-cell>
          <table:table-cell office:value-type="float" office:value="33280" calcext:value-type="float">
            <text:p>33280</text:p>
          </table:table-cell>
          <table:table-cell office:value-type="float" office:value="34944" calcext:value-type="float">
            <text:p>34944</text:p>
          </table:table-cell>
          <table:table-cell office:value-type="float" office:value="31616" calcext:value-type="float">
            <text:p>31616</text:p>
          </table:table-cell>
          <table:table-cell office:value-type="float" office:value="1064960" calcext:value-type="float">
            <text:p>10649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5-Nov-03 14:47:28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horiz</text:p>
          </table:table-cell>
          <table:table-cell office:value-type="float" office:value="30720" calcext:value-type="float">
            <text:p>30720</text:p>
          </table:table-cell>
          <table:table-cell office:value-type="float" office:value="31488" calcext:value-type="float">
            <text:p>31488</text:p>
          </table:table-cell>
          <table:table-cell office:value-type="float" office:value="29184" calcext:value-type="float">
            <text:p>29184</text:p>
          </table:table-cell>
          <table:table-cell office:value-type="float" office:value="983040" calcext:value-type="float">
            <text:p>983040</text:p>
          </table:table-cell>
          <table:table-cell office:value-type="float" office:value="23040" calcext:value-type="float">
            <text:p>23040</text:p>
          </table:table-cell>
          <table:table-cell office:value-type="float" office:value="23616" calcext:value-type="float">
            <text:p>23616</text:p>
          </table:table-cell>
          <table:table-cell office:value-type="float" office:value="21888" calcext:value-type="float">
            <text:p>21888</text:p>
          </table:table-cell>
          <table:table-cell office:value-type="float" office:value="737280" calcext:value-type="float">
            <text:p>737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5-Nov-03 14:47:3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vert</text:p>
          </table:table-cell>
          <table:table-cell office:value-type="float" office:value="46080" calcext:value-type="float">
            <text:p>46080</text:p>
          </table:table-cell>
          <table:table-cell office:value-type="float" office:value="48384" calcext:value-type="float">
            <text:p>48384</text:p>
          </table:table-cell>
          <table:table-cell office:value-type="float" office:value="43200" calcext:value-type="float">
            <text:p>43200</text:p>
          </table:table-cell>
          <table:table-cell office:value-type="float" office:value="1474560" calcext:value-type="float">
            <text:p>1474560</text:p>
          </table:table-cell>
          <table:table-cell office:value-type="float" office:value="43520" calcext:value-type="float">
            <text:p>43520</text:p>
          </table:table-cell>
          <table:table-cell office:value-type="float" office:value="45696" calcext:value-type="float">
            <text:p>45696</text:p>
          </table:table-cell>
          <table:table-cell office:value-type="float" office:value="40800" calcext:value-type="float">
            <text:p>40800</text:p>
          </table:table-cell>
          <table:table-cell office:value-type="float" office:value="1392640" calcext:value-type="float">
            <text:p>1392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5-Nov-03 14:47:31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horiz</text:p>
          </table:table-cell>
          <table:table-cell office:value-type="float" office:value="33280" calcext:value-type="float">
            <text:p>33280</text:p>
          </table:table-cell>
          <table:table-cell office:value-type="float" office:value="34112" calcext:value-type="float">
            <text:p>34112</text:p>
          </table:table-cell>
          <table:table-cell office:value-type="float" office:value="32448" calcext:value-type="float">
            <text:p>32448</text:p>
          </table:table-cell>
          <table:table-cell office:value-type="float" office:value="1064960" calcext:value-type="float">
            <text:p>1064960</text:p>
          </table:table-cell>
          <table:table-cell office:value-type="float" office:value="25600" calcext:value-type="float">
            <text:p>25600</text:p>
          </table:table-cell>
          <table:table-cell office:value-type="float" office:value="26240" calcext:value-type="float">
            <text:p>26240</text:p>
          </table:table-cell>
          <table:table-cell office:value-type="float" office:value="24960" calcext:value-type="float">
            <text:p>24960</text:p>
          </table:table-cell>
          <table:table-cell office:value-type="float" office:value="819200" calcext:value-type="float">
            <text:p>819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5-Nov-03 14:47:32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vert</text:p>
          </table:table-cell>
          <table:table-cell office:value-type="float" office:value="51200" calcext:value-type="float">
            <text:p>51200</text:p>
          </table:table-cell>
          <table:table-cell office:value-type="float" office:value="53760" calcext:value-type="float">
            <text:p>53760</text:p>
          </table:table-cell>
          <table:table-cell office:value-type="float" office:value="47360" calcext:value-type="float">
            <text:p>47360</text:p>
          </table:table-cell>
          <table:table-cell office:value-type="float" office:value="1638400" calcext:value-type="float">
            <text:p>1638400</text:p>
          </table:table-cell>
          <table:table-cell office:value-type="float" office:value="48640" calcext:value-type="float">
            <text:p>48640</text:p>
          </table:table-cell>
          <table:table-cell office:value-type="float" office:value="51072" calcext:value-type="float">
            <text:p>51072</text:p>
          </table:table-cell>
          <table:table-cell office:value-type="float" office:value="44992" calcext:value-type="float">
            <text:p>44992</text:p>
          </table:table-cell>
          <table:table-cell office:value-type="float" office:value="1556480" calcext:value-type="float">
            <text:p>15564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5-Nov-03 14:47:3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riz</text:p>
          </table:table-cell>
          <table:table-cell office:value-type="float" office:value="38400" calcext:value-type="float">
            <text:p>38400</text:p>
          </table:table-cell>
          <table:table-cell office:value-type="float" office:value="39360" calcext:value-type="float">
            <text:p>39360</text:p>
          </table:table-cell>
          <table:table-cell office:value-type="float" office:value="36480" calcext:value-type="float">
            <text:p>36480</text:p>
          </table:table-cell>
          <table:table-cell office:value-type="float" office:value="1228800" calcext:value-type="float">
            <text:p>1228800</text:p>
          </table:table-cell>
          <table:table-cell office:value-type="float" office:value="30720" calcext:value-type="float">
            <text:p>30720</text:p>
          </table:table-cell>
          <table:table-cell office:value-type="float" office:value="31488" calcext:value-type="float">
            <text:p>31488</text:p>
          </table:table-cell>
          <table:table-cell office:value-type="float" office:value="29184" calcext:value-type="float">
            <text:p>29184</text:p>
          </table:table-cell>
          <table:table-cell office:value-type="float" office:value="983040" calcext:value-type="float">
            <text:p>9830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5-Nov-03 14:47:3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vert</text:p>
          </table:table-cell>
          <table:table-cell office:value-type="float" office:value="61440" calcext:value-type="float">
            <text:p>61440</text:p>
          </table:table-cell>
          <table:table-cell office:value-type="float" office:value="65280" calcext:value-type="float">
            <text:p>65280</text:p>
          </table:table-cell>
          <table:table-cell office:value-type="float" office:value="58368" calcext:value-type="float">
            <text:p>58368</text:p>
          </table:table-cell>
          <table:table-cell office:value-type="float" office:value="1966080" calcext:value-type="float">
            <text:p>1966080</text:p>
          </table:table-cell>
          <table:table-cell office:value-type="float" office:value="58880" calcext:value-type="float">
            <text:p>58880</text:p>
          </table:table-cell>
          <table:table-cell office:value-type="float" office:value="62560" calcext:value-type="float">
            <text:p>62560</text:p>
          </table:table-cell>
          <table:table-cell office:value-type="float" office:value="55936" calcext:value-type="float">
            <text:p>55936</text:p>
          </table:table-cell>
          <table:table-cell office:value-type="float" office:value="1884160" calcext:value-type="float">
            <text:p>18841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5-Nov-03 14:47:36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horiz</text:p>
          </table:table-cell>
          <table:table-cell office:value-type="float" office:value="46080" calcext:value-type="float">
            <text:p>46080</text:p>
          </table:table-cell>
          <table:table-cell office:value-type="float" office:value="47232" calcext:value-type="float">
            <text:p>47232</text:p>
          </table:table-cell>
          <table:table-cell office:value-type="float" office:value="44928" calcext:value-type="float">
            <text:p>44928</text:p>
          </table:table-cell>
          <table:table-cell office:value-type="float" office:value="1474560" calcext:value-type="float">
            <text:p>1474560</text:p>
          </table:table-cell>
          <table:table-cell office:value-type="float" office:value="38400" calcext:value-type="float">
            <text:p>38400</text:p>
          </table:table-cell>
          <table:table-cell office:value-type="float" office:value="39360" calcext:value-type="float">
            <text:p>39360</text:p>
          </table:table-cell>
          <table:table-cell office:value-type="float" office:value="37440" calcext:value-type="float">
            <text:p>37440</text:p>
          </table:table-cell>
          <table:table-cell office:value-type="float" office:value="1228800" calcext:value-type="float">
            <text:p>1228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5-Nov-03 14:47:37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vert</text:p>
          </table:table-cell>
          <table:table-cell office:value-type="float" office:value="76800" calcext:value-type="float">
            <text:p>76800</text:p>
          </table:table-cell>
          <table:table-cell office:value-type="float" office:value="81600" calcext:value-type="float">
            <text:p>81600</text:p>
          </table:table-cell>
          <table:table-cell office:value-type="float" office:value="71040" calcext:value-type="float">
            <text:p>71040</text:p>
          </table:table-cell>
          <table:table-cell office:value-type="float" office:value="2457600" calcext:value-type="float">
            <text:p>2457600</text:p>
          </table:table-cell>
          <table:table-cell office:value-type="float" office:value="74240" calcext:value-type="float">
            <text:p>74240</text:p>
          </table:table-cell>
          <table:table-cell office:value-type="float" office:value="78880" calcext:value-type="float">
            <text:p>78880</text:p>
          </table:table-cell>
          <table:table-cell office:value-type="float" office:value="68672" calcext:value-type="float">
            <text:p>68672</text:p>
          </table:table-cell>
          <table:table-cell office:value-type="float" office:value="2375680" calcext:value-type="float">
            <text:p>23756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5-Nov-03 14:47:38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get_by_2_pick_every_second</text:p>
          </table:table-cell>
          <table:table-cell office:value-type="float" office:value="1200" calcext:value-type="float">
            <text:p>1200</text:p>
          </table:table-cell>
          <table:table-cell office:value-type="float" office:value="1456" calcext:value-type="float">
            <text:p>1456</text:p>
          </table:table-cell>
          <table:table-cell office:value-type="float" office:value="912" calcext:value-type="float">
            <text:p>912</text:p>
          </table:table-cell>
          <table:table-cell office:value-type="float" office:value="38400" calcext:value-type="float">
            <text:p>38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5-Nov-03 14:47:39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6400" calcext:value-type="float">
            <text:p>6400</text:p>
          </table:table-cell>
          <table:table-cell office:value-type="float" office:value="204800" calcext:value-type="float">
            <text:p>204800</text:p>
          </table:table-cell>
          <table:table-cell table:number-columns-repeated="3" office:value-type="float" office:value="4480" calcext:value-type="float">
            <text:p>4480</text:p>
          </table:table-cell>
          <table:table-cell office:value-type="float" office:value="143360" calcext:value-type="float">
            <text:p>143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5-Nov-03 14:47:4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8960" calcext:value-type="float">
            <text:p>8960</text:p>
          </table:table-cell>
          <table:table-cell office:value-type="float" office:value="286720" calcext:value-type="float">
            <text:p>286720</text:p>
          </table:table-cell>
          <table:table-cell table:number-columns-repeated="3" office:value-type="float" office:value="8320" calcext:value-type="float">
            <text:p>8320</text:p>
          </table:table-cell>
          <table:table-cell office:value-type="float" office:value="266240" calcext:value-type="float">
            <text:p>266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5-Nov-03 14:47:42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7680" calcext:value-type="float">
            <text:p>7680</text:p>
          </table:table-cell>
          <table:table-cell office:value-type="float" office:value="245760" calcext:value-type="float">
            <text:p>245760</text:p>
          </table:table-cell>
          <table:table-cell table:number-columns-repeated="3" office:value-type="float" office:value="5760" calcext:value-type="float">
            <text:p>5760</text:p>
          </table:table-cell>
          <table:table-cell office:value-type="float" office:value="184320" calcext:value-type="float">
            <text:p>1843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5-Nov-03 14:47:4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vert</text:p>
          </table:table-cell>
          <table:table-cell office:value-type="float" office:value="11520" calcext:value-type="float">
            <text:p>11520</text:p>
          </table:table-cell>
          <table:table-cell office:value-type="float" office:value="12096" calcext:value-type="float">
            <text:p>12096</text:p>
          </table:table-cell>
          <table:table-cell office:value-type="float" office:value="10944" calcext:value-type="float">
            <text:p>10944</text:p>
          </table:table-cell>
          <table:table-cell office:value-type="float" office:value="368640" calcext:value-type="float">
            <text:p>368640</text:p>
          </table:table-cell>
          <table:table-cell office:value-type="float" office:value="10880" calcext:value-type="float">
            <text:p>10880</text:p>
          </table:table-cell>
          <table:table-cell office:value-type="float" office:value="11424" calcext:value-type="float">
            <text:p>11424</text:p>
          </table:table-cell>
          <table:table-cell office:value-type="float" office:value="10336" calcext:value-type="float">
            <text:p>10336</text:p>
          </table:table-cell>
          <table:table-cell office:value-type="float" office:value="348160" calcext:value-type="float">
            <text:p>3481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5-Nov-03 14:47:44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8320" calcext:value-type="float">
            <text:p>8320</text:p>
          </table:table-cell>
          <table:table-cell office:value-type="float" office:value="266240" calcext:value-type="float">
            <text:p>266240</text:p>
          </table:table-cell>
          <table:table-cell table:number-columns-repeated="3" office:value-type="float" office:value="6400" calcext:value-type="float">
            <text:p>6400</text:p>
          </table:table-cell>
          <table:table-cell office:value-type="float" office:value="204800" calcext:value-type="float">
            <text:p>204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5-Nov-03 14:47:45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12800" calcext:value-type="float">
            <text:p>12800</text:p>
          </table:table-cell>
          <table:table-cell office:value-type="float" office:value="409600" calcext:value-type="float">
            <text:p>409600</text:p>
          </table:table-cell>
          <table:table-cell table:number-columns-repeated="3" office:value-type="float" office:value="12160" calcext:value-type="float">
            <text:p>12160</text:p>
          </table:table-cell>
          <table:table-cell office:value-type="float" office:value="389120" calcext:value-type="float">
            <text:p>3891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5-Nov-03 14:47:4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9600" calcext:value-type="float">
            <text:p>9600</text:p>
          </table:table-cell>
          <table:table-cell office:value-type="float" office:value="307200" calcext:value-type="float">
            <text:p>307200</text:p>
          </table:table-cell>
          <table:table-cell table:number-columns-repeated="3" office:value-type="float" office:value="7680" calcext:value-type="float">
            <text:p>7680</text:p>
          </table:table-cell>
          <table:table-cell office:value-type="float" office:value="245760" calcext:value-type="float">
            <text:p>2457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5-Nov-03 14:47:48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15360" calcext:value-type="float">
            <text:p>15360</text:p>
          </table:table-cell>
          <table:table-cell office:value-type="float" office:value="491520" calcext:value-type="float">
            <text:p>491520</text:p>
          </table:table-cell>
          <table:table-cell table:number-columns-repeated="3" office:value-type="float" office:value="14720" calcext:value-type="float">
            <text:p>14720</text:p>
          </table:table-cell>
          <table:table-cell office:value-type="float" office:value="471040" calcext:value-type="float">
            <text:p>4710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5-Nov-03 14:47:49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horiz</text:p>
          </table:table-cell>
          <table:table-cell table:number-columns-repeated="3" office:value-type="float" office:value="11520" calcext:value-type="float">
            <text:p>11520</text:p>
          </table:table-cell>
          <table:table-cell office:value-type="float" office:value="368640" calcext:value-type="float">
            <text:p>368640</text:p>
          </table:table-cell>
          <table:table-cell table:number-columns-repeated="3" office:value-type="float" office:value="9600" calcext:value-type="float">
            <text:p>9600</text:p>
          </table:table-cell>
          <table:table-cell office:value-type="float" office:value="307200" calcext:value-type="float">
            <text:p>307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5-Nov-03 14:47:5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vert</text:p>
          </table:table-cell>
          <table:table-cell office:value-type="float" office:value="19200" calcext:value-type="float">
            <text:p>19200</text:p>
          </table:table-cell>
          <table:table-cell office:value-type="float" office:value="20160" calcext:value-type="float">
            <text:p>20160</text:p>
          </table:table-cell>
          <table:table-cell office:value-type="float" office:value="18240" calcext:value-type="float">
            <text:p>18240</text:p>
          </table:table-cell>
          <table:table-cell office:value-type="float" office:value="614400" calcext:value-type="float">
            <text:p>614400</text:p>
          </table:table-cell>
          <table:table-cell office:value-type="float" office:value="18560" calcext:value-type="float">
            <text:p>18560</text:p>
          </table:table-cell>
          <table:table-cell office:value-type="float" office:value="19488" calcext:value-type="float">
            <text:p>19488</text:p>
          </table:table-cell>
          <table:table-cell office:value-type="float" office:value="17632" calcext:value-type="float">
            <text:p>17632</text:p>
          </table:table-cell>
          <table:table-cell office:value-type="float" office:value="593920" calcext:value-type="float">
            <text:p>5939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5-Nov-03 14:47:5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get_by_2_pick_every_second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office:value-type="float" office:value="9600" calcext:value-type="float">
            <text:p>9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5-Nov-03 14:47:52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horiz</text:p>
          </table:table-cell>
          <table:table-cell office:value-type="float" office:value="1600" calcext:value-type="float">
            <text:p>1600</text:p>
          </table:table-cell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office:value-type="float" office:value="51200" calcext:value-type="float">
            <text:p>51200</text:p>
          </table:table-cell>
          <table:table-cell office:value-type="float" office:value="1120" calcext:value-type="float">
            <text:p>1120</text:p>
          </table:table-cell>
          <table:table-cell office:value-type="float" office:value="1344" calcext:value-type="float">
            <text:p>1344</text:p>
          </table:table-cell>
          <table:table-cell office:value-type="float" office:value="896" calcext:value-type="float">
            <text:p>896</text:p>
          </table:table-cell>
          <table:table-cell office:value-type="float" office:value="35840" calcext:value-type="float">
            <text:p>358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5-Nov-03 14:47:54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2240" calcext:value-type="float">
            <text:p>2240</text:p>
          </table:table-cell>
          <table:table-cell office:value-type="float" office:value="71680" calcext:value-type="float">
            <text:p>71680</text:p>
          </table:table-cell>
          <table:table-cell table:number-columns-repeated="3" office:value-type="float" office:value="2080" calcext:value-type="float">
            <text:p>2080</text:p>
          </table:table-cell>
          <table:table-cell office:value-type="float" office:value="66560" calcext:value-type="float">
            <text:p>665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5-Nov-03 14:47:5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horiz</text:p>
          </table:table-cell>
          <table:table-cell office:value-type="float" office:value="1920" calcext:value-type="float">
            <text:p>1920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office:value-type="float" office:value="61440" calcext:value-type="float">
            <text:p>61440</text:p>
          </table:table-cell>
          <table:table-cell office:value-type="float" office:value="1440" calcext:value-type="float">
            <text:p>1440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46080" calcext:value-type="float">
            <text:p>460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5-Nov-03 14:47:56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2880" calcext:value-type="float">
            <text:p>2880</text:p>
          </table:table-cell>
          <table:table-cell office:value-type="float" office:value="92160" calcext:value-type="float">
            <text:p>92160</text:p>
          </table:table-cell>
          <table:table-cell table:number-columns-repeated="3" office:value-type="float" office:value="2720" calcext:value-type="float">
            <text:p>2720</text:p>
          </table:table-cell>
          <table:table-cell office:value-type="float" office:value="87040" calcext:value-type="float">
            <text:p>870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5-Nov-03 14:47:57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horiz</text:p>
          </table:table-cell>
          <table:table-cell office:value-type="float" office:value="2080" calcext:value-type="float">
            <text:p>2080</text:p>
          </table:table-cell>
          <table:table-cell office:value-type="float" office:value="2496" calcext:value-type="float">
            <text:p>2496</text:p>
          </table:table-cell>
          <table:table-cell office:value-type="float" office:value="1664" calcext:value-type="float">
            <text:p>1664</text:p>
          </table:table-cell>
          <table:table-cell office:value-type="float" office:value="66560" calcext:value-type="float">
            <text:p>66560</text:p>
          </table:table-cell>
          <table:table-cell office:value-type="float" office:value="1600" calcext:value-type="float">
            <text:p>1600</text:p>
          </table:table-cell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office:value-type="float" office:value="51200" calcext:value-type="float">
            <text:p>51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5-Nov-03 14:47:58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102400" calcext:value-type="float">
            <text:p>102400</text:p>
          </table:table-cell>
          <table:table-cell table:number-columns-repeated="3" office:value-type="float" office:value="3040" calcext:value-type="float">
            <text:p>3040</text:p>
          </table:table-cell>
          <table:table-cell office:value-type="float" office:value="97280" calcext:value-type="float">
            <text:p>97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5-Nov-03 14:47:5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oriz</text:p>
          </table:table-cell>
          <table:table-cell office:value-type="float" office:value="2400" calcext:value-type="float">
            <text:p>2400</text:p>
          </table:table-cell>
          <table:table-cell office:value-type="float" office:value="2880" calcext:value-type="float">
            <text:p>2880</text:p>
          </table:table-cell>
          <table:table-cell office:value-type="float" office:value="1920" calcext:value-type="float">
            <text:p>1920</text:p>
          </table:table-cell>
          <table:table-cell office:value-type="float" office:value="76800" calcext:value-type="float">
            <text:p>76800</text:p>
          </table:table-cell>
          <table:table-cell office:value-type="float" office:value="1920" calcext:value-type="float">
            <text:p>1920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office:value-type="float" office:value="61440" calcext:value-type="float">
            <text:p>614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5-Nov-03 14:48:01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3840" calcext:value-type="float">
            <text:p>3840</text:p>
          </table:table-cell>
          <table:table-cell office:value-type="float" office:value="122880" calcext:value-type="float">
            <text:p>122880</text:p>
          </table:table-cell>
          <table:table-cell table:number-columns-repeated="3" office:value-type="float" office:value="3680" calcext:value-type="float">
            <text:p>3680</text:p>
          </table:table-cell>
          <table:table-cell office:value-type="float" office:value="117760" calcext:value-type="float">
            <text:p>1177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5-Nov-03 14:48:02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oriz</text:p>
          </table:table-cell>
          <table:table-cell office:value-type="float" office:value="2880" calcext:value-type="float">
            <text:p>2880</text:p>
          </table:table-cell>
          <table:table-cell office:value-type="float" office:value="3456" calcext:value-type="float">
            <text:p>3456</text:p>
          </table:table-cell>
          <table:table-cell office:value-type="float" office:value="2304" calcext:value-type="float">
            <text:p>2304</text:p>
          </table:table-cell>
          <table:table-cell office:value-type="float" office:value="92160" calcext:value-type="float">
            <text:p>92160</text:p>
          </table:table-cell>
          <table:table-cell office:value-type="float" office:value="2400" calcext:value-type="float">
            <text:p>2400</text:p>
          </table:table-cell>
          <table:table-cell office:value-type="float" office:value="2880" calcext:value-type="float">
            <text:p>2880</text:p>
          </table:table-cell>
          <table:table-cell office:value-type="float" office:value="1920" calcext:value-type="float">
            <text:p>1920</text:p>
          </table:table-cell>
          <table:table-cell office:value-type="float" office:value="76800" calcext:value-type="float">
            <text:p>76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5-Nov-03 14:48:0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vert</text:p>
          </table:table-cell>
          <table:table-cell table:number-columns-repeated="3" office:value-type="float" office:value="4800" calcext:value-type="float">
            <text:p>4800</text:p>
          </table:table-cell>
          <table:table-cell office:value-type="float" office:value="153600" calcext:value-type="float">
            <text:p>153600</text:p>
          </table:table-cell>
          <table:table-cell table:number-columns-repeated="3" office:value-type="float" office:value="4640" calcext:value-type="float">
            <text:p>4640</text:p>
          </table:table-cell>
          <table:table-cell office:value-type="float" office:value="148480" calcext:value-type="float">
            <text:p>1484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5-Nov-03 14:48:04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get_by_2_pick_every_second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400" calcext:value-type="float">
            <text:p>24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5-Nov-03 14:48:05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horiz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office:value-type="float" office:value="280" calcext:value-type="float">
            <text:p>28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960" calcext:value-type="float">
            <text:p>89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5-Nov-03 14:48:07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vert</text:p>
          </table:table-cell>
          <table:table-cell office:value-type="float" office:value="1120" calcext:value-type="float">
            <text:p>1120</text:p>
          </table:table-cell>
          <table:table-cell office:value-type="float" office:value="1344" calcext:value-type="float">
            <text:p>1344</text:p>
          </table:table-cell>
          <table:table-cell office:value-type="float" office:value="896" calcext:value-type="float">
            <text:p>896</text:p>
          </table:table-cell>
          <table:table-cell office:value-type="float" office:value="35840" calcext:value-type="float">
            <text:p>35840</text:p>
          </table:table-cell>
          <table:table-cell office:value-type="float" office:value="1040" calcext:value-type="float">
            <text:p>1040</text:p>
          </table:table-cell>
          <table:table-cell office:value-type="float" office:value="1248" calcext:value-type="float">
            <text:p>1248</text:p>
          </table:table-cell>
          <table:table-cell office:value-type="float" office:value="832" calcext:value-type="float">
            <text:p>832</text:p>
          </table:table-cell>
          <table:table-cell office:value-type="float" office:value="33280" calcext:value-type="float">
            <text:p>332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5-Nov-03 14:48:08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horiz</text:p>
          </table:table-cell>
          <table:table-cell office:value-type="float" office:value="480" calcext:value-type="float">
            <text:p>48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office:value-type="float" office:value="360" calcext:value-type="float">
            <text:p>36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5-Nov-03 14:48:09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vert</text:p>
          </table:table-cell>
          <table:table-cell office:value-type="float" office:value="1440" calcext:value-type="float">
            <text:p>1440</text:p>
          </table:table-cell>
          <table:table-cell office:value-type="float" office:value="1728" calcext:value-type="float">
            <text:p>1728</text:p>
          </table:table-cell>
          <table:table-cell office:value-type="float" office:value="1152" calcext:value-type="float">
            <text:p>1152</text:p>
          </table:table-cell>
          <table:table-cell office:value-type="float" office:value="46080" calcext:value-type="float">
            <text:p>46080</text:p>
          </table:table-cell>
          <table:table-cell office:value-type="float" office:value="1360" calcext:value-type="float">
            <text:p>1360</text:p>
          </table:table-cell>
          <table:table-cell office:value-type="float" office:value="1632" calcext:value-type="float">
            <text:p>1632</text:p>
          </table:table-cell>
          <table:table-cell office:value-type="float" office:value="1088" calcext:value-type="float">
            <text:p>1088</text:p>
          </table:table-cell>
          <table:table-cell office:value-type="float" office:value="43520" calcext:value-type="float">
            <text:p>43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5-Nov-03 14:48:1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horiz</text:p>
          </table:table-cell>
          <table:table-cell office:value-type="float" office:value="520" calcext:value-type="float">
            <text:p>52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16640" calcext:value-type="float">
            <text:p>16640</text:p>
          </table:table-cell>
          <table:table-cell office:value-type="float" office:value="400" calcext:value-type="float">
            <text:p>40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5-Nov-03 14:48:11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vert</text:p>
          </table:table-cell>
          <table:table-cell office:value-type="float" office:value="1600" calcext:value-type="float">
            <text:p>1600</text:p>
          </table:table-cell>
          <table:table-cell office:value-type="float" office:value="1920" calcext:value-type="float">
            <text:p>1920</text:p>
          </table:table-cell>
          <table:table-cell office:value-type="float" office:value="1280" calcext:value-type="float">
            <text:p>1280</text:p>
          </table:table-cell>
          <table:table-cell office:value-type="float" office:value="51200" calcext:value-type="float">
            <text:p>51200</text:p>
          </table:table-cell>
          <table:table-cell office:value-type="float" office:value="1520" calcext:value-type="float">
            <text:p>1520</text:p>
          </table:table-cell>
          <table:table-cell office:value-type="float" office:value="1824" calcext:value-type="float">
            <text:p>1824</text:p>
          </table:table-cell>
          <table:table-cell office:value-type="float" office:value="1216" calcext:value-type="float">
            <text:p>1216</text:p>
          </table:table-cell>
          <table:table-cell office:value-type="float" office:value="48640" calcext:value-type="float">
            <text:p>48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5-Nov-03 14:48:12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horiz</text:p>
          </table:table-cell>
          <table:table-cell office:value-type="float" office:value="600" calcext:value-type="float">
            <text:p>60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office:value-type="float" office:value="480" calcext:value-type="float">
            <text:p>48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5360" calcext:value-type="float">
            <text:p>15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5-Nov-03 14:48:14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vert</text:p>
          </table:table-cell>
          <table:table-cell office:value-type="float" office:value="1920" calcext:value-type="float">
            <text:p>1920</text:p>
          </table:table-cell>
          <table:table-cell office:value-type="float" office:value="2304" calcext:value-type="float">
            <text:p>2304</text:p>
          </table:table-cell>
          <table:table-cell office:value-type="float" office:value="1536" calcext:value-type="float">
            <text:p>1536</text:p>
          </table:table-cell>
          <table:table-cell office:value-type="float" office:value="61440" calcext:value-type="float">
            <text:p>61440</text:p>
          </table:table-cell>
          <table:table-cell office:value-type="float" office:value="1840" calcext:value-type="float">
            <text:p>1840</text:p>
          </table:table-cell>
          <table:table-cell office:value-type="float" office:value="2208" calcext:value-type="float">
            <text:p>2208</text:p>
          </table:table-cell>
          <table:table-cell office:value-type="float" office:value="1472" calcext:value-type="float">
            <text:p>1472</text:p>
          </table:table-cell>
          <table:table-cell office:value-type="float" office:value="58880" calcext:value-type="float">
            <text:p>588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5-Nov-03 14:48:15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horiz</text:p>
          </table:table-cell>
          <table:table-cell office:value-type="float" office:value="720" calcext:value-type="float">
            <text:p>72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23040" calcext:value-type="float">
            <text:p>23040</text:p>
          </table:table-cell>
          <table:table-cell office:value-type="float" office:value="600" calcext:value-type="float">
            <text:p>60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5-Nov-03 14:48:16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ert</text:p>
          </table:table-cell>
          <table:table-cell office:value-type="float" office:value="2400" calcext:value-type="float">
            <text:p>2400</text:p>
          </table:table-cell>
          <table:table-cell office:value-type="float" office:value="2880" calcext:value-type="float">
            <text:p>2880</text:p>
          </table:table-cell>
          <table:table-cell office:value-type="float" office:value="1920" calcext:value-type="float">
            <text:p>1920</text:p>
          </table:table-cell>
          <table:table-cell office:value-type="float" office:value="76800" calcext:value-type="float">
            <text:p>76800</text:p>
          </table:table-cell>
          <table:table-cell office:value-type="float" office:value="2320" calcext:value-type="float">
            <text:p>2320</text:p>
          </table:table-cell>
          <table:table-cell office:value-type="float" office:value="2784" calcext:value-type="float">
            <text:p>2784</text:p>
          </table:table-cell>
          <table:table-cell office:value-type="float" office:value="1856" calcext:value-type="float">
            <text:p>1856</text:p>
          </table:table-cell>
          <table:table-cell office:value-type="float" office:value="74240" calcext:value-type="float">
            <text:p>742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5-Nov-03 14:48:17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get_by_2_pick_every_second</text:p>
          </table:table-cell>
          <table:table-cell office:value-type="float" office:value="18.75" calcext:value-type="float">
            <text:p>18.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5-Nov-03 14:48:18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horiz</text:p>
          </table:table-cell>
          <table:table-cell office:value-type="float" office:value="240" calcext:value-type="float">
            <text:p>24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office:value-type="float" office:value="168" calcext:value-type="float">
            <text:p>16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5-Nov-03 14:48:20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vert</text:p>
          </table:table-cell>
          <table:table-cell office:value-type="float" office:value="560" calcext:value-type="float">
            <text:p>560</text:p>
          </table:table-cell>
          <table:table-cell office:value-type="float" office:value="896" calcext:value-type="float">
            <text:p>896</text:p>
          </table:table-cell>
          <table:table-cell office:value-type="float" office:value="448" calcext:value-type="float">
            <text:p>448</text:p>
          </table:table-cell>
          <table:table-cell office:value-type="float" office:value="17920" calcext:value-type="float">
            <text:p>17920</text:p>
          </table:table-cell>
          <table:table-cell office:value-type="float" office:value="520" calcext:value-type="float">
            <text:p>520</text:p>
          </table:table-cell>
          <table:table-cell office:value-type="float" office:value="832" calcext:value-type="float">
            <text:p>832</text:p>
          </table:table-cell>
          <table:table-cell office:value-type="float" office:value="416" calcext:value-type="float">
            <text:p>416</text:p>
          </table:table-cell>
          <table:table-cell office:value-type="float" office:value="16640" calcext:value-type="float">
            <text:p>166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5-Nov-03 14:48:21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horiz</text:p>
          </table:table-cell>
          <table:table-cell office:value-type="float" office:value="288" calcext:value-type="float">
            <text:p>288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216" calcext:value-type="float">
            <text:p>216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6912" calcext:value-type="float">
            <text:p>69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5-Nov-03 14:48:2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vert</text:p>
          </table:table-cell>
          <table:table-cell office:value-type="float" office:value="720" calcext:value-type="float">
            <text:p>720</text:p>
          </table:table-cell>
          <table:table-cell office:value-type="float" office:value="1152" calcext:value-type="float">
            <text:p>1152</text:p>
          </table:table-cell>
          <table:table-cell office:value-type="float" office:value="576" calcext:value-type="float">
            <text:p>576</text:p>
          </table:table-cell>
          <table:table-cell office:value-type="float" office:value="23040" calcext:value-type="float">
            <text:p>23040</text:p>
          </table:table-cell>
          <table:table-cell office:value-type="float" office:value="680" calcext:value-type="float">
            <text:p>680</text:p>
          </table:table-cell>
          <table:table-cell office:value-type="float" office:value="1088" calcext:value-type="float">
            <text:p>1088</text:p>
          </table:table-cell>
          <table:table-cell office:value-type="float" office:value="544" calcext:value-type="float">
            <text:p>544</text:p>
          </table:table-cell>
          <table:table-cell office:value-type="float" office:value="21760" calcext:value-type="float">
            <text:p>217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5-Nov-03 14:48:23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horiz</text:p>
          </table:table-cell>
          <table:table-cell office:value-type="float" office:value="312" calcext:value-type="float">
            <text:p>31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9984" calcext:value-type="float">
            <text:p>9984</text:p>
          </table:table-cell>
          <table:table-cell office:value-type="float" office:value="240" calcext:value-type="float">
            <text:p>24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5-Nov-03 14:48:2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vert</text:p>
          </table:table-cell>
          <table:table-cell office:value-type="float" office:value="800" calcext:value-type="float">
            <text:p>800</text:p>
          </table:table-cell>
          <table:table-cell office:value-type="float" office:value="1280" calcext:value-type="float">
            <text:p>1280</text:p>
          </table:table-cell>
          <table:table-cell office:value-type="float" office:value="640" calcext:value-type="float">
            <text:p>640</text:p>
          </table:table-cell>
          <table:table-cell office:value-type="float" office:value="25600" calcext:value-type="float">
            <text:p>25600</text:p>
          </table:table-cell>
          <table:table-cell office:value-type="float" office:value="760" calcext:value-type="float">
            <text:p>760</text:p>
          </table:table-cell>
          <table:table-cell office:value-type="float" office:value="1216" calcext:value-type="float">
            <text:p>1216</text:p>
          </table:table-cell>
          <table:table-cell office:value-type="float" office:value="608" calcext:value-type="float">
            <text:p>608</text:p>
          </table:table-cell>
          <table:table-cell office:value-type="float" office:value="24320" calcext:value-type="float">
            <text:p>243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5-Nov-03 14:48:25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horiz</text:p>
          </table:table-cell>
          <table:table-cell office:value-type="float" office:value="360" calcext:value-type="float">
            <text:p>36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 office:value-type="float" office:value="288" calcext:value-type="float">
            <text:p>288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5-Nov-03 14:48:27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vert</text:p>
          </table:table-cell>
          <table:table-cell office:value-type="float" office:value="960" calcext:value-type="float">
            <text:p>960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30720" calcext:value-type="float">
            <text:p>30720</text:p>
          </table:table-cell>
          <table:table-cell office:value-type="float" office:value="920" calcext:value-type="float">
            <text:p>920</text:p>
          </table:table-cell>
          <table:table-cell office:value-type="float" office:value="1472" calcext:value-type="float">
            <text:p>1472</text:p>
          </table:table-cell>
          <table:table-cell office:value-type="float" office:value="736" calcext:value-type="float">
            <text:p>736</text:p>
          </table:table-cell>
          <table:table-cell office:value-type="float" office:value="29440" calcext:value-type="float">
            <text:p>294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5-Nov-03 14:48:28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horiz</text:p>
          </table:table-cell>
          <table:table-cell office:value-type="float" office:value="432" calcext:value-type="float">
            <text:p>432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13824" calcext:value-type="float">
            <text:p>13824</text:p>
          </table:table-cell>
          <table:table-cell office:value-type="float" office:value="360" calcext:value-type="float">
            <text:p>36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1520" calcext:value-type="float">
            <text:p>115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5-Nov-03 14:48:29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vert</text:p>
          </table:table-cell>
          <table:table-cell office:value-type="float" office:value="1200" calcext:value-type="float">
            <text:p>1200</text:p>
          </table:table-cell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38400" calcext:value-type="float">
            <text:p>38400</text:p>
          </table:table-cell>
          <table:table-cell office:value-type="float" office:value="1160" calcext:value-type="float">
            <text:p>1160</text:p>
          </table:table-cell>
          <table:table-cell office:value-type="float" office:value="1856" calcext:value-type="float">
            <text:p>1856</text:p>
          </table:table-cell>
          <table:table-cell office:value-type="float" office:value="928" calcext:value-type="float">
            <text:p>928</text:p>
          </table:table-cell>
          <table:table-cell office:value-type="float" office:value="37120" calcext:value-type="float">
            <text:p>371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5-Nov-03 14:48:30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make_dog</text:p>
          </table:table-cell>
          <table:table-cell office:value-type="float" office:value="286720" calcext:value-type="float">
            <text:p>286720</text:p>
          </table:table-cell>
          <table:table-cell office:value-type="float" office:value="288512" calcext:value-type="float">
            <text:p>288512</text:p>
          </table:table-cell>
          <table:table-cell office:value-type="float" office:value="283136" calcext:value-type="float">
            <text:p>283136</text:p>
          </table:table-cell>
          <table:table-cell office:value-type="float" office:value="9175040" calcext:value-type="float">
            <text:p>91750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5-Nov-03 14:48:32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make_dog</text:p>
          </table:table-cell>
          <table:table-cell office:value-type="float" office:value="143360" calcext:value-type="float">
            <text:p>143360</text:p>
          </table:table-cell>
          <table:table-cell office:value-type="float" office:value="145152" calcext:value-type="float">
            <text:p>145152</text:p>
          </table:table-cell>
          <table:table-cell office:value-type="float" office:value="141568" calcext:value-type="float">
            <text:p>141568</text:p>
          </table:table-cell>
          <table:table-cell office:value-type="float" office:value="4587520" calcext:value-type="float">
            <text:p>45875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5-Nov-03 14:48:33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make_dog</text:p>
          </table:table-cell>
          <table:table-cell table:number-columns-repeated="3" office:value-type="float" office:value="71680" calcext:value-type="float">
            <text:p>71680</text:p>
          </table:table-cell>
          <table:table-cell office:value-type="float" office:value="2293760" calcext:value-type="float">
            <text:p>22937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5-Nov-03 14:48:34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make_dog</text:p>
          </table:table-cell>
          <table:table-cell office:value-type="float" office:value="35840" calcext:value-type="float">
            <text:p>35840</text:p>
          </table:table-cell>
          <table:table-cell office:value-type="float" office:value="37632" calcext:value-type="float">
            <text:p>37632</text:p>
          </table:table-cell>
          <table:table-cell office:value-type="float" office:value="34048" calcext:value-type="float">
            <text:p>34048</text:p>
          </table:table-cell>
          <table:table-cell office:value-type="float" office:value="1146880" calcext:value-type="float">
            <text:p>114688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5-Nov-03 14:48:35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make_dog</text:p>
          </table:table-cell>
          <table:table-cell table:number-columns-repeated="3" office:value-type="float" office:value="17920" calcext:value-type="float">
            <text:p>17920</text:p>
          </table:table-cell>
          <table:table-cell office:value-type="float" office:value="573440" calcext:value-type="float">
            <text:p>5734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5-Nov-03 14:48:36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make_dog</text:p>
          </table:table-cell>
          <table:table-cell table:number-columns-repeated="3" office:value-type="float" office:value="8960" calcext:value-type="float">
            <text:p>8960</text:p>
          </table:table-cell>
          <table:table-cell office:value-type="float" office:value="286720" calcext:value-type="float">
            <text:p>2867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5-Nov-03 14:48:37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make_dog</text:p>
          </table:table-cell>
          <table:table-cell office:value-type="float" office:value="4480" calcext:value-type="float">
            <text:p>4480</text:p>
          </table:table-cell>
          <table:table-cell office:value-type="float" office:value="5376" calcext:value-type="float">
            <text:p>5376</text:p>
          </table:table-cell>
          <table:table-cell office:value-type="float" office:value="3584" calcext:value-type="float">
            <text:p>3584</text:p>
          </table:table-cell>
          <table:table-cell office:value-type="float" office:value="143360" calcext:value-type="float">
            <text:p>14336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5-Nov-03 14:48:39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find_extrema_in_dog</text:p>
          </table:table-cell>
          <table:table-cell office:value-type="float" office:value="250228.25" calcext:value-type="float">
            <text:p>250228.25</text:p>
          </table:table-cell>
          <table:table-cell office:value-type="float" office:value="264667" calcext:value-type="float">
            <text:p>264667</text:p>
          </table:table-cell>
          <table:table-cell office:value-type="float" office:value="233602" calcext:value-type="float">
            <text:p>233602</text:p>
          </table:table-cell>
          <table:table-cell office:value-type="float" office:value="8007304" calcext:value-type="float">
            <text:p>8007304</text:p>
          </table:table-cell>
          <table:table-cell office:value-type="float" office:value="956.31" calcext:value-type="float">
            <text:p>956.31</text:p>
          </table:table-cell>
          <table:table-cell office:value-type="float" office:value="1682" calcext:value-type="float">
            <text:p>1682</text:p>
          </table:table-cell>
          <table:table-cell office:value-type="float" office:value="490" calcext:value-type="float">
            <text:p>490</text:p>
          </table:table-cell>
          <table:table-cell office:value-type="float" office:value="30602" calcext:value-type="float">
            <text:p>30602</text:p>
          </table:table-cell>
          <table:table-cell office:value-type="float" office:value="115950.16" calcext:value-type="float">
            <text:p>115950.16</text:p>
          </table:table-cell>
          <table:table-cell office:value-type="float" office:value="122733" calcext:value-type="float">
            <text:p>122733</text:p>
          </table:table-cell>
          <table:table-cell office:value-type="float" office:value="108294" calcext:value-type="float">
            <text:p>108294</text:p>
          </table:table-cell>
          <table:table-cell office:value-type="float" office:value="3710405" calcext:value-type="float">
            <text:p>37104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5-Nov-03 14:48:4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find_extrema_in_dog</text:p>
          </table:table-cell>
          <table:table-cell office:value-type="float" office:value="67068.25" calcext:value-type="float">
            <text:p>67068.25</text:p>
          </table:table-cell>
          <table:table-cell office:value-type="float" office:value="74715" calcext:value-type="float">
            <text:p>74715</text:p>
          </table:table-cell>
          <table:table-cell office:value-type="float" office:value="62042" calcext:value-type="float">
            <text:p>62042</text:p>
          </table:table-cell>
          <table:table-cell office:value-type="float" office:value="2146184" calcext:value-type="float">
            <text:p>2146184</text:p>
          </table:table-cell>
          <table:table-cell office:value-type="float" office:value="870.16" calcext:value-type="float">
            <text:p>870.16</text:p>
          </table:table-cell>
          <table:table-cell office:value-type="float" office:value="1331" calcext:value-type="float">
            <text:p>1331</text:p>
          </table:table-cell>
          <table:table-cell office:value-type="float" office:value="412" calcext:value-type="float">
            <text:p>412</text:p>
          </table:table-cell>
          <table:table-cell office:value-type="float" office:value="27845" calcext:value-type="float">
            <text:p>27845</text:p>
          </table:table-cell>
          <table:table-cell office:value-type="float" office:value="29557.91" calcext:value-type="float">
            <text:p>29557.91</text:p>
          </table:table-cell>
          <table:table-cell office:value-type="float" office:value="33133" calcext:value-type="float">
            <text:p>33133</text:p>
          </table:table-cell>
          <table:table-cell office:value-type="float" office:value="27470" calcext:value-type="float">
            <text:p>27470</text:p>
          </table:table-cell>
          <table:table-cell office:value-type="float" office:value="945853" calcext:value-type="float">
            <text:p>9458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5-Nov-03 14:48:4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find_extrema_in_dog</text:p>
          </table:table-cell>
          <table:table-cell office:value-type="float" office:value="19832.62" calcext:value-type="float">
            <text:p>19832.62</text:p>
          </table:table-cell>
          <table:table-cell office:value-type="float" office:value="21822" calcext:value-type="float">
            <text:p>21822</text:p>
          </table:table-cell>
          <table:table-cell office:value-type="float" office:value="17284" calcext:value-type="float">
            <text:p>17284</text:p>
          </table:table-cell>
          <table:table-cell office:value-type="float" office:value="634644" calcext:value-type="float">
            <text:p>634644</text:p>
          </table:table-cell>
          <table:table-cell office:value-type="float" office:value="338.06" calcext:value-type="float">
            <text:p>338.06</text:p>
          </table:table-cell>
          <table:table-cell office:value-type="float" office:value="653" calcext:value-type="float">
            <text:p>653</text:p>
          </table:table-cell>
          <table:table-cell office:value-type="float" office:value="62" calcext:value-type="float">
            <text:p>62</text:p>
          </table:table-cell>
          <table:table-cell office:value-type="float" office:value="10818" calcext:value-type="float">
            <text:p>10818</text:p>
          </table:table-cell>
          <table:table-cell office:value-type="float" office:value="7982.75" calcext:value-type="float">
            <text:p>7982.75</text:p>
          </table:table-cell>
          <table:table-cell office:value-type="float" office:value="8902" calcext:value-type="float">
            <text:p>8902</text:p>
          </table:table-cell>
          <table:table-cell office:value-type="float" office:value="6818" calcext:value-type="float">
            <text:p>6818</text:p>
          </table:table-cell>
          <table:table-cell office:value-type="float" office:value="255448" calcext:value-type="float">
            <text:p>2554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5-Nov-03 14:48:4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find_extrema_in_dog</text:p>
          </table:table-cell>
          <table:table-cell office:value-type="float" office:value="5328.75" calcext:value-type="float">
            <text:p>5328.75</text:p>
          </table:table-cell>
          <table:table-cell office:value-type="float" office:value="6106" calcext:value-type="float">
            <text:p>6106</text:p>
          </table:table-cell>
          <table:table-cell office:value-type="float" office:value="4696" calcext:value-type="float">
            <text:p>4696</text:p>
          </table:table-cell>
          <table:table-cell office:value-type="float" office:value="170520" calcext:value-type="float">
            <text:p>170520</text:p>
          </table:table-cell>
          <table:table-cell office:value-type="float" office:value="88.19" calcext:value-type="float">
            <text:p>88.1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1995.47" calcext:value-type="float">
            <text:p>1995.47</text:p>
          </table:table-cell>
          <table:table-cell office:value-type="float" office:value="2232" calcext:value-type="float">
            <text:p>2232</text:p>
          </table:table-cell>
          <table:table-cell office:value-type="float" office:value="1760" calcext:value-type="float">
            <text:p>1760</text:p>
          </table:table-cell>
          <table:table-cell office:value-type="float" office:value="63855" calcext:value-type="float">
            <text:p>6385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5-Nov-03 14:48:4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find_extrema_in_dog</text:p>
          </table:table-cell>
          <table:table-cell office:value-type="float" office:value="1454.94" calcext:value-type="float">
            <text:p>1454.94</text:p>
          </table:table-cell>
          <table:table-cell office:value-type="float" office:value="1634" calcext:value-type="float">
            <text:p>1634</text:p>
          </table:table-cell>
          <table:table-cell office:value-type="float" office:value="1298" calcext:value-type="float">
            <text:p>1298</text:p>
          </table:table-cell>
          <table:table-cell office:value-type="float" office:value="46558" calcext:value-type="float">
            <text:p>46558</text:p>
          </table:table-cell>
          <table:table-cell office:value-type="float" office:value="10.16" calcext:value-type="float">
            <text:p>10.1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86.69" calcext:value-type="float">
            <text:p>486.69</text:p>
          </table:table-cell>
          <table:table-cell office:value-type="float" office:value="552" calcext:value-type="float">
            <text:p>552</text:p>
          </table:table-cell>
          <table:table-cell office:value-type="float" office:value="448" calcext:value-type="float">
            <text:p>448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5-Nov-03 14:48:45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find_extrema_in_dog</text:p>
          </table:table-cell>
          <table:table-cell office:value-type="float" office:value="393.19" calcext:value-type="float">
            <text:p>393.19</text:p>
          </table:table-cell>
          <table:table-cell office:value-type="float" office:value="488" calcext:value-type="float">
            <text:p>488</text:p>
          </table:table-cell>
          <table:table-cell office:value-type="float" office:value="298" calcext:value-type="float">
            <text:p>298</text:p>
          </table:table-cell>
          <table:table-cell office:value-type="float" office:value="12582" calcext:value-type="float">
            <text:p>12582</text:p>
          </table:table-cell>
          <table:table-cell office:value-type="float" office:value="5.38" calcext:value-type="float">
            <text:p>5.3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23.66" calcext:value-type="float">
            <text:p>123.66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5-Nov-03 14:48:46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find_extrema_in_dog</text:p>
          </table:table-cell>
          <table:table-cell office:value-type="float" office:value="216.44" calcext:value-type="float">
            <text:p>216.44</text:p>
          </table:table-cell>
          <table:table-cell office:value-type="float" office:value="294" calcext:value-type="float">
            <text:p>294</text:p>
          </table:table-cell>
          <table:table-cell office:value-type="float" office:value="88" calcext:value-type="float">
            <text:p>88</text:p>
          </table:table-cell>
          <table:table-cell office:value-type="float" office:value="6926" calcext:value-type="float">
            <text:p>6926</text:p>
          </table:table-cell>
          <table:table-cell office:value-type="float" office:value="1.91" calcext:value-type="float">
            <text:p>1.9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1.12" calcext:value-type="float">
            <text:p>61.1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5-Nov-03 14:48:48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ori_par</text:p>
          </table:table-cell>
          <table:table-cell office:value-type="float" office:value="196.66" calcext:value-type="float">
            <text:p>196.66</text:p>
          </table:table-cell>
          <table:table-cell office:value-type="float" office:value="6293" calcext:value-type="float">
            <text:p>6293</text:p>
          </table:table-cell>
          <table:table-cell office:value-type="float" office:value="0" calcext:value-type="float">
            <text:p>0</text:p>
          </table:table-cell>
          <table:table-cell office:value-type="float" office:value="6293" calcext:value-type="float">
            <text:p>6293</text:p>
          </table:table-cell>
          <table:table-cell office:value-type="float" office:value="196.94" calcext:value-type="float">
            <text:p>196.94</text:p>
          </table:table-cell>
          <table:table-cell office:value-type="float" office:value="6302" calcext:value-type="float">
            <text:p>6302</text:p>
          </table:table-cell>
          <table:table-cell office:value-type="float" office:value="0" calcext:value-type="float">
            <text:p>0</text:p>
          </table:table-cell>
          <table:table-cell office:value-type="float" office:value="6302" calcext:value-type="float">
            <text:p>6302</text:p>
          </table:table-cell>
          <table:table-cell office:value-type="float" office:value="106.25" calcext:value-type="float">
            <text:p>106.25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5-Nov-03 14:48:49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ori_par</text:p>
          </table:table-cell>
          <table:table-cell office:value-type="float" office:value="502.09" calcext:value-type="float">
            <text:p>502.09</text:p>
          </table:table-cell>
          <table:table-cell office:value-type="float" office:value="9281" calcext:value-type="float">
            <text:p>9281</text:p>
          </table:table-cell>
          <table:table-cell office:value-type="float" office:value="0" calcext:value-type="float">
            <text:p>0</text:p>
          </table:table-cell>
          <table:table-cell office:value-type="float" office:value="16067" calcext:value-type="float">
            <text:p>16067</text:p>
          </table:table-cell>
          <table:table-cell office:value-type="float" office:value="485.22" calcext:value-type="float">
            <text:p>485.22</text:p>
          </table:table-cell>
          <table:table-cell office:value-type="float" office:value="8739" calcext:value-type="float">
            <text:p>8739</text:p>
          </table:table-cell>
          <table:table-cell office:value-type="float" office:value="0" calcext:value-type="float">
            <text:p>0</text:p>
          </table:table-cell>
          <table:table-cell office:value-type="float" office:value="15527" calcext:value-type="float">
            <text:p>15527</text:p>
          </table:table-cell>
          <table:table-cell office:value-type="float" office:value="271.06" calcext:value-type="float">
            <text:p>271.06</text:p>
          </table:table-cell>
          <table:table-cell office:value-type="float" office:value="4995" calcext:value-type="float">
            <text:p>4995</text:p>
          </table:table-cell>
          <table:table-cell office:value-type="float" office:value="0" calcext:value-type="float">
            <text:p>0</text:p>
          </table:table-cell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5-Nov-03 14:48:50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ori_par</text:p>
          </table:table-cell>
          <table:table-cell office:value-type="float" office:value="1841.03" calcext:value-type="float">
            <text:p>1841.03</text:p>
          </table:table-cell>
          <table:table-cell office:value-type="float" office:value="21674" calcext:value-type="float">
            <text:p>21674</text:p>
          </table:table-cell>
          <table:table-cell office:value-type="float" office:value="0" calcext:value-type="float">
            <text:p>0</text:p>
          </table:table-cell>
          <table:table-cell office:value-type="float" office:value="58913" calcext:value-type="float">
            <text:p>58913</text:p>
          </table:table-cell>
          <table:table-cell office:value-type="float" office:value="1672.91" calcext:value-type="float">
            <text:p>1672.91</text:p>
          </table:table-cell>
          <table:table-cell office:value-type="float" office:value="19116" calcext:value-type="float">
            <text:p>19116</text:p>
          </table:table-cell>
          <table:table-cell office:value-type="float" office:value="0" calcext:value-type="float">
            <text:p>0</text:p>
          </table:table-cell>
          <table:table-cell office:value-type="float" office:value="53533" calcext:value-type="float">
            <text:p>53533</text:p>
          </table:table-cell>
          <table:table-cell office:value-type="float" office:value="1025.06" calcext:value-type="float">
            <text:p>1025.06</text:p>
          </table:table-cell>
          <table:table-cell office:value-type="float" office:value="12143" calcext:value-type="float">
            <text:p>12143</text:p>
          </table:table-cell>
          <table:table-cell office:value-type="float" office:value="0" calcext:value-type="float">
            <text:p>0</text:p>
          </table:table-cell>
          <table:table-cell office:value-type="float" office:value="32802" calcext:value-type="float">
            <text:p>328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5-Nov-03 14:48:52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ori_par</text:p>
          </table:table-cell>
          <table:table-cell office:value-type="float" office:value="6473.56" calcext:value-type="float">
            <text:p>6473.56</text:p>
          </table:table-cell>
          <table:table-cell office:value-type="float" office:value="42545" calcext:value-type="float">
            <text:p>42545</text:p>
          </table:table-cell>
          <table:table-cell office:value-type="float" office:value="0" calcext:value-type="float">
            <text:p>0</text:p>
          </table:table-cell>
          <table:table-cell office:value-type="float" office:value="207154" calcext:value-type="float">
            <text:p>207154</text:p>
          </table:table-cell>
          <table:table-cell office:value-type="float" office:value="5732.78" calcext:value-type="float">
            <text:p>5732.78</text:p>
          </table:table-cell>
          <table:table-cell office:value-type="float" office:value="35621" calcext:value-type="float">
            <text:p>35621</text:p>
          </table:table-cell>
          <table:table-cell office:value-type="float" office:value="0" calcext:value-type="float">
            <text:p>0</text:p>
          </table:table-cell>
          <table:table-cell office:value-type="float" office:value="183449" calcext:value-type="float">
            <text:p>183449</text:p>
          </table:table-cell>
          <table:table-cell office:value-type="float" office:value="3498.22" calcext:value-type="float">
            <text:p>3498.22</text:p>
          </table:table-cell>
          <table:table-cell office:value-type="float" office:value="23468" calcext:value-type="float">
            <text:p>23468</text:p>
          </table:table-cell>
          <table:table-cell office:value-type="float" office:value="0" calcext:value-type="float">
            <text:p>0</text:p>
          </table:table-cell>
          <table:table-cell office:value-type="float" office:value="111943" calcext:value-type="float">
            <text:p>1119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5-Nov-03 14:48:53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ori_par</text:p>
          </table:table-cell>
          <table:table-cell office:value-type="float" office:value="14174.66" calcext:value-type="float">
            <text:p>14174.66</text:p>
          </table:table-cell>
          <table:table-cell office:value-type="float" office:value="39510" calcext:value-type="float">
            <text:p>39510</text:p>
          </table:table-cell>
          <table:table-cell office:value-type="float" office:value="7424" calcext:value-type="float">
            <text:p>7424</text:p>
          </table:table-cell>
          <table:table-cell office:value-type="float" office:value="453589" calcext:value-type="float">
            <text:p>453589</text:p>
          </table:table-cell>
          <table:table-cell office:value-type="float" office:value="12671.03" calcext:value-type="float">
            <text:p>12671.03</text:p>
          </table:table-cell>
          <table:table-cell office:value-type="float" office:value="33914" calcext:value-type="float">
            <text:p>33914</text:p>
          </table:table-cell>
          <table:table-cell office:value-type="float" office:value="7367" calcext:value-type="float">
            <text:p>7367</text:p>
          </table:table-cell>
          <table:table-cell office:value-type="float" office:value="405473" calcext:value-type="float">
            <text:p>405473</text:p>
          </table:table-cell>
          <table:table-cell office:value-type="float" office:value="7598.81" calcext:value-type="float">
            <text:p>7598.81</text:p>
          </table:table-cell>
          <table:table-cell office:value-type="float" office:value="21248" calcext:value-type="float">
            <text:p>21248</text:p>
          </table:table-cell>
          <table:table-cell office:value-type="float" office:value="4060" calcext:value-type="float">
            <text:p>4060</text:p>
          </table:table-cell>
          <table:table-cell office:value-type="float" office:value="243162" calcext:value-type="float">
            <text:p>2431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5-Nov-03 14:48:54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ori_par</text:p>
          </table:table-cell>
          <table:table-cell office:value-type="float" office:value="45976.5" calcext:value-type="float">
            <text:p>45976.5</text:p>
          </table:table-cell>
          <table:table-cell office:value-type="float" office:value="63490" calcext:value-type="float">
            <text:p>63490</text:p>
          </table:table-cell>
          <table:table-cell office:value-type="float" office:value="28624" calcext:value-type="float">
            <text:p>28624</text:p>
          </table:table-cell>
          <table:table-cell office:value-type="float" office:value="1471248" calcext:value-type="float">
            <text:p>1471248</text:p>
          </table:table-cell>
          <table:table-cell office:value-type="float" office:value="40919.09" calcext:value-type="float">
            <text:p>40919.09</text:p>
          </table:table-cell>
          <table:table-cell office:value-type="float" office:value="55814" calcext:value-type="float">
            <text:p>55814</text:p>
          </table:table-cell>
          <table:table-cell office:value-type="float" office:value="26662" calcext:value-type="float">
            <text:p>26662</text:p>
          </table:table-cell>
          <table:table-cell office:value-type="float" office:value="1309411" calcext:value-type="float">
            <text:p>1309411</text:p>
          </table:table-cell>
          <table:table-cell office:value-type="float" office:value="24914.75" calcext:value-type="float">
            <text:p>24914.75</text:p>
          </table:table-cell>
          <table:table-cell office:value-type="float" office:value="34272" calcext:value-type="float">
            <text:p>34272</text:p>
          </table:table-cell>
          <table:table-cell office:value-type="float" office:value="15297" calcext:value-type="float">
            <text:p>15297</text:p>
          </table:table-cell>
          <table:table-cell office:value-type="float" office:value="797272" calcext:value-type="float">
            <text:p>7972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5-Nov-03 14:48:56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ori_par</text:p>
          </table:table-cell>
          <table:table-cell office:value-type="float" office:value="96207.81" calcext:value-type="float">
            <text:p>96207.81</text:p>
          </table:table-cell>
          <table:table-cell office:value-type="float" office:value="142152" calcext:value-type="float">
            <text:p>142152</text:p>
          </table:table-cell>
          <table:table-cell office:value-type="float" office:value="77632" calcext:value-type="float">
            <text:p>77632</text:p>
          </table:table-cell>
          <table:table-cell office:value-type="float" office:value="3078650" calcext:value-type="float">
            <text:p>3078650</text:p>
          </table:table-cell>
          <table:table-cell office:value-type="float" office:value="84610.84" calcext:value-type="float">
            <text:p>84610.84</text:p>
          </table:table-cell>
          <table:table-cell office:value-type="float" office:value="122894" calcext:value-type="float">
            <text:p>122894</text:p>
          </table:table-cell>
          <table:table-cell office:value-type="float" office:value="68088" calcext:value-type="float">
            <text:p>68088</text:p>
          </table:table-cell>
          <table:table-cell office:value-type="float" office:value="2707547" calcext:value-type="float">
            <text:p>2707547</text:p>
          </table:table-cell>
          <table:table-cell office:value-type="float" office:value="51131.25" calcext:value-type="float">
            <text:p>51131.25</text:p>
          </table:table-cell>
          <table:table-cell office:value-type="float" office:value="76385" calcext:value-type="float">
            <text:p>76385</text:p>
          </table:table-cell>
          <table:table-cell office:value-type="float" office:value="40701" calcext:value-type="float">
            <text:p>40701</text:p>
          </table:table-cell>
          <table:table-cell office:value-type="float" office:value="1636200" calcext:value-type="float">
            <text:p>16362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5-Nov-03 14:48:5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ori_prefix_sum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5-Nov-03 14:48:58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ext_desc_vlfeat</text:p>
          </table:table-cell>
          <table:table-cell office:value-type="float" office:value="1083.19" calcext:value-type="float">
            <text:p>1083.19</text:p>
          </table:table-cell>
          <table:table-cell office:value-type="float" office:value="17398" calcext:value-type="float">
            <text:p>17398</text:p>
          </table:table-cell>
          <table:table-cell office:value-type="float" office:value="0" calcext:value-type="float">
            <text:p>0</text:p>
          </table:table-cell>
          <table:table-cell office:value-type="float" office:value="34662" calcext:value-type="float">
            <text:p>34662</text:p>
          </table:table-cell>
          <table:table-cell office:value-type="float" office:value="622.5" calcext:value-type="float">
            <text:p>622.5</text:p>
          </table:table-cell>
          <table:table-cell office:value-type="float" office:value="9960" calcext:value-type="float">
            <text:p>9960</text:p>
          </table:table-cell>
          <table:table-cell office:value-type="float" office:value="0" calcext:value-type="float">
            <text:p>0</text:p>
          </table:table-cell>
          <table:table-cell office:value-type="float" office:value="19920" calcext:value-type="float">
            <text:p>19920</text:p>
          </table:table-cell>
          <table:table-cell office:value-type="float" office:value="679.38" calcext:value-type="float">
            <text:p>679.38</text:p>
          </table:table-cell>
          <table:table-cell office:value-type="float" office:value="10882" calcext:value-type="float">
            <text:p>10882</text:p>
          </table:table-cell>
          <table:table-cell office:value-type="float" office:value="0" calcext:value-type="float">
            <text:p>0</text:p>
          </table:table-cell>
          <table:table-cell office:value-type="float" office:value="21740" calcext:value-type="float">
            <text:p>2174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5-Nov-03 14:49:00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ext_desc_vlfeat</text:p>
          </table:table-cell>
          <table:table-cell office:value-type="float" office:value="3471.09" calcext:value-type="float">
            <text:p>3471.09</text:p>
          </table:table-cell>
          <table:table-cell office:value-type="float" office:value="42470" calcext:value-type="float">
            <text:p>42470</text:p>
          </table:table-cell>
          <table:table-cell office:value-type="float" office:value="0" calcext:value-type="float">
            <text:p>0</text:p>
          </table:table-cell>
          <table:table-cell office:value-type="float" office:value="111075" calcext:value-type="float">
            <text:p>111075</text:p>
          </table:table-cell>
          <table:table-cell office:value-type="float" office:value="1849" calcext:value-type="float">
            <text:p>1849</text:p>
          </table:table-cell>
          <table:table-cell office:value-type="float" office:value="22880" calcext:value-type="float">
            <text:p>22880</text:p>
          </table:table-cell>
          <table:table-cell office:value-type="float" office:value="0" calcext:value-type="float">
            <text:p>0</text:p>
          </table:table-cell>
          <table:table-cell office:value-type="float" office:value="59168" calcext:value-type="float">
            <text:p>59168</text:p>
          </table:table-cell>
          <table:table-cell office:value-type="float" office:value="2171.19" calcext:value-type="float">
            <text:p>2171.19</text:p>
          </table:table-cell>
          <table:table-cell office:value-type="float" office:value="27382" calcext:value-type="float">
            <text:p>27382</text:p>
          </table:table-cell>
          <table:table-cell office:value-type="float" office:value="0" calcext:value-type="float">
            <text:p>0</text:p>
          </table:table-cell>
          <table:table-cell office:value-type="float" office:value="69478" calcext:value-type="float">
            <text:p>694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5-Nov-03 14:49:01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ext_desc_vlfeat</text:p>
          </table:table-cell>
          <table:table-cell office:value-type="float" office:value="16873.56" calcext:value-type="float">
            <text:p>16873.56</text:p>
          </table:table-cell>
          <table:table-cell office:value-type="float" office:value="150208" calcext:value-type="float">
            <text:p>150208</text:p>
          </table:table-cell>
          <table:table-cell office:value-type="float" office:value="0" calcext:value-type="float">
            <text:p>0</text:p>
          </table:table-cell>
          <table:table-cell office:value-type="float" office:value="539954" calcext:value-type="float">
            <text:p>539954</text:p>
          </table:table-cell>
          <table:table-cell office:value-type="float" office:value="9555.25" calcext:value-type="float">
            <text:p>9555.25</text:p>
          </table:table-cell>
          <table:table-cell office:value-type="float" office:value="81440" calcext:value-type="float">
            <text:p>81440</text:p>
          </table:table-cell>
          <table:table-cell office:value-type="float" office:value="0" calcext:value-type="float">
            <text:p>0</text:p>
          </table:table-cell>
          <table:table-cell office:value-type="float" office:value="305768" calcext:value-type="float">
            <text:p>305768</text:p>
          </table:table-cell>
          <table:table-cell office:value-type="float" office:value="10608.22" calcext:value-type="float">
            <text:p>10608.22</text:p>
          </table:table-cell>
          <table:table-cell office:value-type="float" office:value="91948" calcext:value-type="float">
            <text:p>91948</text:p>
          </table:table-cell>
          <table:table-cell office:value-type="float" office:value="0" calcext:value-type="float">
            <text:p>0</text:p>
          </table:table-cell>
          <table:table-cell office:value-type="float" office:value="339463" calcext:value-type="float">
            <text:p>3394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5-Nov-03 14:49:03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ext_desc_vlfeat</text:p>
          </table:table-cell>
          <table:table-cell office:value-type="float" office:value="64269.91" calcext:value-type="float">
            <text:p>64269.91</text:p>
          </table:table-cell>
          <table:table-cell office:value-type="float" office:value="349451" calcext:value-type="float">
            <text:p>349451</text:p>
          </table:table-cell>
          <table:table-cell office:value-type="float" office:value="0" calcext:value-type="float">
            <text:p>0</text:p>
          </table:table-cell>
          <table:table-cell office:value-type="float" office:value="2056637" calcext:value-type="float">
            <text:p>2056637</text:p>
          </table:table-cell>
          <table:table-cell office:value-type="float" office:value="40544.62" calcext:value-type="float">
            <text:p>40544.62</text:p>
          </table:table-cell>
          <table:table-cell office:value-type="float" office:value="202572" calcext:value-type="float">
            <text:p>202572</text:p>
          </table:table-cell>
          <table:table-cell office:value-type="float" office:value="0" calcext:value-type="float">
            <text:p>0</text:p>
          </table:table-cell>
          <table:table-cell office:value-type="float" office:value="1297428" calcext:value-type="float">
            <text:p>1297428</text:p>
          </table:table-cell>
          <table:table-cell office:value-type="float" office:value="41909.62" calcext:value-type="float">
            <text:p>41909.62</text:p>
          </table:table-cell>
          <table:table-cell office:value-type="float" office:value="214511" calcext:value-type="float">
            <text:p>214511</text:p>
          </table:table-cell>
          <table:table-cell office:value-type="float" office:value="0" calcext:value-type="float">
            <text:p>0</text:p>
          </table:table-cell>
          <table:table-cell office:value-type="float" office:value="1341108" calcext:value-type="float">
            <text:p>13411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5-Nov-03 14:49:04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ext_desc_vlfeat</text:p>
          </table:table-cell>
          <table:table-cell office:value-type="float" office:value="141717.44" calcext:value-type="float">
            <text:p>141717.44</text:p>
          </table:table-cell>
          <table:table-cell office:value-type="float" office:value="392279" calcext:value-type="float">
            <text:p>392279</text:p>
          </table:table-cell>
          <table:table-cell office:value-type="float" office:value="70056" calcext:value-type="float">
            <text:p>70056</text:p>
          </table:table-cell>
          <table:table-cell office:value-type="float" office:value="4534958" calcext:value-type="float">
            <text:p>4534958</text:p>
          </table:table-cell>
          <table:table-cell office:value-type="float" office:value="93546.5" calcext:value-type="float">
            <text:p>93546.5</text:p>
          </table:table-cell>
          <table:table-cell office:value-type="float" office:value="244156" calcext:value-type="float">
            <text:p>244156</text:p>
          </table:table-cell>
          <table:table-cell office:value-type="float" office:value="47496" calcext:value-type="float">
            <text:p>47496</text:p>
          </table:table-cell>
          <table:table-cell office:value-type="float" office:value="2993488" calcext:value-type="float">
            <text:p>2993488</text:p>
          </table:table-cell>
          <table:table-cell office:value-type="float" office:value="95074.5" calcext:value-type="float">
            <text:p>95074.5</text:p>
          </table:table-cell>
          <table:table-cell office:value-type="float" office:value="254501" calcext:value-type="float">
            <text:p>254501</text:p>
          </table:table-cell>
          <table:table-cell office:value-type="float" office:value="47945" calcext:value-type="float">
            <text:p>47945</text:p>
          </table:table-cell>
          <table:table-cell office:value-type="float" office:value="3042384" calcext:value-type="float">
            <text:p>304238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5-Nov-03 14:49:06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ext_desc_vlfeat</text:p>
          </table:table-cell>
          <table:table-cell office:value-type="float" office:value="539053.44" calcext:value-type="float">
            <text:p>539053.44</text:p>
          </table:table-cell>
          <table:table-cell office:value-type="float" office:value="810457" calcext:value-type="float">
            <text:p>810457</text:p>
          </table:table-cell>
          <table:table-cell office:value-type="float" office:value="322277" calcext:value-type="float">
            <text:p>322277</text:p>
          </table:table-cell>
          <table:table-cell office:value-type="float" office:value="17249710" calcext:value-type="float">
            <text:p>17249710</text:p>
          </table:table-cell>
          <table:table-cell office:value-type="float" office:value="356304.75" calcext:value-type="float">
            <text:p>356304.75</text:p>
          </table:table-cell>
          <table:table-cell office:value-type="float" office:value="548392" calcext:value-type="float">
            <text:p>548392</text:p>
          </table:table-cell>
          <table:table-cell office:value-type="float" office:value="213820" calcext:value-type="float">
            <text:p>213820</text:p>
          </table:table-cell>
          <table:table-cell office:value-type="float" office:value="11401752" calcext:value-type="float">
            <text:p>11401752</text:p>
          </table:table-cell>
          <table:table-cell office:value-type="float" office:value="361979.25" calcext:value-type="float">
            <text:p>361979.25</text:p>
          </table:table-cell>
          <table:table-cell office:value-type="float" office:value="556534" calcext:value-type="float">
            <text:p>556534</text:p>
          </table:table-cell>
          <table:table-cell office:value-type="float" office:value="219569" calcext:value-type="float">
            <text:p>219569</text:p>
          </table:table-cell>
          <table:table-cell office:value-type="float" office:value="11583336" calcext:value-type="float">
            <text:p>115833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5-Nov-03 14:49:08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ext_desc_vlfeat</text:p>
          </table:table-cell>
          <table:table-cell office:value-type="float" office:value="1029208.19" calcext:value-type="float">
            <text:p>1029208.19</text:p>
          </table:table-cell>
          <table:table-cell office:value-type="float" office:value="1335913" calcext:value-type="float">
            <text:p>1335913</text:p>
          </table:table-cell>
          <table:table-cell office:value-type="float" office:value="737683" calcext:value-type="float">
            <text:p>737683</text:p>
          </table:table-cell>
          <table:table-cell office:value-type="float" office:value="32934662" calcext:value-type="float">
            <text:p>32934662</text:p>
          </table:table-cell>
          <table:table-cell office:value-type="float" office:value="672726.31" calcext:value-type="float">
            <text:p>672726.31</text:p>
          </table:table-cell>
          <table:table-cell office:value-type="float" office:value="847316" calcext:value-type="float">
            <text:p>847316</text:p>
          </table:table-cell>
          <table:table-cell office:value-type="float" office:value="482996" calcext:value-type="float">
            <text:p>482996</text:p>
          </table:table-cell>
          <table:table-cell office:value-type="float" office:value="21527242" calcext:value-type="float">
            <text:p>21527242</text:p>
          </table:table-cell>
          <table:table-cell office:value-type="float" office:value="684843.41" calcext:value-type="float">
            <text:p>684843.41</text:p>
          </table:table-cell>
          <table:table-cell office:value-type="float" office:value="874175" calcext:value-type="float">
            <text:p>874175</text:p>
          </table:table-cell>
          <table:table-cell office:value-type="float" office:value="494935" calcext:value-type="float">
            <text:p>494935</text:p>
          </table:table-cell>
          <table:table-cell office:value-type="float" office:value="21914989" calcext:value-type="float">
            <text:p>219149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5-Nov-03 14:49:09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normalize_histogram</text:p>
          </table:table-cell>
          <table:table-cell office:value-type="float" office:value="3849.12" calcext:value-type="float">
            <text:p>3849.12</text:p>
          </table:table-cell>
          <table:table-cell office:value-type="float" office:value="4573" calcext:value-type="float">
            <text:p>4573</text:p>
          </table:table-cell>
          <table:table-cell office:value-type="float" office:value="2176" calcext:value-type="float">
            <text:p>2176</text:p>
          </table:table-cell>
          <table:table-cell office:value-type="float" office:value="123172" calcext:value-type="float">
            <text:p>123172</text:p>
          </table:table-cell>
          <table:table-cell office:value-type="float" office:value="3053.75" calcext:value-type="float">
            <text:p>3053.75</text:p>
          </table:table-cell>
          <table:table-cell office:value-type="float" office:value="3738" calcext:value-type="float">
            <text:p>3738</text:p>
          </table:table-cell>
          <table:table-cell office:value-type="float" office:value="1612" calcext:value-type="float">
            <text:p>1612</text:p>
          </table:table-cell>
          <table:table-cell office:value-type="float" office:value="97720" calcext:value-type="float">
            <text:p>97720</text:p>
          </table:table-cell>
          <table:table-cell office:value-type="float" office:value="6189.75" calcext:value-type="float">
            <text:p>6189.75</text:p>
          </table:table-cell>
          <table:table-cell office:value-type="float" office:value="7322" calcext:value-type="float">
            <text:p>7322</text:p>
          </table:table-cell>
          <table:table-cell office:value-type="float" office:value="3404" calcext:value-type="float">
            <text:p>3404</text:p>
          </table:table-cell>
          <table:table-cell office:value-type="float" office:value="198072" calcext:value-type="float">
            <text:p>1980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5-Nov-03 14:49:10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prep_features</text:p>
          </table:table-cell>
          <table:table-cell office:value-type="float" office:value="51.94" calcext:value-type="float">
            <text:p>51.94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 office:value-type="float" office:value="164.47" calcext:value-type="float">
            <text:p>164.47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5263" calcext:value-type="float">
            <text:p>5263</text:p>
          </table:table-cell>
          <table:table-cell office:value-type="float" office:value="87.38" calcext:value-type="float">
            <text:p>87.3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5-Nov-03 14:49:12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compute_distance</text:p>
          </table:table-cell>
          <table:table-cell office:value-type="float" office:value="1470942" calcext:value-type="float">
            <text:p>1470942</text:p>
          </table:table-cell>
          <table:table-cell office:value-type="float" office:value="1685376" calcext:value-type="float">
            <text:p>1685376</text:p>
          </table:table-cell>
          <table:table-cell office:value-type="float" office:value="1444608" calcext:value-type="float">
            <text:p>1444608</text:p>
          </table:table-cell>
          <table:table-cell office:value-type="float" office:value="47070144" calcext:value-type="float">
            <text:p>47070144</text:p>
          </table:table-cell>
          <table:table-cell office:value-type="float" office:value="490314" calcext:value-type="float">
            <text:p>490314</text:p>
          </table:table-cell>
          <table:table-cell office:value-type="float" office:value="561792" calcext:value-type="float">
            <text:p>561792</text:p>
          </table:table-cell>
          <table:table-cell office:value-type="float" office:value="481536" calcext:value-type="float">
            <text:p>481536</text:p>
          </table:table-cell>
          <table:table-cell office:value-type="float" office:value="15690048" calcext:value-type="float">
            <text:p>15690048</text:p>
          </table:table-cell>
          <table:table-cell office:value-type="float" office:value="163450.22" calcext:value-type="float">
            <text:p>163450.22</text:p>
          </table:table-cell>
          <table:table-cell office:value-type="float" office:value="187278" calcext:value-type="float">
            <text:p>187278</text:p>
          </table:table-cell>
          <table:table-cell office:value-type="float" office:value="160524" calcext:value-type="float">
            <text:p>160524</text:p>
          </table:table-cell>
          <table:table-cell office:value-type="float" office:value="5230407" calcext:value-type="float">
            <text:p>52304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5-Nov-03 14:49:1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show_distance</text:p>
          </table:table-cell>
          <table:table-cell office:value-type="float" office:value="7038" calcext:value-type="float">
            <text:p>7038</text:p>
          </table:table-cell>
          <table:table-cell office:value-type="float" office:value="225216" calcext:value-type="float">
            <text:p>225216</text:p>
          </table:table-cell>
          <table:table-cell office:value-type="float" office:value="0" calcext:value-type="float">
            <text:p>0</text:p>
          </table:table-cell>
          <table:table-cell office:value-type="float" office:value="225216" calcext:value-type="float">
            <text:p>225216</text:p>
          </table:table-cell>
          <table:table-cell office:value-type="float" office:value="2346" calcext:value-type="float">
            <text:p>2346</text:p>
          </table:table-cell>
          <table:table-cell office:value-type="float" office:value="75072" calcext:value-type="float">
            <text:p>75072</text:p>
          </table:table-cell>
          <table:table-cell office:value-type="float" office:value="0" calcext:value-type="float">
            <text:p>0</text:p>
          </table:table-cell>
          <table:table-cell office:value-type="float" office:value="75072" calcext:value-type="float">
            <text:p>75072</text:p>
          </table:table-cell>
          <table:table-cell office:value-type="float" office:value="782" calcext:value-type="float">
            <text:p>782</text:p>
          </table:table-cell>
          <table:table-cell office:value-type="float" office:value="25024" calcext:value-type="float">
            <text:p>25024</text:p>
          </table:table-cell>
          <table:table-cell office:value-type="float" office:value="0" calcext:value-type="float">
            <text:p>0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table:number-columns-repeated="7"/>
          <table:table-cell table:style-name="Default" office:value-type="float" office:value="891550747" calcext:value-type="float">
            <text:p>891550747</text:p>
          </table:table-cell>
          <table:table-cell table:number-columns-repeated="3"/>
          <table:table-cell table:style-name="Default" office:value-type="float" office:value="757628348" calcext:value-type="float">
            <text:p>757628348</text:p>
          </table:table-cell>
          <table:table-cell table:number-columns-repeated="3"/>
          <table:table-cell table:style-name="Default" office:value-type="float" office:value="98573357" calcext:value-type="float">
            <text:p>9857335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1747752452" calcext:value-type="float">
            <text:p>1747752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3T16:18:51.235610933</dc:date>
    <meta:editing-duration>PT42S</meta:editing-duration>
    <meta:editing-cycles>2</meta:editing-cycles>
    <meta:generator>LibreOffice/7.3.7.2$Linux_AARCH64 LibreOffice_project/30$Build-2</meta:generator>
    <meta:document-statistic meta:table-count="1" meta:cell-count="3540" meta:object-count="0"/>
  </office:meta>
</office:document-meta>
</file>